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9" style:family="table">
      <style:table-properties style:width="7.0806in" table:align="margins"/>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55" style:family="table">
      <style:table-properties style:width="7.0833in" fo:margin-left="0in" fo:margin-right="-0.0028in" table:align="margins"/>
    </style:style>
    <style:style style:name="Table55.A" style:family="table-column">
      <style:table-column-properties style:column-width="0.2778in" style:rel-column-width="2570*"/>
    </style:style>
    <style:style style:name="Table55.C" style:family="table-column">
      <style:table-column-properties style:column-width="0.3083in" style:rel-column-width="2852*"/>
    </style:style>
    <style:style style:name="Table55.D" style:family="table-column">
      <style:table-column-properties style:column-width="6.2194in" style:rel-column-width="575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D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D2" style:family="table-cell">
      <style:table-cell-properties style:vertical-align="middle" fo:padding="0.0382in" fo:border-left="0.0007in solid #000000" fo:border-right="0.0007in solid #000000" fo:border-top="none" fo:border-bottom="0.0007in solid #000000"/>
    </style:style>
    <style:style style:name="Table92" style:family="table">
      <style:table-properties style:width="7.0896in" fo:margin-left="-0.0063in" fo:margin-right="-0.0028in" table:align="margins"/>
    </style:style>
    <style:style style:name="Table92.A" style:family="table-column">
      <style:table-column-properties style:column-width="0.2139in" style:rel-column-width="1977*"/>
    </style:style>
    <style:style style:name="Table92.B" style:family="table-column">
      <style:table-column-properties style:column-width="0.2069in" style:rel-column-width="1912*"/>
    </style:style>
    <style:style style:name="Table92.C" style:family="table-column">
      <style:table-column-properties style:column-width="0.2278in" style:rel-column-width="2105*"/>
    </style:style>
    <style:style style:name="Table92.D" style:family="table-column">
      <style:table-column-properties style:column-width="0.1792in" style:rel-column-width="1656*"/>
    </style:style>
    <style:style style:name="Table92.E" style:family="table-column">
      <style:table-column-properties style:column-width="2.3521in" style:rel-column-width="21742*"/>
    </style:style>
    <style:style style:name="Table92.F" style:family="table-column">
      <style:table-column-properties style:column-width="3.9097in" style:rel-column-width="36143*"/>
    </style:style>
    <style:style style:name="Table92.1" style:family="table-row">
      <style:table-row-properties style:keep-together="false" fo:keep-together="always"/>
    </style:style>
    <style:style style:name="Table92.A1" style:family="table-cell">
      <style:table-cell-properties fo:padding="0.0382in" fo:border-left="0.0007in solid #000000" fo:border-right="none" fo:border-top="0.0007in solid #000000" fo:border-bottom="0.0007in solid #000000"/>
    </style:style>
    <style:style style:name="Table92.F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F2" style:family="table-cell">
      <style:table-cell-properties style:vertical-align="middle" fo:padding="0.0382in" fo:border-left="0.0007in solid #000000" fo:border-right="0.0007in solid #000000" fo:border-top="none" fo:border-bottom="0.0007in solid #000000"/>
    </style:style>
    <style:style style:name="Table92.A28" style:family="table-cell">
      <style:table-cell-properties fo:padding="0.0382in" fo:border-left="0.0007in solid #000000" fo:border-right="none" fo:border-top="none" fo:border-bottom="none"/>
    </style:style>
    <style:style style:name="Table92.F28" style:family="table-cell">
      <style:table-cell-properties style:vertical-align="middle" fo:padding="0.0382in" fo:border-left="0.0007in solid #000000" fo:border-right="0.0007in solid #000000" fo:border-top="none" fo:border-bottom="none"/>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style>
    <style:style style:name="Table99.A" style:family="table-column">
      <style:table-column-properties style:column-width="1.7653in" style:rel-column-width="16338*"/>
    </style:style>
    <style:style style:name="Table99.B" style:family="table-column">
      <style:table-column-properties style:column-width="1.5944in" style:rel-column-width="14757*"/>
    </style:style>
    <style:style style:name="Table99.C" style:family="table-column">
      <style:table-column-properties style:column-width="3.7208in" style:rel-column-width="34440*"/>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99.A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99.C12" style:family="table-cell">
      <style:table-cell-properties style:vertical-align="middle"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style>
    <style:style style:name="Table24.A" style:family="table-column">
      <style:table-column-properties style:column-width="7.0806in" style:rel-column-width="65535*"/>
    </style:style>
    <style:style style:name="Table24.A1" style:family="table-cell">
      <style:table-cell-properties fo:padding="0.0382in" fo:border="0.0007in solid #000000"/>
    </style:style>
    <style:style style:name="Table25" style:family="table">
      <style:table-properties style:width="7.0806in" table:align="margins"/>
    </style:style>
    <style:style style:name="Table25.A" style:family="table-column">
      <style:table-column-properties style:column-width="7.0806in" style:rel-column-width="65535*"/>
    </style:style>
    <style:style style:name="Table25.A1" style:family="table-cell">
      <style:table-cell-properties fo:padding="0.0382in" fo:border="0.0007in solid #000000"/>
    </style:style>
    <style:style style:name="Table26" style:family="table">
      <style:table-properties style:width="7.0806in" table:align="margins"/>
    </style:style>
    <style:style style:name="Table26.A" style:family="table-column">
      <style:table-column-properties style:column-width="7.0806in" style:rel-column-width="65535*"/>
    </style:style>
    <style:style style:name="Table26.A1" style:family="table-cell">
      <style:table-cell-properties fo:padding="0.0382in" fo:border="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style>
    <style:style style:name="Table27.A" style:family="table-column">
      <style:table-column-properties style:column-width="7.0806in" style:rel-column-width="65535*"/>
    </style:style>
    <style:style style:name="Table27.A1" style:family="table-cell">
      <style:table-cell-properties fo:padding="0.0382in" fo:border="0.0007in solid #000000"/>
    </style:style>
    <style:style style:name="Table28" style:family="table">
      <style:table-properties style:width="7.0806in" table:align="margins"/>
    </style:style>
    <style:style style:name="Table28.A" style:family="table-column">
      <style:table-column-properties style:column-width="7.0806in" style:rel-column-width="65535*"/>
    </style:style>
    <style:style style:name="Table28.A1" style:family="table-cell">
      <style:table-cell-properties fo:padding="0.0382in" fo:border="0.0007in solid #000000"/>
    </style:style>
    <style:style style:name="Table29" style:family="table">
      <style:table-properties style:width="7.0806in" table:align="margins"/>
    </style:style>
    <style:style style:name="Table29.A" style:family="table-column">
      <style:table-column-properties style:column-width="7.0806in" style:rel-column-width="65535*"/>
    </style:style>
    <style:style style:name="Table29.A1" style:family="table-cell">
      <style:table-cell-properties fo:padding="0.0382in" fo:border="0.0007in solid #000000"/>
    </style:style>
    <style:style style:name="Table10" style:family="table">
      <style:table-properties style:width="7.0806in" table:align="margins"/>
    </style:style>
    <style:style style:name="Table10.A" style:family="table-column">
      <style:table-column-properties style:column-width="7.0806in" style:rel-column-width="65535*"/>
    </style:style>
    <style:style style:name="Table10.A1" style:family="table-cell">
      <style:table-cell-properties fo:padding="0.0382in" fo:border="0.0007in solid #000000"/>
    </style:style>
    <style:style style:name="Table11" style:family="table">
      <style:table-properties style:width="7.0806in" table:align="margins"/>
    </style:style>
    <style:style style:name="Table11.A" style:family="table-column">
      <style:table-column-properties style:column-width="7.0806in" style:rel-column-width="65535*"/>
    </style:style>
    <style:style style:name="Table11.A1" style:family="table-cell">
      <style:table-cell-properties fo:padding="0.0382in" fo:border="0.0007in solid #000000"/>
    </style:style>
    <style:style style:name="Table12" style:family="table">
      <style:table-properties style:width="7.0806in" table:align="margins"/>
    </style:style>
    <style:style style:name="Table12.A" style:family="table-column">
      <style:table-column-properties style:column-width="7.0806in" style:rel-column-width="65535*"/>
    </style:style>
    <style:style style:name="Table12.A1" style:family="table-cell">
      <style:table-cell-properties fo:padding="0.0382in" fo:border="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14" style:family="table">
      <style:table-properties style:width="7.0806in" table:align="margins"/>
    </style:style>
    <style:style style:name="Table14.A" style:family="table-column">
      <style:table-column-properties style:column-width="7.0806in" style:rel-column-width="65535*"/>
    </style:style>
    <style:style style:name="Table14.A1" style:family="table-cell">
      <style:table-cell-properties fo:padding="0.0382in" fo:border="0.0007in solid #000000"/>
    </style:style>
    <style:style style:name="Table15" style:family="table">
      <style:table-properties style:width="7.0806in" table:align="margins"/>
    </style:style>
    <style:style style:name="Table15.A" style:family="table-column">
      <style:table-column-properties style:column-width="7.0806in" style:rel-column-width="65535*"/>
    </style:style>
    <style:style style:name="Table15.1" style:family="table-row">
      <style:table-row-properties style:keep-together="false" fo:keep-together="always"/>
    </style:style>
    <style:style style:name="Table15.A1" style:family="table-cell">
      <style:table-cell-properties fo:padding="0.0382in" fo:border="0.0007in solid #000000"/>
    </style:style>
    <style:style style:name="Table16" style:family="table">
      <style:table-properties style:width="7.0806in" table:align="margins"/>
    </style:style>
    <style:style style:name="Table16.A" style:family="table-column">
      <style:table-column-properties style:column-width="7.0806in" style:rel-column-width="65535*"/>
    </style:style>
    <style:style style:name="Table16.A1" style:family="table-cell">
      <style:table-cell-properties fo:padding="0.0382in" fo:border="0.0007in solid #000000"/>
    </style:style>
    <style:style style:name="Table17" style:family="table">
      <style:table-properties style:width="7.0806in" table:align="margins"/>
    </style:style>
    <style:style style:name="Table17.A" style:family="table-column">
      <style:table-column-properties style:column-width="7.0806in" style:rel-column-width="65535*"/>
    </style:style>
    <style:style style:name="Table17.A1" style:family="table-cell">
      <style:table-cell-properties fo:padding="0.0382in" fo:border="0.0007in solid #000000"/>
    </style:style>
    <style:style style:name="Table23" style:family="table">
      <style:table-properties style:width="7.0806in" table:align="margins"/>
    </style:style>
    <style:style style:name="Table23.A" style:family="table-column">
      <style:table-column-properties style:column-width="7.0806in" style:rel-column-width="65535*"/>
    </style:style>
    <style:style style:name="Table23.A1" style:family="table-cell">
      <style:table-cell-properties fo:padding="0.0382in" fo:border="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style>
    <style:style style:name="Table43.A" style:family="table-column">
      <style:table-column-properties style:column-width="7.0806in" style:rel-column-width="65535*"/>
    </style:style>
    <style:style style:name="Table43.A1" style:family="table-cell">
      <style:table-cell-properties fo:padding="0.0382in" fo:border="0.0007in solid #000000"/>
    </style:style>
    <style:style style:name="Table44" style:family="table">
      <style:table-properties style:width="7.0806in" table:align="margins"/>
    </style:style>
    <style:style style:name="Table44.A" style:family="table-column">
      <style:table-column-properties style:column-width="7.0806in" style:rel-column-width="65535*"/>
    </style:style>
    <style:style style:name="Table44.A1" style:family="table-cell">
      <style:table-cell-properties fo:padding="0.0382in" fo:border="0.0007in solid #000000"/>
    </style:style>
    <style:style style:name="Table45" style:family="table">
      <style:table-properties style:width="7.0806in" table:align="margins"/>
    </style:style>
    <style:style style:name="Table45.A" style:family="table-column">
      <style:table-column-properties style:column-width="7.0806in" style:rel-column-width="65535*"/>
    </style:style>
    <style:style style:name="Table45.A1" style:family="table-cell">
      <style:table-cell-properties fo:padding="0.0382in" fo:border="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style>
    <style:style style:name="Table50.A" style:family="table-column">
      <style:table-column-properties style:column-width="7.0806in" style:rel-column-width="65535*"/>
    </style:style>
    <style:style style:name="Table50.A1" style:family="table-cell">
      <style:table-cell-properties fo:padding="0.0382in" fo:border="0.0007in solid #000000"/>
    </style:style>
    <style:style style:name="Table51" style:family="table">
      <style:table-properties style:width="7.0806in" table:align="margins"/>
    </style:style>
    <style:style style:name="Table51.A" style:family="table-column">
      <style:table-column-properties style:column-width="7.0806in" style:rel-column-width="65535*"/>
    </style:style>
    <style:style style:name="Table51.A1" style:family="table-cell">
      <style:table-cell-properties fo:padding="0.0382in" fo:border="0.0007in solid #000000"/>
    </style:style>
    <style:style style:name="Table52" style:family="table">
      <style:table-properties style:width="7.0806in" table:align="margins"/>
    </style:style>
    <style:style style:name="Table52.A" style:family="table-column">
      <style:table-column-properties style:column-width="7.0806in" style:rel-column-width="65535*"/>
    </style:style>
    <style:style style:name="Table52.A1" style:family="table-cell">
      <style:table-cell-properties fo:padding="0.0382in" fo:border="0.0007in solid #000000"/>
    </style:style>
    <style:style style:name="Table53" style:family="table">
      <style:table-properties style:width="7.0806in" table:align="margins"/>
    </style:style>
    <style:style style:name="Table53.A" style:family="table-column">
      <style:table-column-properties style:column-width="7.0806in" style:rel-column-width="65535*"/>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5" style:family="paragraph" style:parent-style-name="Text_20_body">
      <style:text-properties fo:color="#e6e6e6"/>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itle">
      <style:text-properties fo:font-size="60pt" style:font-size-asian="60pt" style:font-size-complex="60pt"/>
    </style:style>
    <style:style style:name="P8" style:family="paragraph" style:parent-style-name="Footnote">
      <style:paragraph-properties fo:text-align="start"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text-align="center"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justify" style:justify-single-word="false"/>
      <style:text-properties fo:font-weight="bold" style:font-weight-asian="bold" style:font-weight-complex="bold"/>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style>
    <style:style style:name="P16" style:family="paragraph" style:parent-style-name="Table_20_Contents">
      <style:paragraph-properties fo:text-align="center" style:justify-single-word="false"/>
      <style:text-properties fo:font-weight="normal" style:font-weight-asian="normal" style:font-weight-complex="normal"/>
    </style:style>
    <style:style style:name="P17" style:family="paragraph" style:parent-style-name="Table_20_Contents">
      <style:paragraph-properties fo:text-align="justify" style:justify-single-word="false"/>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style:font-name="Courier New" fo:font-weight="bold" style:font-weight-asian="bold" style:font-weight-complex="bold"/>
    </style:style>
    <style:style style:name="P19" style:family="paragraph" style:parent-style-name="Table_20_Contents">
      <style:paragraph-properties fo:text-align="center" style:justify-single-word="false"/>
      <style:text-properties style:font-name="Courier New" fo:font-size="12pt" style:font-size-asian="12pt" style:font-size-complex="12pt"/>
    </style:style>
    <style:style style:name="P20" style:family="paragraph" style:parent-style-name="Table_20_Contents">
      <style:text-properties style:font-name="Courier New" fo:font-size="10pt" style:font-size-asian="10pt" style:font-size-complex="10pt"/>
    </style:style>
    <style:style style:name="P21" style:family="paragraph" style:parent-style-name="Table_20_Contents">
      <style:paragraph-properties fo:text-align="justify" style:justify-single-word="false"/>
      <style:text-properties style:font-name="Courier New" fo:font-size="10pt" style:font-size-asian="10pt" style:font-size-complex="10pt"/>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able_20_Contents">
      <style:paragraph-properties fo:text-align="start" style:justify-single-word="false"/>
    </style:style>
    <style:style style:name="P24"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25"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26"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27" style:family="paragraph" style:parent-style-name="Table_20_Contents">
      <style:text-properties fo:color="#808080" fo:font-size="10pt" style:font-size-asian="10pt" style:font-size-complex="10pt"/>
    </style:style>
    <style:style style:name="P28" style:family="paragraph" style:parent-style-name="Table_20_Contents">
      <style:text-properties fo:color="#808080" fo:font-size="6pt" style:font-size-asian="6pt" style:font-size-complex="6pt"/>
    </style:style>
    <style:style style:name="P29" style:family="paragraph" style:parent-style-name="Table_20_Contents">
      <style:text-properties fo:font-size="10pt" style:font-size-asian="10pt" style:font-size-complex="10pt"/>
    </style:style>
    <style:style style:name="P30" style:family="paragraph" style:parent-style-name="Table_20_Contents">
      <style:paragraph-properties fo:text-align="start" style:justify-single-word="false"/>
      <style:text-properties fo:font-size="10pt" style:font-size-asian="10pt" style:font-size-complex="10pt"/>
    </style:style>
    <style:style style:name="P31" style:family="paragraph" style:parent-style-name="Table_20_Contents">
      <style:paragraph-properties fo:text-align="center" style:justify-single-word="false"/>
      <style:text-properties style:font-name="Arial Black" fo:font-size="10pt" style:font-size-asian="10pt" style:font-size-complex="10pt"/>
    </style:style>
    <style:style style:name="P32" style:family="paragraph" style:parent-style-name="Table_20_Contents">
      <style:paragraph-properties fo:text-align="center" style:justify-single-word="false"/>
      <style:text-properties style:font-name="Arial Black" fo:font-size="6pt" style:font-size-asian="6pt" style:font-size-complex="6pt"/>
    </style:style>
    <style:style style:name="P33" style:family="paragraph" style:parent-style-name="Table_20_Contents">
      <style:text-properties fo:font-size="12pt" fo:font-weight="bold" style:font-size-asian="12pt" style:font-weight-asian="bold" style:font-size-complex="12pt" style:font-weight-complex="bold"/>
    </style:style>
    <style:style style:name="P3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fo:font-style="italic" style:font-style-asian="italic" style:font-style-complex="italic"/>
    </style:style>
    <style:style style:name="P44" style:family="paragraph" style:parent-style-name="Table_20_Contents">
      <style:text-properties fo:font-size="6pt" style:font-size-asian="6pt" style:font-size-complex="6pt"/>
    </style:style>
    <style:style style:name="P45" style:family="paragraph" style:parent-style-name="Code">
      <style:text-properties fo:font-size="12pt" fo:font-weight="bold" style:font-size-asian="12pt" style:font-weight-asian="bold" style:font-size-complex="12pt" style:font-weight-complex="bold"/>
    </style:style>
    <style:style style:name="P46" style:family="paragraph" style:parent-style-name="Code">
      <style:paragraph-properties fo:text-align="justify" style:justify-single-word="false"/>
    </style:style>
    <style:style style:name="P47" style:family="paragraph" style:parent-style-name="Code">
      <style:text-properties style:font-name="Times New Roman" fo:font-size="14pt" style:font-name-asian="SimSun" style:font-size-asian="14pt" style:font-name-complex="Mangal" style:font-size-complex="14pt"/>
    </style:style>
    <style:style style:name="P48" style:family="paragraph" style:parent-style-name="Code">
      <style:text-properties style:text-underline-style="solid" style:text-underline-width="auto" style:text-underline-color="font-color" fo:font-weight="bold" style:font-weight-asian="bold" style:font-weight-complex="bold"/>
    </style:style>
    <style:style style:name="P49" style:family="paragraph" style:parent-style-name="Code">
      <style:text-properties style:text-underline-style="none"/>
    </style:style>
    <style:style style:name="P50" style:family="paragraph" style:parent-style-name="Text_20_body">
      <style:paragraph-properties fo:break-before="page"/>
    </style:style>
    <style:style style:name="P51" style:family="paragraph" style:parent-style-name="Heading_20_1">
      <style:paragraph-properties fo:text-align="justify" style:justify-single-word="false"/>
    </style:style>
    <style:style style:name="P52" style:family="paragraph" style:parent-style-name="Heading_20_1">
      <style:paragraph-properties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7.0602in" style:type="right" style:leader-style="dotted" style:leader-text="."/>
        </style:tab-stops>
      </style:paragraph-properties>
    </style:style>
    <style:style style:name="P55" style:family="paragraph" style:parent-style-name="Contents_20_2">
      <style:paragraph-properties>
        <style:tab-stops>
          <style:tab-stop style:position="6.8839in" style:type="right"/>
        </style:tab-stops>
      </style:paragraph-properties>
    </style:style>
    <style:style style:name="P56" style:family="paragraph" style:parent-style-name="Index_20_1">
      <style:paragraph-properties>
        <style:tab-stops>
          <style:tab-stop style:position="7.0807in" style:type="right"/>
        </style:tab-stops>
      </style:paragraph-properties>
    </style:style>
    <style:style style:name="P57" style:family="paragraph" style:parent-style-name="Index_20_Separator">
      <style:paragraph-properties>
        <style:tab-stops/>
      </style:paragraph-properties>
    </style:style>
    <style:style style:name="P58" style:family="paragraph" style:parent-style-name="Text_20_body" style:master-page-name="Standard">
      <style:paragraph-properties style:page-number="auto"/>
    </style:style>
    <style:style style:name="P59" style:family="paragraph" style:parent-style-name="Text_20_body" style:list-style-name="L1"/>
    <style:style style:name="P60" style:family="paragraph" style:parent-style-name="Text_20_body" style:list-style-name="L2"/>
    <style:style style:name="P61" style:family="paragraph" style:parent-style-name="Text_20_body">
      <style:paragraph-properties fo:text-align="justify" style:justify-single-word="false"/>
    </style:style>
    <style:style style:name="P62" style:family="paragraph" style:parent-style-name="Text_20_body" style:list-style-name="L3">
      <style:paragraph-properties fo:text-align="justify" style:justify-single-word="false"/>
    </style:style>
    <style:style style:name="P63" style:family="paragraph" style:parent-style-name="Text_20_body" style:list-style-name="L5">
      <style:paragraph-properties fo:text-align="justify" style:justify-single-word="false"/>
    </style:style>
    <style:style style:name="P64" style:family="paragraph" style:parent-style-name="Text_20_body" style:list-style-name="L1">
      <style:paragraph-properties fo:text-align="justify" style:justify-single-word="false"/>
    </style:style>
    <style:style style:name="P65" style:family="paragraph" style:parent-style-name="Text_20_body" style:list-style-name="L8">
      <style:paragraph-properties fo:text-align="justify" style:justify-single-word="false"/>
    </style:style>
    <style:style style:name="P66" style:family="paragraph" style:parent-style-name="Text_20_body" style:list-style-name="L10">
      <style:paragraph-properties fo:text-align="justify" style:justify-single-word="false"/>
    </style:style>
    <style:style style:name="P67" style:family="paragraph" style:parent-style-name="Text_20_body" style:list-style-name="L11">
      <style:paragraph-properties fo:text-align="justify" style:justify-single-word="false"/>
    </style:style>
    <style:style style:name="P68" style:family="paragraph" style:parent-style-name="Text_20_body" style:list-style-name="L13">
      <style:paragraph-properties fo:text-align="justify" style:justify-single-word="false"/>
    </style:style>
    <style:style style:name="P69" style:family="paragraph" style:parent-style-name="Text_20_body" style:list-style-name="L14">
      <style:paragraph-properties fo:text-align="justify" style:justify-single-word="false"/>
    </style:style>
    <style:style style:name="P70" style:family="paragraph" style:parent-style-name="Text_20_body" style:list-style-name="L15">
      <style:paragraph-properties fo:text-align="justify" style:justify-single-word="false"/>
    </style:style>
    <style:style style:name="P71" style:family="paragraph" style:parent-style-name="Text_20_body" style:list-style-name="L16">
      <style:paragraph-properties fo:text-align="justify" style:justify-single-word="false"/>
    </style:style>
    <style:style style:name="P72" style:family="paragraph" style:parent-style-name="Text_20_body" style:list-style-name="L17">
      <style:paragraph-properties fo:text-align="justify" style:justify-single-word="false"/>
    </style:style>
    <style:style style:name="P73" style:family="paragraph" style:parent-style-name="Text_20_body" style:list-style-name="L18">
      <style:paragraph-properties fo:text-align="justify" style:justify-single-word="false"/>
    </style:style>
    <style:style style:name="P74" style:family="paragraph" style:parent-style-name="Text_20_body" style:list-style-name="L19">
      <style:paragraph-properties fo:text-align="justify" style:justify-single-word="false"/>
    </style:style>
    <style:style style:name="P75" style:family="paragraph" style:parent-style-name="Text_20_body" style:list-style-name="L4"/>
    <style:style style:name="P76" style:family="paragraph" style:parent-style-name="Text_20_body" style:list-style-name="L5"/>
    <style:style style:name="P77" style:family="paragraph" style:parent-style-name="Text_20_body" style:list-style-name="L6"/>
    <style:style style:name="P78" style:family="paragraph" style:parent-style-name="Text_20_body" style:list-style-name="L7"/>
    <style:style style:name="P79" style:family="paragraph" style:parent-style-name="Text_20_body" style:list-style-name="L9"/>
    <style:style style:name="P80"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Text_20_body"/>
      <text:p text:style-name="Text_20_body"/>
      <text:p text:style-name="Text_20_body"/>
      <text:p text:style-name="P7">The fOOrth User's Guide</text:p>
      <text:p text:style-name="Subtitle">An RPN, object oriented language that is not FORTH.</text:p>
      <text:p text:style-name="Subtitle">by Peter Camilleri </text:p>
      <text:p text:style-name="Text_20_body"/>
      <text:p text:style-name="P2">Last Update: April 1, 2015</text:p>
      <text:p text:style-name="P2">Covering fOOrth version 0.0.3</text:p>
      <text:p text:style-name="P2">Status: Unpublished.</text:p>
      <text:p text:style-name="Text_20_body"/>
      <text:p text:style-name="Text_20_body"/>
      <text:p text:style-name="Text_20_body"/>
      <text:p text:style-name="P50"/>
      <text:p text:style-name="P5"/>
      <text:p text:style-name="P5"/>
      <text:p text:style-name="P4">This page is left blank.</text:p>
      <text:p text:style-name="P4">For the sak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
      <text:p text:style-name="P4"><text:s/>of harmony.</text:p>
      <text:p text:style-name="P4">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53">Table of Contents</text:p>
          </text:index-title>
          <text:p text:style-name="P54">The MIT License (MIT).<text:tab/>5</text:p>
          <text:p text:style-name="P54">Introduction<text:tab/>6</text:p>
          <text:p text:style-name="P55">About the name fOOrth<text:tab/>6</text:p>
          <text:p text:style-name="P55">How fOOrth came to be<text:tab/>6</text:p>
          <text:p text:style-name="P55">Goals and Principles<text:tab/>7</text:p>
          <text:p text:style-name="P55">Report Card<text:tab/>8</text:p>
          <text:p text:style-name="P55">Special Note of Thanks<text:tab/>9</text:p>
          <text:p text:style-name="P54">Installation<text:tab/>10</text:p>
          <text:p text:style-name="P55">Ruby<text:tab/>10</text:p>
          <text:p text:style-name="P55">fOOrth<text:tab/>10</text:p>
          <text:p text:style-name="P55">Running fOOrth<text:tab/>11</text:p>
          <text:p text:style-name="P55">Source Archive<text:tab/>11</text:p>
          <text:p text:style-name="P54">First Steps<text:tab/>12</text:p>
          <text:p text:style-name="P54">The Syntax and Style of fOOrth<text:tab/>14</text:p>
          <text:p text:style-name="P55">Syntax<text:tab/>14</text:p>
          <text:p text:style-name="P55">Spaces<text:tab/>14</text:p>
          <text:p text:style-name="P55">Comments<text:tab/>14</text:p>
          <text:p text:style-name="P55">String Literals<text:tab/>14</text:p>
          <text:p text:style-name="P55">Numeric Literals<text:tab/>15</text:p>
          <text:p text:style-name="P54">A fOOrth Calculator<text:tab/>16</text:p>
          <text:p text:style-name="P55">The Basics<text:tab/>16</text:p>
          <text:p text:style-name="P55">Stack Manipulation<text:tab/>17</text:p>
          <text:p text:style-name="P55">Programming<text:tab/>19</text:p>
          <text:p text:style-name="P55">Control Structures<text:tab/>20</text:p>
          <text:p text:style-name="P55">Data Memory<text:tab/>24</text:p>
          <text:p text:style-name="P54">Data Storage in fOOrth<text:tab/>25</text:p>
          <text:p text:style-name="P55">Typing<text:tab/>25</text:p>
          <text:p text:style-name="P55">Declarations<text:tab/>25</text:p>
          <text:p text:style-name="P55">Scoping<text:tab/>25</text:p>
          <text:p text:style-name="P55">Referencing<text:tab/>26</text:p>
          <text:p text:style-name="P55">Mutation<text:tab/>27</text:p>
          <text:p text:style-name="P54">Cloning Data<text:tab/>29</text:p>
          <text:p text:style-name="P55">Deep vs Shallow Copy<text:tab/>29</text:p>
          <text:p text:style-name="P55">Permissive Copying<text:tab/>31</text:p>
          <text:p text:style-name="P54">The Class Tree<text:tab/>32</text:p>
          <text:p text:style-name="P55">A Brief Overview<text:tab/>32</text:p>
          <text:p text:style-name="P54">Method Mapping<text:tab/>34</text:p>
          <text:p text:style-name="P54">Routing<text:tab/>35</text:p>
          <text:p text:style-name="P55">Routing Internals<text:tab/>36</text:p>
          <text:p text:style-name="P54">Handling Exceptions<text:tab/>38</text:p>
          <text:p text:style-name="P55">Generating Error<text:tab/>38</text:p>
          <text:p text:style-name="P55">Handling Errors<text:tab/>38</text:p>
          <text:p text:style-name="P55">fOOrth Native Exception Codes:<text:tab/>38</text:p>
          <text:p text:style-name="P55">Ruby Mapped Exception Codes<text:tab/>39</text:p>
          <text:p text:style-name="P54">Array<text:tab/>44</text:p>
          <text:p text:style-name="P55">Array Literals<text:tab/>44</text:p>
          <text:p text:style-name="P55">Class Methods<text:tab/>45</text:p>
          <text:p text:style-name="P55">Instance Methods<text:tab/>46</text:p>
          <text:p text:style-name="P55">See Also<text:tab/>54</text:p>
          <text:p text:style-name="P54">Class<text:tab/>55</text:p>
          <text:p text:style-name="P55">Instance Methods<text:tab/>55</text:p>
          <text:p text:style-name="P55">Commands<text:tab/>58</text:p>
          <text:p text:style-name="P55">See Also<text:tab/>59</text:p>
          <text:p text:style-name="P54">Complex<text:tab/>60</text:p>
          <text:p text:style-name="P55">Complex Literals<text:tab/>60</text:p>
          <text:p text:style-name="P55">Instance Methods<text:tab/>61</text:p>
          <text:p text:style-name="P55">Instance Stubs<text:tab/>61</text:p>
          <text:p text:style-name="P55">See Also<text:tab/>62</text:p>
          <text:p text:style-name="P54">Exception<text:tab/>63</text:p>
          <text:p text:style-name="P54">FalseClass<text:tab/>64</text:p>
          <text:p text:style-name="P55">Instance Methods<text:tab/>64</text:p>
          <text:p text:style-name="P55">See Also<text:tab/>64</text:p>
          <text:p text:style-name="P54">Float<text:tab/>66</text:p>
          <text:p text:style-name="P55">Float Literals<text:tab/>66</text:p>
          <text:p text:style-name="P55">See Also<text:tab/>66</text:p>
          <text:p text:style-name="P54">Hash<text:tab/>67</text:p>
          <text:p text:style-name="P55">Hash Literals<text:tab/>67</text:p>
          <text:p text:style-name="P55">Instance Methods<text:tab/>67</text:p>
          <text:p text:style-name="P55">See Also<text:tab/>67</text:p>
          <text:p text:style-name="P54">InStream<text:tab/>68</text:p>
          <text:p text:style-name="P55">Class Methods<text:tab/>68</text:p>
          <text:p text:style-name="P55">Instance Methods<text:tab/>68</text:p>
          <text:p text:style-name="P55">Class Stubs<text:tab/>68</text:p>
          <text:p text:style-name="P55">See Also<text:tab/>68</text:p>
          <text:p text:style-name="P54">Integer<text:tab/>69</text:p>
          <text:p text:style-name="P55">Integer Literals<text:tab/>69</text:p>
          <text:p text:style-name="P55">Instance Methods<text:tab/>69</text:p>
          <text:p text:style-name="P55">See Also<text:tab/>70</text:p>
          <text:p text:style-name="P54">MaxNumeric<text:tab/>71</text:p>
          <text:p text:style-name="P55">MaxNumeric Literals<text:tab/>71</text:p>
          <text:p text:style-name="P55">Instance Methods<text:tab/>71</text:p>
          <text:p text:style-name="P54">MinNumeric<text:tab/>72</text:p>
          <text:p text:style-name="P55">Min Numeric Literals<text:tab/>72</text:p>
          <text:p text:style-name="P55">Instance Methods<text:tab/>72</text:p>
          <text:p text:style-name="P54"><text:soft-page-break/>NilClass<text:tab/>73</text:p>
          <text:p text:style-name="P55">Instance Methods<text:tab/>73</text:p>
          <text:p text:style-name="P55">See Also<text:tab/>73</text:p>
          <text:p text:style-name="P54">Numeric<text:tab/>74</text:p>
          <text:p text:style-name="P55">Instance Methods<text:tab/>74</text:p>
          <text:p text:style-name="P55">See Also<text:tab/>76</text:p>
          <text:p text:style-name="P54">Object<text:tab/>77</text:p>
          <text:p text:style-name="P55">Instance Methods<text:tab/>77</text:p>
          <text:p text:style-name="P55">See Also<text:tab/>86</text:p>
          <text:p text:style-name="P54">OutStream<text:tab/>87</text:p>
          <text:p text:style-name="P55">Class Methods<text:tab/>87</text:p>
          <text:p text:style-name="P55">Instance Methods<text:tab/>87</text:p>
          <text:p text:style-name="P55">Class Stubs<text:tab/>87</text:p>
          <text:p text:style-name="P55">See Also<text:tab/>88</text:p>
          <text:p text:style-name="P54">Procedure<text:tab/>89</text:p>
          <text:p text:style-name="P55">Procedure Literals<text:tab/>89</text:p>
          <text:p text:style-name="P55">Instance Methods<text:tab/>89</text:p>
          <text:p text:style-name="P55">See Also<text:tab/>89</text:p>
          <text:p text:style-name="P54">Queue<text:tab/>90</text:p>
          <text:p text:style-name="P55">Instance Methods<text:tab/>90</text:p>
          <text:p text:style-name="P55">See Also<text:tab/>90</text:p>
          <text:p text:style-name="P54">Rational<text:tab/>91</text:p>
          <text:p text:style-name="P55">Rational Literals<text:tab/>91</text:p>
          <text:p text:style-name="P55">Instance Methods<text:tab/>91</text:p>
          <text:p text:style-name="P55">See Also<text:tab/>92</text:p>
          <text:p text:style-name="P54">Stack<text:tab/>93</text:p>
          <text:p text:style-name="P55">Instance Methods<text:tab/>93</text:p>
          <text:p text:style-name="P55">See Also<text:tab/>93</text:p>
          <text:p text:style-name="P54">String<text:tab/>94</text:p>
          <text:p text:style-name="P55">String Literals<text:tab/>94</text:p>
          <text:p text:style-name="P55">Instance Methods<text:tab/>94</text:p>
          <text:p text:style-name="P55">See Also<text:tab/>95</text:p>
          <text:p text:style-name="P54">Thread<text:tab/>96</text:p>
          <text:p text:style-name="P55">Class Methods<text:tab/>96</text:p>
          <text:p text:style-name="P55">Instance Methods<text:tab/>96</text:p>
          <text:p text:style-name="P55">See Also<text:tab/>96</text:p>
          <text:p text:style-name="P54">TrueClass<text:tab/>97</text:p>
          <text:p text:style-name="P55">See Also<text:tab/>97</text:p>
          <text:p text:style-name="P54">VirtualMachine<text:tab/>98</text:p>
          <text:p text:style-name="P55">Instance Methods<text:tab/>98</text:p>
          <text:p text:style-name="P55">Commands<text:tab/>100</text:p>
          <text:p text:style-name="P55">See Also<text:tab/>101</text:p>
          <text:p text:style-name="P54">Appendix A – Symbol Glossary<text:tab/>102</text:p>
          <text:p text:style-name="P54">Appendix B – Regular Expressions<text:tab/>104</text:p>
          <text:p text:style-name="P54">Edit History:<text:tab/>107</text:p>
        </text:index-body>
      </text:table-of-content>
      <text:p text:style-name="Text_20_body"/>
      <text:h text:style-name="P52" text:outline-level="1"><text:bookmark text:name="label-The+MIT+License+%28MIT%29."/>The MIT License (MIT).</text:h>
      <text:p text:style-name="Text_20_body"/>
      <text:p text:style-name="Text_20_body">Copyright © 2014, 2015 by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51" text:outline-level="1">Introduction</text:h>
      <text:h text:style-name="Heading_20_2" text:outline-level="2">About the name fOOrth</text:h>
      <text:p text:style-name="Standard"/>
      <text:p text:style-name="P9">The name of programming language fOOrth is an example of a malamanteau<text:note text:id="ftn1" text:note-class="footnote"><text:note-citation>1</text:note-citation><text:note-body><text:p text:style-name="P8">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9">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Strong_20_Emphasis">http://en.wikipedia.org/wiki/Hewlett-Packard</text:a>, <text:a xlink:type="simple" xlink:href="http://en.wikipedia.org/wiki/HP_calculators" text:style-name="Internet_20_link" text:visited-style-name="Strong_20_Emphasis">http://en.wikipedia.org/wiki/HP_calculators</text:a>, and <text:a xlink:type="simple" xlink:href="http://www.hpmuseum.org/" text:style-name="Internet_20_link" text:visited-style-name="Strong_20_Emphasis">http://www.hpmuseum.org/</text:a></text:p></text:note-body></text:note>.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3">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896265729973179182" text:style-name="L1">
        <text:list-item>
          <text:p text:style-name="P59">A Simple, Easy-to-Understand syntax that is none the less, Expressive and Compact:</text:p>
        </text:list-item>
      </text:list>
      <text:list xml:id="list296397935694051363" text:style-name="L2">
        <text:list-item>
          <text:list>
            <text:list-item>
              <text:p text:style-name="P60">Source code in fOOrth is free-form with no line oriented limitations or rules.</text:p>
            </text:list-item>
            <text:list-item>
              <text:p text:style-name="P60">Support is given to the easy representation of common literal data such as strings, integers, floating point numbers, rational numbers, and complex numbers.</text:p>
            </text:list-item>
          </text:list>
        </text:list-item>
      </text:list>
      <text:list xml:id="list33481676" text:continue-list="list4896265729973179182" text:style-name="L1">
        <text:list-item>
          <text:p text:style-name="P59">Safe Data and Data Structures:</text:p>
        </text:list-item>
      </text:list>
      <text:list xml:id="list3092007696092765097" text:style-name="L3">
        <text:list-item>
          <text:list>
            <text:list-item>
              <text:p text:style-name="P62">Simple, reliable arithmetic. In fOOrth, integer operations never overflow. Rational <text:soft-page-break/>values can be represented exactly, complex numbers are supported, and conversions between numeric types are simple.</text:p>
            </text:list-item>
            <text:list-item>
              <text:p text:style-name="P62">Strings grow as needed without the need to allocate space or worry about overflow.</text:p>
            </text:list-item>
            <text:list-item>
              <text:p text:style-name="P62">Data containers such as arrays and hashes grow as needed. Out of range subscripts cannot access undefined memory regions. </text:p>
            </text:list-item>
          </text:list>
        </text:list-item>
      </text:list>
      <text:list xml:id="list33476486" text:continue-list="list33481676" text:style-name="L1">
        <text:list-item>
          <text:p text:style-name="P59">Message Passing:</text:p>
        </text:list-item>
      </text:list>
      <text:list xml:id="list2143864897027912086" text:style-name="L4">
        <text:list-item>
          <text:list>
            <text:list-item>
              <text:p text:style-name="P75">In fOOrth all actions take the form of messages sent to a receiver.</text:p>
            </text:list-item>
            <text:list-item>
              <text:p text:style-name="P75">The routing of messages is specified by the exact type of the message.</text:p>
            </text:list-item>
            <text:list-item>
              <text:p text:style-name="P75">Message receivers include data items on the stack as well as the virtual machine object associated with the current thread of execution.</text:p>
            </text:list-item>
            <text:list-item>
              <text:p text:style-name="P75">Messages for which no routing specification can be found, generate an error at compile time.</text:p>
            </text:list-item>
          </text:list>
        </text:list-item>
      </text:list>
      <text:list xml:id="list33463806" text:continue-list="list33476486" text:style-name="L1">
        <text:list-item>
          <text:p text:style-name="P59">Object Oriented Design:</text:p>
        </text:list-item>
      </text:list>
      <text:list xml:id="list8700784134956321882" text:style-name="L5">
        <text:list-item>
          <text:list>
            <text:list-item>
              <text:p text:style-name="P63">Support class based inheritance, with a non-cyclic (single inheritance) tree derived from a common base Object class.</text:p>
            </text:list-item>
            <text:list-item>
              <text:p text:style-name="P76">Support late binding and polymorphism through message interface compatibility or “duck” typing.</text:p>
            </text:list-item>
          </text:list>
        </text:list-item>
      </text:list>
      <text:list xml:id="list33463000" text:continue-list="list33463806" text:style-name="L1">
        <text:list-item>
          <text:p text:style-name="P59">Meta programming: </text:p>
        </text:list-item>
      </text:list>
      <text:list xml:id="list5614706437829205573" text:style-name="L6">
        <text:list-item>
          <text:list>
            <text:list-item>
              <text:p text:style-name="P77">Support extensible language constructs by making the compiler an accessible part of the system.</text:p>
            </text:list-item>
          </text:list>
        </text:list-item>
      </text:list>
      <text:list xml:id="list33477627" text:continue-list="list33463000" text:style-name="L1">
        <text:list-item>
          <text:p text:style-name="P59">Reliability:</text:p>
        </text:list-item>
      </text:list>
      <text:list xml:id="list4231461651807411531" text:style-name="L7">
        <text:list-item>
          <text:list>
            <text:list-item>
              <text:p text:style-name="P78">Errors should be detected as soon as possible. </text:p>
            </text:list-item>
            <text:list-item>
              <text:p text:style-name="P78">Language constructs should not be designed in a way that causes simple coding errors to spin off into infinite loops. </text:p>
            </text:list-item>
          </text:list>
        </text:list-item>
      </text:list>
      <text:list xml:id="list33464366" text:continue-list="list33477627" text:style-name="L1">
        <text:list-item>
          <text:p text:style-name="P64">Building on the host language:</text:p>
        </text:list-item>
      </text:list>
      <text:list xml:id="list5406639340393699234" text:style-name="L8">
        <text:list-item>
          <text:list>
            <text:list-item>
              <text:p text:style-name="P65">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2" text:outline-level="2"><text:soft-page-break/>Special Note of <text:alphabetical-index-mark-start text:id="IMark117457340"/>Thanks<text:alphabetical-index-mark-end text:id="IMark117457340"/></text:h>
      <text:p text:style-name="P3">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Strong_20_Emphasis">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5512337204123607827" text:style-name="L9">
        <text:list-item>
          <text:p text:style-name="P79">ruby 1.9.3p484 (2013-11-22) [i386-mingw32]</text:p>
        </text:list-item>
        <text:list-item>
          <text:p text:style-name="P79">ruby 2.1.5p273 (2014-11-13 revision 48405) [i386-mingw32]</text:p>
        </text:list-item>
        <text:list-item>
          <text:p text:style-name="P79">Rubinius – to be tested!</text:p>
        </text:list-item>
        <text:list-item>
          <text:p text:style-name="P79">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11" text:note-class="footnote"><text:note-citation>11</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9">Once fOOrth is installed, there are several options for running the language environment. These are:</text:p>
      <text:p text:style-name="P9"/>
      <text:h text:style-name="Heading_20_3" text:outline-level="3"><text:alphabetical-index-mark-start text:id="IMark117457340"/>Rake<text:alphabetical-index-mark-end text:id="IMark117457340"/>:</text:h>
      <text:p text:style-name="P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17457340"/>Demo.rb<text:alphabetical-index-mark-end text:id="IMark117457340"/>:</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p text:style-name="Text_20_body"/>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2" text:note-class="footnote"><text:note-citation>12</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3" text:note-class="footnote"><text:note-citation>13</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4" text:note-class="footnote"><text:note-citation>14</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1">Tokens</text:p>
          </table:table-cell>
          <table:table-cell table:style-name="Table1.A1" office:value-type="string">
            <text:p text:style-name="P12">4</text:p>
          </table:table-cell>
          <table:table-cell table:style-name="Table1.A1" office:value-type="string">
            <text:p text:style-name="P12">5</text:p>
          </table:table-cell>
          <table:table-cell table:style-name="Table1.A1" office:value-type="string">
            <text:p text:style-name="P12">+</text:p>
          </table:table-cell>
          <table:table-cell table:style-name="Table1.E1" office:value-type="string">
            <text:p text:style-name="P12">.</text:p>
          </table:table-cell>
        </table:table-row>
        <table:table-row>
          <table:table-cell table:style-name="Table1.A2" office:value-type="string">
            <text:p text:style-name="P11">Output</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E2" office:value-type="string">
            <text:p text:style-name="P11">'9'</text:p>
          </table:table-cell>
        </table:table-row>
        <table:table-row>
          <table:table-cell table:style-name="Table1.A3" table:number-rows-spanned="2" office:value-type="string">
            <text:p text:style-name="P11">Data Stack</text:p>
          </table:table-cell>
          <table:table-cell table:style-name="Table1.A2" office:value-type="string">
            <text:p text:style-name="P11">4</text:p>
          </table:table-cell>
          <table:table-cell table:style-name="Table1.A2" office:value-type="string">
            <text:p text:style-name="P11">5</text:p>
          </table:table-cell>
          <table:table-cell table:style-name="Table1.A2" office:value-type="string">
            <text:p text:style-name="P11">9</text:p>
          </table:table-cell>
          <table:table-cell table:style-name="Table1.E2" office:value-type="string">
            <text:p text:style-name="P11"/>
          </table:table-cell>
        </table:table-row>
        <table:table-row>
          <table:covered-table-cell/>
          <table:table-cell table:style-name="Table1.A2" office:value-type="string">
            <text:p text:style-name="P11"/>
          </table:table-cell>
          <table:table-cell table:style-name="Table1.A2" office:value-type="string">
            <text:p text:style-name="P11">4</text:p>
          </table:table-cell>
          <table:table-cell table:style-name="Table1.A2" office:value-type="string">
            <text:p text:style-name="P11"/>
          </table:table-cell>
          <table:table-cell table:style-name="Table1.E2" office:value-type="string">
            <text:p text:style-name="P11"/>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1">Infix</text:p>
          </table:table-cell>
          <table:table-cell table:style-name="Table2.A1" office:value-type="string">
            <text:p text:style-name="P11">Postfix</text:p>
          </table:table-cell>
          <table:table-cell table:style-name="Table2.C1" office:value-type="string">
            <text:p text:style-name="P11">Result</text:p>
          </table:table-cell>
        </table:table-row>
        <table:table-row>
          <table:table-cell table:style-name="Table2.A2" office:value-type="string">
            <text:p text:style-name="P11">2+3*4</text:p>
          </table:table-cell>
          <table:table-cell table:style-name="Table2.A2" office:value-type="string">
            <text:p text:style-name="P11">2 3 4 * +</text:p>
          </table:table-cell>
          <table:table-cell table:style-name="Table2.C2" office:value-type="string">
            <text:p text:style-name="P11">14</text:p>
          </table:table-cell>
        </table:table-row>
        <table:table-row>
          <table:table-cell table:style-name="Table2.A2" office:value-type="string">
            <text:p text:style-name="P11">(2+3)*4</text:p>
          </table:table-cell>
          <table:table-cell table:style-name="Table2.A2" office:value-type="string">
            <text:p text:style-name="P11">2 3 + 4 *</text:p>
          </table:table-cell>
          <table:table-cell table:style-name="Table2.C2" office:value-type="string">
            <text:p text:style-name="P11">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11">Language</text:p>
            <text:p text:style-name="P11">Tokens</text:p>
          </table:table-cell>
          <table:table-cell table:style-name="Table3.B1" table:number-columns-spanned="2" office:value-type="string">
            <text:p text:style-name="P11">Abstract Pseudo-Code Generated</text:p>
          </table:table-cell>
          <table:covered-table-cell/>
        </table:table-row>
        <table:table-row>
          <table:covered-table-cell/>
          <table:table-cell table:style-name="Table3.B2" office:value-type="string">
            <text:p text:style-name="P11">FORTH</text:p>
          </table:table-cell>
          <table:table-cell table:style-name="Table3.C2" office:value-type="string">
            <text:p text:style-name="P11">fOOrth</text:p>
          </table:table-cell>
        </table:table-row>
        <table:table-row>
          <table:table-cell table:style-name="Table3.B2" office:value-type="string">
            <text:p text:style-name="P12">4</text:p>
          </table:table-cell>
          <table:table-cell table:style-name="Table3.B2" office:value-type="string">
            <text:p text:style-name="P11">Push_integer 4</text:p>
          </table:table-cell>
          <table:table-cell table:style-name="Table3.C2" office:value-type="string">
            <text:p text:style-name="P11">Push_integer 4</text:p>
          </table:table-cell>
        </table:table-row>
        <table:table-row>
          <table:table-cell table:style-name="Table3.B2" office:value-type="string">
            <text:p text:style-name="P12">5</text:p>
          </table:table-cell>
          <table:table-cell table:style-name="Table3.B2" office:value-type="string">
            <text:p text:style-name="P11">Push_integer 5</text:p>
          </table:table-cell>
          <table:table-cell table:style-name="Table3.C2" office:value-type="string">
            <text:p text:style-name="P11">Push_integer 5</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T<text:span text:style-name="T6">2</text:span> = Pop_integer</text:p>
            <text:p text:style-name="P11">T<text:span text:style-name="T6">3 </text:span>= Add_integers T<text:span text:style-name="T6">2 </text:span>,T<text:span text:style-name="T6">1</text:span></text:p>
            <text:p text:style-name="P11">Push_integer T<text:span text:style-name="T6">3</text:span></text:p>
          </table:table-cell>
          <table:table-cell table:style-name="Table3.C2" office:value-type="string">
            <text:p text:style-name="P11">T<text:span text:style-name="T6">1</text:span> = Pop_object</text:p>
            <text:p text:style-name="P11">T<text:span text:style-name="T6">2</text:span> = Pop_object</text:p>
            <text:p text:style-name="P11">T<text:span text:style-name="T6">3</text:span> = T<text:span text:style-name="T6">2</text:span>.Add(T<text:span text:style-name="T6">1</text:span>)</text:p>
            <text:p text:style-name="P11">Push_object T<text:span text:style-name="T6">3</text:span></text:p>
          </table:table-cell>
        </table:table-row>
        <table:table-row>
          <table:table-cell table:style-name="Table3.A5" office:value-type="string">
            <text:p text:style-name="P12">.</text:p>
          </table:table-cell>
          <table:table-cell table:style-name="Table3.B2" office:value-type="string">
            <text:p text:style-name="P11">T<text:span text:style-name="T6">1</text:span> = Pop_integer</text:p>
            <text:p text:style-name="P11">Print_integer T<text:span text:style-name="T6">1</text:span></text:p>
          </table:table-cell>
          <table:table-cell table:style-name="Table3.C2" office:value-type="string">
            <text:p text:style-name="P11">T<text:span text:style-name="T6">1</text:span> = Pop_object</text:p>
            <text:p text:style-name="P11">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3">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p text:style-name="P3"/>
      <text:h text:style-name="Heading_20_1" text:outline-level="1">A fOOrth Calculator</text:h>
      <text:p text:style-name="P3">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3">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3">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3">For clarity, user input is shown bold and underlined. This emphasis is for clarity in text only, and does not occur in the actual interactive session.</text:p>
      <text:p text:style-name="P3">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3">In the above, the numbers 4 5 6 are entered to the stack, then 5 and 6 are multiplied, then 4 and 30 are added. Finally, the result, 34, is printed out to the screen (with the “.” dot command), leaving an empty stack once more.</text:p>
      <text:p text:style-name="P3"><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3">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3">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15"><text:alphabetical-index-mark-start text:id="IMark116220628"/>drop<text:alphabetical-index-mark-end text:id="IMark116220628"/>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16220628"/>dup<text:alphabetical-index-mark-end text:id="IMark116220628"/>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46">&gt;</text:p>
          </table:table-cell>
        </table:table-row>
        <table:table-row table:style-name="Table54.1">
          <table:table-cell table:style-name="Table54.A2" office:value-type="string">
            <text:p text:style-name="P15"><text:alphabetical-index-mark-start text:id="IMark116220628"/>nip<text:alphabetical-index-mark-end text:id="IMark116220628"/>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46">&gt;</text:p>
          </table:table-cell>
        </table:table-row>
        <table:table-row table:style-name="Table54.1">
          <table:table-cell table:style-name="Table54.A2" office:value-type="string">
            <text:p text:style-name="P15"><text:alphabetical-index-mark-start text:id="IMark116220628"/>over<text:alphabetical-index-mark-end text:id="IMark116220628"/>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15"><text:alphabetical-index-mark-start text:id="IMark116220628"/>pick<text:alphabetical-index-mark-end text:id="IMark116220628"/>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3"><text:alphabetical-index-mark-start text:id="IMark116220628"/>swap<text:alphabetical-index-mark-end text:id="IMark116220628"/>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46">&gt;</text:p>
          </table:table-cell>
        </table:table-row>
        <table:table-row table:style-name="Table54.1">
          <table:table-cell table:style-name="Table54.A2" office:value-type="string">
            <text:p text:style-name="P15"><text:alphabetical-index-mark-start text:id="IMark116220628"/>tuck<text:alphabetical-index-mark-end text:id="IMark116220628"/>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3"/>
      <text:h text:style-name="Heading_20_3" text:outline-level="3">The Return Stack</text:h>
      <text:p text:style-name="P3">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850699190724362786" text:style-name="L10">
        <text:list-item>
          <text:p text:style-name="P66">To store return addresses for word calls. In fOOrth this is handled by the Ruby virtual machine.</text:p>
        </text:list-item>
        <text:list-item>
          <text:p text:style-name="P66">To store context for control structures. In fOOrth the context mechanism provides for a far richer and more reliable set of control, compile, and data structures.</text:p>
        </text:list-item>
        <text:list-item>
          <text:p text:style-name="P6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3">The very best calculators not only excelled at computations, they also allowed actions to chained together and stored. They were programmable. This feature extends the reach of these devices and gets them banned from the examination room at school. The fOOrth language calculator is eminently programmable.</text:p>
      <text:p text:style-name="P3">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3">The colon is used to start a definition on the virtual machine. This is followed by the name of the method, in this case “double”. The body of the definition follows and finally the semi-colon closes off the definition. This is all classic FORTH code.</text:p>
      <text:p text:style-name="P3">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3">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3">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16325576"/>if<text:alphabetical-index-mark-end text:id="IMark116325576"/> statement:</text:h>
      <text:p text:style-name="P3">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3">In this example, a method called is_five is created that takes different actions based on a test of the input argument. The “if” statement defines two local methods, “<text:alphabetical-index-mark-start text:id="IMark116325576"/>else<text:alphabetical-index-mark-end text:id="IMark116325576"/>” and “<text:alphabetical-index-mark-start text:id="IMark116322696"/>then<text:alphabetical-index-mark-end text:id="IMark116322696"/>”. A more formal look at the “if” statement is:</text:p>
      <text:p text:style-name="P3"><text:tab/>&lt;boolean expression&gt; if &lt;true clause&gt; {else &lt;false clause&gt;} then</text:p>
      <text:p text:style-name="P3">Where the { } indicate an optional component. </text:p>
      <text:h text:style-name="Heading_20_3" text:outline-level="3">The <text:alphabetical-index-mark-start text:id="IMark116322696"/>switch<text:alphabetical-index-mark-end text:id="IMark116322696"/> statement</text:h>
      <text:p text:style-name="P3">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5" text:note-class="footnote"><text:note-citation>15</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3">To alleviate this problem fOOrth has the switch construct. Consider instead, the following snippet<text:note text:id="ftn16" text:note-class="footnote"><text:note-citation>16</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3">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3">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16322696"/>do<text:alphabetical-index-mark-end text:id="IMark116322696"/> statement</text:h>
      <text:p text:style-name="P3">Another major feature of a good programmable calculator is the ability to automate repetitive operations<text:note text:id="ftn17" text:note-class="footnote"><text:note-citation>17</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3">This prints out the numbers from 1 through 9 to the terminal session. The “do” and “<text:alphabetical-index-mark-start text:id="IMark116322696"/>loop<text:alphabetical-index-mark-end text:id="IMark116322696"/>” commands mark the boundaries of the loop; The “<text:alphabetical-index-mark-start text:id="IMark116325576"/>i<text:alphabetical-index-mark-end text:id="IMark116325576"/>” command is used to retrieve the current loop counter value. For nested loops, the “<text:alphabetical-index-mark-start text:id="IMark116325192"/>j<text:alphabetical-index-mark-end text:id="IMark116325192"/>” command retrieves the value of the outer loops counter value. <text:s/>By default, the “loop” command adds one to the loop value. For more flexible looping, the “<text:alphabetical-index-mark-start text:id="IMark116325336"/>+loop<text:alphabetical-index-mark-end text:id="IMark11632533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3">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16325336"/>-i<text:alphabetical-index-mark-end text:id="IMark116325336"/> and <text:alphabetical-index-mark-start text:id="IMark116325192"/>-j<text:alphabetical-index-mark-end text:id="IMark116325192"/></text:h>
      <text:p text:style-name="P3">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text:p>
      <text:p text:style-name="Code"/>
      <text:p text:style-name="P3">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3">Now both the forward and reverse loop variables are available so it is possible to process <text:span text:style-name="T2">both</text:span> directions at once in a single loop. A simple example of looping in action can be seen in the times_table<text:note text:id="ftn18" text:note-class="footnote"><text:note-citation>18</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 * <text:s/>|" <text:s/>1 13 do i .fmt"%3d" . <text:s/>space loop cr</text:p>
      <text:p text:style-name="Code"><text:soft-page-break/>."----+"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19" text:note-class="footnote"><text:note-citation>19</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he <text:alphabetical-index-mark-start text:id="IMark116325192"/>begin<text:alphabetical-index-mark-end text:id="IMark116325192"/> statement</text:h>
      <text:p text:style-name="P3">The “do” loop is great for cases where the iteration action is based on counting. For loops <text:span text:style-name="T2">not</text:span> <text:soft-page-break/>based on counting there is the “begin” statement. The “begin” keyword is balanced against one of the following locally defined terminating keywords:</text:p>
      <text:list xml:id="list8942254064971526658" text:style-name="L11">
        <text:list-item>
          <text:p text:style-name="P67">begin … <text:alphabetical-index-mark-start text:id="IMark116325576"/>until<text:alphabetical-index-mark-end text:id="IMark116325576"/> – loops until the top of stack is true.</text:p>
        </text:list-item>
        <text:list-item>
          <text:p text:style-name="P67">begin … <text:alphabetical-index-mark-start text:id="IMark116325192"/>again<text:alphabetical-index-mark-end text:id="IMark116325192"/> – loops indefinitely </text:p>
        </text:list-item>
        <text:list-item>
          <text:p text:style-name="P67">begin … <text:alphabetical-index-mark-start text:id="IMark116325576"/>repeat<text:alphabetical-index-mark-end text:id="IMark116325576"/> – same as above.</text:p>
        </text:list-item>
      </text:list>
      <text:p text:style-name="P3">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3">A simple (simplistic) example of this type of loop in action is seen in the int_log2<text:note text:id="ftn20" text:note-class="footnote"><text:note-citation>2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48"/>
      <text:h text:style-name="Heading_20_2" text:outline-level="2">Data Memory</text:h>
      <text:p text:style-name="P3">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16325576"/>Typing<text:alphabetical-index-mark-end text:id="IMark116325576"/></text:h>
      <text:p text:style-name="P3">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3"><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16325576"/>Duck Typing<text:alphabetical-index-mark-end text:id="IMark116325576"/><text:note text:id="ftn21" text:note-class="footnote"><text:note-citation>2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16325576"/>Declarations<text:alphabetical-index-mark-end text:id="IMark116325576"/></text:h>
      <text:p text:style-name="P3">In Ruby, there are no formal declarations of variables. There are times when the extreme flexibility of Ruby forces the programmer to write a preemptive assignment statement to force the language to do the right thing, but there are no variable declarations<text:note text:id="ftn22" text:note-class="footnote"><text:note-citation>2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3">The details of this declaration are filled in by the following sections.</text:p>
      <text:h text:style-name="Heading_20_2" text:outline-level="2"><text:alphabetical-index-mark-start text:id="IMark116325576"/>Scoping<text:alphabetical-index-mark-end text:id="IMark116325576"/></text:h>
      <text:p text:style-name="P3">In all programming languages, variables have a life span, or scope of existence. The fOOrth language supports four scoping options. These are described below:</text:p>
      <text:h text:style-name="Heading_20_3" text:outline-level="3">Local Scope</text:h>
      <text:p text:style-name="P3">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3">Methods: <text:alphabetical-index-mark-start text:id="IMark116325576"/><text:span text:style-name="T7">val:</text:span><text:alphabetical-index-mark-end text:id="IMark116325576"/> and <text:alphabetical-index-mark-start text:id="IMark116325336"/><text:span text:style-name="T7">var:</text:span><text:alphabetical-index-mark-end text:id="IMark116325336"/></text:p>
      <text:p text:style-name="P3">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3">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16325336"/><text:span text:style-name="T7">.init</text:span><text:alphabetical-index-mark-end text:id="IMark116325336"/> method being the most popular since it is called to initialize a new instance of the object.</text:p>
      <text:p text:style-name="P3">Methods: <text:alphabetical-index-mark-start text:id="IMark116325336"/><text:span text:style-name="T7">val@:</text:span><text:alphabetical-index-mark-end text:id="IMark116325336"/> and <text:alphabetical-index-mark-start text:id="IMark116325576"/><text:span text:style-name="T7">var@:</text:span><text:alphabetical-index-mark-end text:id="IMark116325576"/></text:p>
      <text:p text:style-name="P3">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3">Methods: <text:alphabetical-index-mark-start text:id="IMark116325576"/><text:span text:style-name="T7">val#:</text:span><text:alphabetical-index-mark-end text:id="IMark116325576"/> and <text:alphabetical-index-mark-start text:id="IMark116325336"/><text:span text:style-name="T7">var#:</text:span><text:alphabetical-index-mark-end text:id="IMark116325336"/></text:p>
      <text:p text:style-name="P3">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3">Methods: <text:alphabetical-index-mark-start text:id="IMark116325336"/><text:span text:style-name="T7">val$:</text:span><text:alphabetical-index-mark-end text:id="IMark116325336"/> and <text:alphabetical-index-mark-start text:id="IMark116325576"/><text:span text:style-name="T7">var$:</text:span><text:alphabetical-index-mark-end text:id="IMark116325576"/></text:p>
      <text:p text:style-name="P3">Regex for valid local variable names: <text:span text:style-name="T7">/^\$[a-z][a-z0-9_]*$/</text:span></text:p>
      <text:p text:style-name="Text_20_body">Notes:</text:p>
      <text:p text:style-name="Text_20_body"/>
      <text:h text:style-name="Heading_20_2" text:outline-level="2"><text:alphabetical-index-mark-start text:id="IMark116325576"/>Referencing<text:alphabetical-index-mark-end text:id="IMark116325576"/></text:h>
      <text:p text:style-name="P3">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3">In “C” there is the further concept of being able to create a reference to a variable using the “&amp;” operator. This operator allows the programmer to create a reference (via a pointer) to a the variable in question.</text:p>
      <text:p text:style-name="P3">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3">In fOOrth, the ability to use references and values is explicitly available to the programmer through the “var” and “val” keyword roots<text:note text:id="ftn23" text:note-class="footnote"><text:note-citation>23</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3">To create a value simply substitute the var: version as in this example:</text:p>
      <text:p text:style-name="Code"/>
      <text:p text:style-name="Code">10 val: max_score</text:p>
      <text:p text:style-name="Code"/>
      <text:p text:style-name="P3">The first example creates a variable “score” that is a reference to the value, currently 0. The second creates a variable “max_score” with a value of 10. Next we examine how referencing affects the code that is needed to use these variables:</text:p>
      <text:p text:style-name="P3"/>
      <table:table table:name="Table56" table:style-name="Table56">
        <table:table-column table:style-name="Table56.A"/>
        <table:table-column table:style-name="Table56.B"/>
        <table:table-column table:style-name="Table56.C"/>
        <table:table-row>
          <table:table-cell table:style-name="Table56.A1" office:value-type="string">
            <text:p text:style-name="P15">Task</text:p>
          </table:table-cell>
          <table:table-cell table:style-name="Table56.A1" office:value-type="string">
            <text:p text:style-name="P43">var</text:p>
          </table:table-cell>
          <table:table-cell table:style-name="Table56.C1" office:value-type="string">
            <text:p text:style-name="P43">val</text:p>
          </table:table-cell>
        </table:table-row>
        <table:table-row>
          <table:table-cell table:style-name="Table56.A2" office:value-type="string">
            <text:p text:style-name="P15">Sample Declarations</text:p>
          </table:table-cell>
          <table:table-cell table:style-name="Table56.A2" office:value-type="string">
            <text:p text:style-name="P11">0 var: score</text:p>
          </table:table-cell>
          <table:table-cell table:style-name="Table56.C2" office:value-type="string">
            <text:p text:style-name="P11">10 val: max_score</text:p>
          </table:table-cell>
        </table:table-row>
        <table:table-row>
          <table:table-cell table:style-name="Table56.A3" office:value-type="string">
            <text:p text:style-name="P15">Just what is being declared?</text:p>
          </table:table-cell>
          <table:table-cell table:style-name="Table56.A2" office:value-type="string">
            <text:p text:style-name="P30">A method (called score) that pushes a reference to the value onto the stack.</text:p>
          </table:table-cell>
          <table:table-cell table:style-name="Table56.C2" office:value-type="string">
            <text:p text:style-name="P30">A method (called max_score) that pushes the value onto the stack.</text:p>
          </table:table-cell>
        </table:table-row>
        <table:table-row>
          <table:table-cell table:style-name="Table56.A2" office:value-type="string">
            <text:p text:style-name="P15">Retrieve the value of the variable.</text:p>
          </table:table-cell>
          <table:table-cell table:style-name="Table56.A2" office:value-type="string">
            <text:p text:style-name="P11">score @</text:p>
          </table:table-cell>
          <table:table-cell table:style-name="Table56.C2" office:value-type="string">
            <text:p text:style-name="P11">max_score </text:p>
          </table:table-cell>
        </table:table-row>
        <table:table-row>
          <table:table-cell table:style-name="Table56.A2" office:value-type="string">
            <text:p text:style-name="P15">Update the value of the variable.</text:p>
          </table:table-cell>
          <table:table-cell table:style-name="Table56.A2" office:value-type="string">
            <text:p text:style-name="P11">1 score !</text:p>
          </table:table-cell>
          <table:table-cell table:style-name="Table56.C2" office:value-type="string">
            <text:p text:style-name="P11">--<text:note text:id="ftn24" text:note-class="footnote"><text:note-citation>24</text:note-citation><text:note-body><text:p text:style-name="Footnote">This operation is not available for value variables.</text:p></text:note-body></text:note></text:p>
          </table:table-cell>
        </table:table-row>
        <table:table-row>
          <table:table-cell table:style-name="Table56.A2" office:value-type="string">
            <text:p text:style-name="P15">Get a reference to the variable.</text:p>
          </table:table-cell>
          <table:table-cell table:style-name="Table56.A2" office:value-type="string">
            <text:p text:style-name="P11">score</text:p>
          </table:table-cell>
          <table:table-cell table:style-name="Table56.C2" office:value-type="string">
            <text:p text:style-name="P11">--<text:note text:id="ftn25" text:note-class="footnote"><text:note-citation>25</text:note-citation><text:note-body><text:p text:style-name="Footnote">This operation is also not available for value variables.</text:p></text:note-body></text:note></text:p>
          </table:table-cell>
        </table:table-row>
      </table:table>
      <text:p text:style-name="P3"/>
      <text:p text:style-name="P3">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16325576"/>Mutation<text:alphabetical-index-mark-end text:id="IMark116325576"/></text:h>
      <text:p text:style-name="P3">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text:soft-page-break/>into the mutable camp. </text:p>
      <text:p text:style-name="P3">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3">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3">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3">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3">The fOOrth language does provide ways to explicitly control or at least work around mutation issues. This is discussed in the next section on Cloning Data.</text:p>
      <text:p text:style-name="P3"/>
      <text:h text:style-name="Heading_20_1" text:outline-level="1">Cloning Data</text:h>
      <text:p text:style-name="P3">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3"/>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2">Method</text:p>
          </table:table-cell>
          <table:table-cell table:style-name="Table57.B1" office:value-type="string">
            <text:p text:style-name="P12">Stack Before</text:p>
          </table:table-cell>
          <table:table-cell table:style-name="Table57.B1" office:value-type="string">
            <text:p text:style-name="P12">Stack After</text:p>
          </table:table-cell>
          <table:table-cell table:style-name="Table57.A1" office:value-type="string">
            <text:p text:style-name="P14">Description</text:p>
          </table:table-cell>
          <table:table-cell table:style-name="Table57.A1" office:value-type="string">
            <text:p text:style-name="P12">Time Used</text:p>
          </table:table-cell>
          <table:table-cell table:style-name="Table57.F1" office:value-type="string">
            <text:p text:style-name="P12">Copy Depth</text:p>
          </table:table-cell>
        </table:table-row>
        <table:table-row>
          <table:table-cell table:style-name="Table57.A2" office:value-type="string">
            <text:p text:style-name="P22">dup</text:p>
          </table:table-cell>
          <table:table-cell table:style-name="Table57.A2" office:value-type="string">
            <text:p text:style-name="P22">x</text:p>
          </table:table-cell>
          <table:table-cell table:style-name="Table57.A2" office:value-type="string">
            <text:p text:style-name="P22">x x</text:p>
          </table:table-cell>
          <table:table-cell table:style-name="Table57.A2" office:value-type="string">
            <text:p text:style-name="P15">Duplicate the data without any copying.</text:p>
          </table:table-cell>
          <table:table-cell table:style-name="Table57.A2" office:value-type="string">
            <text:p text:style-name="P11">Least</text:p>
          </table:table-cell>
          <table:table-cell table:style-name="Table57.F2" office:value-type="string">
            <text:p text:style-name="P11">None</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shallow copy.</text:p>
          </table:table-cell>
          <table:table-cell table:style-name="Table57.E3" table:number-rows-spanned="2" office:value-type="string">
            <text:p text:style-name="P11">Moderate</text:p>
          </table:table-cell>
          <table:table-cell table:style-name="Table57.F3" table:number-rows-spanned="2" office:value-type="string">
            <text:p text:style-name="P11">One Level</text:p>
          </table:table-cell>
        </table:table-row>
        <table:table-row>
          <table:table-cell table:style-name="Table57.A3" office:value-type="string">
            <text:p text:style-name="P22">.copy</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shallow copy.</text:p>
          </table:table-cell>
          <table:covered-table-cell/>
          <table:covered-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 x”</text:p>
          </table:table-cell>
          <table:table-cell table:style-name="Table57.A3" office:value-type="string">
            <text:p text:style-name="P15">Duplicate the data with a deep copy.</text:p>
          </table:table-cell>
          <table:table-cell table:style-name="Table57.E3" table:number-rows-spanned="2" office:value-type="string">
            <text:p text:style-name="P11">Most</text:p>
          </table:table-cell>
          <table:table-cell table:style-name="Table57.F3" table:number-rows-spanned="2" office:value-type="string">
            <text:p text:style-name="P11">All Levels</text:p>
          </table:table-cell>
        </table:table-row>
        <table:table-row>
          <table:table-cell table:style-name="Table57.A3" office:value-type="string">
            <text:p text:style-name="P22">.clone</text:p>
          </table:table-cell>
          <table:table-cell table:style-name="Table57.A3" office:value-type="string">
            <text:p text:style-name="P22">x</text:p>
          </table:table-cell>
          <table:table-cell table:style-name="Table57.A3" office:value-type="string">
            <text:p text:style-name="P22">x”</text:p>
          </table:table-cell>
          <table:table-cell table:style-name="Table57.A3" office:value-type="string">
            <text:p text:style-name="P15">Replace the data with a deep copy.</text:p>
          </table:table-cell>
          <table:covered-table-cell/>
          <table:covered-table-cell/>
        </table:table-row>
      </table:table>
      <text:p text:style-name="P3"/>
      <text:h text:style-name="Heading_20_2" text:outline-level="2">Deep vs Shallow Copy</text:h>
      <text:p text:style-name="P3">To examine the differences in the copying strategies, consider the following three different scenarios:</text:p>
      <text:list xml:id="list2224697067756597655" text:style-name="L12">
        <text:list-item>
          <text:p text:style-name="P80">No Copying</text:p>
        </text:list-item>
        <text:list-item>
          <text:p text:style-name="P80">Shallow Copying</text:p>
        </text:list-item>
        <text:list-item>
          <text:p text:style-name="P80">Deep Copying</text:p>
        </text:list-item>
      </text:list>
      <text:h text:style-name="Heading_20_3" text:outline-level="3">No Copying</text:h>
      <text:p text:style-name="P3">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6" text:note-class="footnote"><text:note-citation>2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3">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3">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3">Since the string is not being mutated, but instead, a new string is being created, it is necessary to store this new string back into the array explicitly. </text:p>
      <text:p text:style-name="P3">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3">In the final example session, the '.copy” is replaced with “.clone”. This performs a deep copy that copies the array and its contents (and any of the contents' contents etc, etc...<text:note text:id="ftn27" text:note-class="footnote"><text:note-citation>27</text:note-citation><text:note-body><text:p text:style-name="Footnote">From “The King and I”, please see <text:a xlink:type="simple" xlink:href="http://en.wikipedia.org/wiki/The_King_and_I" text:style-name="Internet_20_link" text:visited-style-name="Strong_20_Emphasis">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3">As can be seen, the original value “$expo” is not modified in anyway by changes made to its clone in “$ecopy”.</text:p>
      <text:h text:style-name="Heading_20_2" text:outline-level="2">Permissive Copying</text:h>
      <text:p text:style-name="P3">In Ruby, if an attempt is made to clone an immutable data item like a number, an error occurs. The justification for this uncharacteristic strictness are not at all clear, but it means that the clone operation must be applied with great care.</text:p>
      <text:p text:style-name="P3">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p text:style-name="Text_20_body"/>
      <text:h text:style-name="Heading_20_1" text:outline-level="1">The Class Tree</text:h>
      <text:p text:style-name="P3"/>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45">Object</text:p>
      <text:p text:style-name="P45"><text:tab/>Array</text:p>
      <text:p text:style-name="P45"><text:tab/>Class</text:p>
      <text:p text:style-name="P45"><text:tab/>Exception</text:p>
      <text:p text:style-name="P45"><text:tab/>FalseClass</text:p>
      <text:p text:style-name="P45"><text:tab/>Hash</text:p>
      <text:p text:style-name="P45"><text:tab/>InStream</text:p>
      <text:p text:style-name="P45"><text:tab/>MaxNumeric</text:p>
      <text:p text:style-name="P45"><text:tab/>MinNumeric</text:p>
      <text:p text:style-name="P45"><text:tab/>NilClass</text:p>
      <text:p text:style-name="P45"><text:tab/>Numeric</text:p>
      <text:p text:style-name="P45"><text:tab/><text:tab/>Complex</text:p>
      <text:p text:style-name="P45"><text:tab/><text:tab/>Float</text:p>
      <text:p text:style-name="P45"><text:tab/><text:tab/>Integer</text:p>
      <text:p text:style-name="P45"><text:tab/><text:tab/><text:tab/>Bignum</text:p>
      <text:p text:style-name="P45"><text:tab/><text:tab/><text:tab/>Fixnum</text:p>
      <text:p text:style-name="P45"><text:tab/><text:tab/>Rational</text:p>
      <text:p text:style-name="P45"><text:tab/>OutStream</text:p>
      <text:p text:style-name="P45"><text:tab/>Procedure</text:p>
      <text:p text:style-name="P45"><text:tab/>Queue</text:p>
      <text:p text:style-name="P45"><text:tab/>String</text:p>
      <text:p text:style-name="P45"><text:tab/>Thread</text:p>
      <text:p text:style-name="P45"><text:tab/>TrueClass</text:p>
      <text:p text:style-name="P45"><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text:alphabetical-index-mark-start text:id="IMark116325576"/>Classes<text:alphabetical-index-mark-end text:id="IMark116325576"/></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text:soft-page-break/><text:alphabetical-index-mark-start text:id="IMark116325576"/>Inheritance<text:alphabetical-index-mark-end text:id="IMark116325576"/></text:h>
      <text:p text:style-name="P3">Classes (other than Object) inherit behaviors from their ancestor or parent classes. Thus the capabilities of objects is able to “layer” over the capabilities of their parent classes.</text:p>
      <text:h text:style-name="Heading_20_3" text:outline-level="3"><text:alphabetical-index-mark-start text:id="IMark116325576"/>Methods<text:alphabetical-index-mark-end text:id="IMark116325576"/></text:h>
      <text:p text:style-name="P3">All code in fOOrth is contained in methods. A method is a fragment of code that an object uses to respond to a message that has been sent to that object. In fOOrth there are three sorts of methods:</text:p>
      <text:list xml:id="list3363246644961414693" text:style-name="L13">
        <text:list-item>
          <text:p text:style-name="P68">Shared: Methods that are common to all instances of the class that contains them.</text:p>
        </text:list-item>
        <text:list-item>
          <text:p text:style-name="P68">Exclusive: Methods that are defined for one and only one object (and all of its clones that are created <text:span text:style-name="T2">after</text:span> the exclusive method is defined.).</text:p>
        </text:list-item>
        <text:list-item>
          <text:p text:style-name="P68">Local: Methods that are created in a context and are accessible only in that context. When the context concludes, these methods are no longer accessible.</text:p>
        </text:list-item>
      </text:list>
      <text:h text:style-name="Heading_20_3" text:outline-level="3"><text:alphabetical-index-mark-start text:id="IMark116325336"/>Late Binding<text:alphabetical-index-mark-end text:id="IMark116325336"/> and <text:alphabetical-index-mark-start text:id="IMark116276936"/>Polymorphism<text:alphabetical-index-mark-end text:id="IMark116276936"/></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p text:style-name="P3"/>
      <text:h text:style-name="Heading_20_1" text:outline-level="1"><text:alphabetical-index-mark-start text:id="IMark116276936"/>Method Mapping<text:alphabetical-index-mark-end text:id="IMark116276936"/></text:h>
      <text:p text:style-name="P3"/>
      <text:p text:style-name="P3">In fOOrth, method names are represented as simple strings. In the underlying Ruby implementation, specialized “symbol” objects are used for this task. In running fOOrth on top of an existing Ruby system, there were a number of issues that needed to be resolved.</text:p>
      <text:list xml:id="list8729633621388852931" text:style-name="L14">
        <text:list-item>
          <text:p text:style-name="P69">The strings used by fOOrth needed to be converted to Ruby symbols to allow code to be executed in Ruby.</text:p>
        </text:list-item>
        <text:list-item>
          <text:p text:style-name="P69">The symbols used indirectly by fOOrth could not be allowed to conflict with the myriad of symbols already in use by Ruby. Symbol collisions would cause the language system to fail catastrophically as methods were redefined in an incoherent manner.</text:p>
        </text:list-item>
        <text:list-item>
          <text:p text:style-name="P69">The mapping of symbols had to allow some strings to map to known symbols so that Ruby code code be constructed that uses those symbols for internal actions.</text:p>
        </text:list-item>
      </text:list>
      <text:p text:style-name="P3"/>
      <text:p text:style-name="P3">In the reference implementation of fOOrth this mapping task is the responsibility of the <text:alphabetical-index-mark-start text:id="IMark116325336"/>SymbolMap<text:alphabetical-index-mark-end text:id="IMark116325336"/> class. This class creates mappings in one of two ways:</text:p>
      <text:list xml:id="list8577145085086857342" text:style-name="L15">
        <text:list-item>
          <text:p text:style-name="P70">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70">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p text:style-name="P3"/>
      <text:p text:style-name="P3">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3">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h text:style-name="Heading_20_1" text:outline-level="1"><text:alphabetical-index-mark-start text:id="IMark116325336"/>Routing<text:alphabetical-index-mark-end text:id="IMark116325336"/></text:h>
      <text:p text:style-name="P3"/>
      <text:p text:style-name="P3">In general, the fOOrth compiler needs to be able to determine where the receiver of a message is to be found. This is one area where the terse, concise RPN of fOOrth is a liability. The lack of redundancy means that it is difficult to determine the intended message receiver. In FORTH, this is never an issue since all code exist as subroutines of the virtual machine. </text:p>
      <text:p text:style-name="P3">In fOOrth, a number of factors determine the type of method and its routing. These are:</text:p>
      <text:list xml:id="list47381944247803003" text:style-name="L16">
        <text:list-item>
          <text:p text:style-name="P71">The defining word used to create the method.</text:p>
        </text:list-item>
        <text:list-item>
          <text:p text:style-name="P71">The receiver of the defining word used to create the method.</text:p>
        </text:list-item>
        <text:list-item>
          <text:p text:style-name="P71">The name of the method.</text:p>
        </text:list-item>
      </text:list>
      <text:p text:style-name="P3"><text:s/></text:p>
      <text:p text:style-name="P3">The following combinations of the above are available for message specification:</text:p>
      <text:p text:style-name="P3"/>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office:value-type="string">
            <text:p text:style-name="P12">Defining Word</text:p>
          </table:table-cell>
          <table:table-cell table:style-name="Table9.A1" office:value-type="string">
            <text:p text:style-name="P12">DW Receiver</text:p>
          </table:table-cell>
          <table:table-cell table:style-name="Table9.A1" office:value-type="string">
            <text:p text:style-name="P12">Method Name</text:p>
          </table:table-cell>
          <table:table-cell table:style-name="Table9.A1" office:value-type="string">
            <text:p text:style-name="P12">Message Routing</text:p>
          </table:table-cell>
          <table:table-cell table:style-name="Table9.E1" office:value-type="string">
            <text:p text:style-name="P13">Notes</text:p>
          </table:table-cell>
        </table:table-row>
        <table:table-row>
          <table:table-cell table:style-name="Table9.A2" office:value-type="string">
            <text:p text:style-name="P12"><text:alphabetical-index-mark-start text:id="IMark114863008"/>:<text:alphabetical-index-mark-end text:id="IMark114863008"/></text:p>
          </table:table-cell>
          <table:table-cell table:style-name="Table9.A2" office:value-type="string">
            <text:p text:style-name="P11">N/A</text:p>
          </table:table-cell>
          <table:table-cell table:style-name="Table9.A2" office:value-type="string">
            <text:p text:style-name="P19">any<text:note text:id="ftn28" text:note-class="footnote"><text:note-citation>28</text:note-citation><text:note-body><text:p text:style-name="Footnote">The names of Virtual Machine methods have no restrictions except that they contain no spaces.</text:p></text:note-body></text:note></text:p>
          </table:table-cell>
          <table:table-cell table:style-name="Table9.A2" office:value-type="string">
            <text:p text:style-name="P11">VM<text:note text:id="ftn29" text:note-class="footnote"><text:note-citation>29</text:note-citation><text:note-body><text:p text:style-name="Footnote">The message receiver is the Virtual Machine.</text:p></text:note-body></text:note></text:p>
          </table:table-cell>
          <table:table-cell table:style-name="Table9.E2" office:value-type="string">
            <text:p text:style-name="P15">A virtual machine method.</text:p>
          </table:table-cell>
        </table:table-row>
        <table:table-row>
          <table:table-cell table:style-name="Table9.A3" table:number-rows-spanned="4" office:value-type="string">
            <text:p text:style-name="P12"><text:alphabetical-index-mark-start text:id="IMark114863008"/>.:<text:alphabetical-index-mark-end text:id="IMark114863008"/></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note text:id="ftn30" text:note-class="footnote"><text:note-citation>30</text:note-citation><text:note-body><text:p text:style-name="Footnote">The message receiver is the Top element of the Data Stack.</text:p></text:note-body></text:note></text:p>
          </table:table-cell>
          <table:table-cell table:style-name="Table9.E2" office:value-type="string">
            <text:p text:style-name="P15">A public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note text:id="ftn31" text:note-class="footnote"><text:note-citation>31</text:note-citation><text:note-body><text:p text:style-name="Footnote">The message receiver is the implicit “self” of the method owner.</text:p></text:note-body></text:note></text:p>
          </table:table-cell>
          <table:table-cell table:style-name="Table9.E2" office:value-type="string">
            <text:p text:style-name="P15">A private shared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note text:id="ftn32" text:note-class="footnote"><text:note-citation>32</text:note-citation><text:note-body><text:p text:style-name="Footnote">The message receiver is the Second element of the Data Stack.</text:p></text:note-body></text:note></text:p>
          </table:table-cell>
          <table:table-cell table:style-name="Table9.E2" office:value-type="string">
            <text:p text:style-name="P15">A public shared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note text:id="ftn33" text:note-class="footnote"><text:note-citation>33</text:note-citation><text:note-body><text:p text:style-name="Footnote">Any method beginning with an upper case letter or $ or # or @ is invalid and will generate an error.</text:p></text:note-body></text:note></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table:number-rows-spanned="7" office:value-type="string">
            <text:p text:style-name="P12"><text:alphabetical-index-mark-start text:id="IMark114863008"/>.::<text:alphabetical-index-mark-end text:id="IMark114863008"/></text:p>
          </table: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 public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TOS</text:p>
          </table:table-cell>
          <table:table-cell table:style-name="Table9.E2" office:value-type="string">
            <text:p text:style-name="P15">An public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class method</text:p>
          </table:table-cell>
        </table:table-row>
        <table:table-row>
          <table:covered-table-cell/>
          <table:table-cell table:style-name="Table9.A2" office:value-type="string">
            <text:p text:style-name="P11">An Object</text:p>
          </table:table-cell>
          <table:table-cell table:style-name="Table9.A2" office:value-type="string">
            <text:p text:style-name="P19">~name</text:p>
          </table:table-cell>
          <table:table-cell table:style-name="Table9.A2" office:value-type="string">
            <text:p text:style-name="P11">Self</text:p>
          </table:table-cell>
          <table:table-cell table:style-name="Table9.E2" office:value-type="string">
            <text:p text:style-name="P15">A private exclusive instance method.</text:p>
          </table:table-cell>
        </table:table-row>
        <table:table-row>
          <table:covered-table-cell/>
          <table:table-cell table:style-name="Table9.A2" office:value-type="string">
            <text:p text:style-name="P11">A Class</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class exclusive dyadic operator</text:p>
          </table:table-cell>
        </table:table-row>
        <table:table-row>
          <table:covered-table-cell/>
          <table:table-cell table:style-name="Table9.A2" office:value-type="string">
            <text:p text:style-name="P11">An Object</text:p>
          </table:table-cell>
          <table:table-cell table:style-name="Table9.A2" office:value-type="string">
            <text:p text:style-name="P19">other</text:p>
          </table:table-cell>
          <table:table-cell table:style-name="Table9.A2" office:value-type="string">
            <text:p text:style-name="P11">NOS</text:p>
          </table:table-cell>
          <table:table-cell table:style-name="Table9.E2" office:value-type="string">
            <text:p text:style-name="P15">A public exclusive dyadic operator</text:p>
          </table:table-cell>
        </table:table-row>
        <table:table-row>
          <table:covered-table-cell/>
          <table:table-cell table:style-name="Table9.A2" office:value-type="string">
            <text:p text:style-name="P11">N/A</text:p>
          </table:table-cell>
          <table:table-cell table:style-name="Table9.A2" office:value-type="string">
            <text:p text:style-name="P19">invalid</text:p>
          </table:table-cell>
          <table:table-cell table:style-name="Table9.A2" office:value-type="string">
            <text:p text:style-name="P11">N/A</text:p>
          </table:table-cell>
          <table:table-cell table:style-name="Table9.E2" office:value-type="string">
            <text:p text:style-name="P15">Not allowed: Error</text:p>
          </table:table-cell>
        </table:table-row>
        <table:table-row>
          <table:table-cell table:style-name="Table9.A3" office:value-type="string">
            <text:p text:style-name="P10">tbd</text:p>
          </table:table-cell>
          <table:table-cell table:style-name="Table9.A2" office:value-type="string">
            <text:p text:style-name="P11">tbd</text:p>
          </table:table-cell>
          <table:table-cell table:style-name="Table9.A2" office:value-type="string">
            <text:p text:style-name="P19">tbd</text:p>
          </table:table-cell>
          <table:table-cell table:style-name="Table9.A2" office:value-type="string">
            <text:p text:style-name="P11">Context</text:p>
          </table:table-cell>
          <table:table-cell table:style-name="Table9.E2" office:value-type="string">
            <text:p text:style-name="P23">A context local method.</text:p>
          </table:table-cell>
        </table:table-row>
      </table:table>
      <text:p text:style-name="P3"/>
      <text:h text:style-name="Heading_20_2" text:outline-level="2"><text:soft-page-break/>Routing Internals</text:h>
      <text:p text:style-name="P3">The process of routing is performed by the virtual machine's linked list of context objects. This is the sensible place for this to occur as routing is context sensitive. The Ruby code responsible for this process is the private <text:alphabetical-index-mark-start text:id="IMark116323128"/>do_map_name<text:alphabetical-index-mark-end text:id="IMark116323128"/>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3">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3">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text:soft-page-break/>Spec Errors</text:h>
      <text:p text:style-name="P3">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3">There are two basic ways that a spec error may be encountered:</text:p>
      <text:h text:style-name="Heading_20_4" text:outline-level="4">Method is Out of Context</text:h>
      <text:p text:style-name="P3">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else?</text:p>
      <text:p text:style-name="Code"/>
      <text:p text:style-name="P3">Or:</text:p>
      <text:p text:style-name="Code"/>
      <text:p text:style-name="Code">&gt;else</text:p>
      <text:p text:style-name="Code"/>
      <text:p text:style-name="Code">Unable to find a spec for else (:_276)</text:p>
      <text:p text:style-name="Code"/>
      <text:p text:style-name="P3">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3">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3">As this error should not happen, there is currently no example of this case. However, should one occur, it would likely take the form of a spec error on a method that <text:span text:style-name="T2">should</text:span> be in the correct context.</text:p>
      <text:p text:style-name="P3"/>
      <text:h text:style-name="Heading_20_1" text:outline-level="1">Handling Exceptions</text:h>
      <text:p text:style-name="Text_20_body"/>
      <text:p text:style-name="P3">Error handling is an essential, if unpopular, part of all programming tasks. </text:p>
      <text:p text:style-name="P3">When exceptions are not employed, code mi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3">Exceptions are an error handling mechanism designed to separate out error handling from error detection and to simplify code structures. When errors are detected, they can be raised. No error codes needed. Exceptions are simply “caught” and processed at the appropriate level. The exception system handles the propagation of errors without the need to write additional code.</text:p>
      <text:h text:style-name="Heading_20_2" text:outline-level="2">Generating Error</text:h>
      <text:p text:style-name="Text_20_body"/>
      <text:h text:style-name="Heading_20_2" text:outline-level="2">Handling Errors</text:h>
      <text:p text:style-name="Text_20_body"/>
      <text:h text:style-name="Heading_20_2" text:outline-level="2">fOOrth Native Exception Codes:</text:h>
      <table:table table:name="Table55" table:style-name="Table55">
        <table:table-column table:style-name="Table55.A" table:number-columns-repeated="2"/>
        <table:table-column table:style-name="Table55.C"/>
        <table:table-column table:style-name="Table55.D"/>
        <table:table-header-rows>
          <table:table-row table:style-name="Table55.1">
            <table:table-cell table:style-name="Table55.A1" table:number-columns-spanned="3" office:value-type="string">
              <text:p text:style-name="P34">Code</text:p>
            </table:table-cell>
            <table:covered-table-cell/>
            <table:covered-table-cell/>
            <table:table-cell table:style-name="Table55.D1" office:value-type="string">
              <text:p text:style-name="P33">Description</text:p>
            </table:table-cell>
          </table:table-row>
        </table:table-header-rows>
        <table:table-row table:style-name="Table55.1">
          <table:table-cell table:style-name="Table55.A2" office:value-type="string">
            <text:p text:style-name="P24">F</text:p>
          </table:table-cell>
          <table:table-cell table:style-name="Table55.A2" office:value-type="string">
            <text:p text:style-name="P24">*</text:p>
          </table:table-cell>
          <table:table-cell table:style-name="Table55.A2" office:value-type="string">
            <text:p text:style-name="P24">*</text:p>
          </table:table-cell>
          <table:table-cell table:style-name="Table55.D2" office:value-type="string">
            <text:p text:style-name="P27">Generic fOOrth Native Exception Code for All Errors.</text:p>
          </table:table-cell>
        </table:table-row>
        <table:table-row table:style-name="Table55.1">
          <table:table-cell table:style-name="Table55.A2" office:value-type="string">
            <text:p text:style-name="P26"/>
          </table:table-cell>
          <table:table-cell table:style-name="Table55.A2" office:value-type="string">
            <text:p text:style-name="P26"/>
          </table:table-cell>
          <table:table-cell table:style-name="Table55.A2" office:value-type="string">
            <text:p text:style-name="P26"/>
          </table:table-cell>
          <table:table-cell table:style-name="Table55.D2" office:value-type="string">
            <text:p text:style-name="P28"/>
          </table:table-cell>
        </table:table-row>
        <table:table-row table:style-name="Table55.1">
          <table:table-cell table:style-name="Table55.A2" office:value-type="string">
            <text:p text:style-name="P24">F</text:p>
          </table:table-cell>
          <table:table-cell table:style-name="Table55.A2" office:value-type="string">
            <text:p text:style-name="P24">1</text:p>
          </table:table-cell>
          <table:table-cell table:style-name="Table55.A2" office:value-type="string">
            <text:p text:style-name="P24">*</text:p>
          </table:table-cell>
          <table:table-cell table:style-name="Table55.D2" office:value-type="string">
            <text:p text:style-name="P27">Compile Time Errors.</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0</text:p>
          </table:table-cell>
          <table:table-cell table:style-name="Table55.D2" office:value-type="string">
            <text:p text:style-name="P29">Syntax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1</text:p>
          </table:table-cell>
          <table:table-cell table:style-name="Table55.D2" office:value-type="string">
            <text:p text:style-name="P29">Specification Error.</text:p>
          </table:table-cell>
        </table:table-row>
        <table:table-row table:style-name="Table55.1">
          <table:table-cell table:style-name="Table55.A2" office:value-type="string">
            <text:p text:style-name="P31">F</text:p>
          </table:table-cell>
          <table:table-cell table:style-name="Table55.A2" office:value-type="string">
            <text:p text:style-name="P31">1</text:p>
          </table:table-cell>
          <table:table-cell table:style-name="Table55.A2" office:value-type="string">
            <text:p text:style-name="P31">2</text:p>
          </table:table-cell>
          <table:table-cell table:style-name="Table55.D2" office:value-type="string">
            <text:p text:style-name="P29">Control Structure Nesting Error</text:p>
          </table:table-cell>
        </table:table-row>
        <table:table-row table:style-name="Table55.1">
          <table:table-cell table:style-name="Table55.A2" office:value-type="string">
            <text:p text:style-name="P36">F</text:p>
          </table:table-cell>
          <table:table-cell table:style-name="Table55.A2" office:value-type="string">
            <text:p text:style-name="P36">1</text:p>
          </table:table-cell>
          <table:table-cell table:style-name="Table55.A1" office:value-type="string">
            <text:p text:style-name="P36">3</text:p>
          </table:table-cell>
          <table:table-cell table:style-name="Table55.D2" office:value-type="string">
            <text:p text:style-name="P40">Invalid Operation for Target.</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D2" office:value-type="string">
            <text:p text:style-name="P42"/>
          </table:table-cell>
        </table:table-row>
        <table:table-row table:style-name="Table55.1">
          <table:table-cell table:style-name="Table55.A2" office:value-type="string">
            <text:p text:style-name="P24">F</text:p>
          </table:table-cell>
          <table:table-cell table:style-name="Table55.A2" office:value-type="string">
            <text:p text:style-name="P24">2</text:p>
          </table:table-cell>
          <table:table-cell table:style-name="Table55.A2" office:value-type="string">
            <text:p text:style-name="P24">*</text:p>
          </table:table-cell>
          <table:table-cell table:style-name="Table55.D2" office:value-type="string">
            <text:p text:style-name="P27">Message Passing Errors</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0</text:p>
          </table:table-cell>
          <table:table-cell table:style-name="Table55.D2" office:value-type="string">
            <text:p text:style-name="P29">Message Not Understood by the Receiver.</text:p>
          </table:table-cell>
        </table:table-row>
        <table:table-row table:style-name="Table55.1">
          <table:table-cell table:style-name="Table55.A2" office:value-type="string">
            <text:p text:style-name="P31">F</text:p>
          </table:table-cell>
          <table:table-cell table:style-name="Table55.A2" office:value-type="string">
            <text:p text:style-name="P31">2</text:p>
          </table:table-cell>
          <table:table-cell table:style-name="Table55.A2" office:value-type="string">
            <text:p text:style-name="P31">1</text:p>
          </table:table-cell>
          <table:table-cell table:style-name="Table55.D2" office:value-type="string">
            <text:p text:style-name="P29">Control Structure is Not Supported by the Receive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3</text:p>
          </table:table-cell>
          <table:table-cell table:style-name="Table55.A2" office:value-type="string">
            <text:p text:style-name="P24">*</text:p>
          </table:table-cell>
          <table:table-cell table:style-name="Table55.D2" office:value-type="string">
            <text:p text:style-name="P27">Data Underflow Errors</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0</text:p>
          </table:table-cell>
          <table:table-cell table:style-name="Table55.D2" office:value-type="string">
            <text:p text:style-name="P29">Virtual Machine Data Stack Underflow</text:p>
          </table:table-cell>
        </table:table-row>
        <table:table-row table:style-name="Table55.1">
          <table:table-cell table:style-name="Table55.A2" office:value-type="string">
            <text:p text:style-name="P31">F</text:p>
          </table:table-cell>
          <table:table-cell table:style-name="Table55.A2" office:value-type="string">
            <text:p text:style-name="P31">3</text:p>
          </table:table-cell>
          <table:table-cell table:style-name="Table55.A2" office:value-type="string">
            <text:p text:style-name="P31">1</text:p>
          </table:table-cell>
          <table:table-cell table:style-name="Table55.D2" office:value-type="string">
            <text:p text:style-name="P29">Stack/Queue Underflow</text:p>
          </table:table-cell>
        </table:table-row>
        <text:soft-page-break/>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1">F</text:p>
          </table:table-cell>
          <table:table-cell table:style-name="Table55.A2" office:value-type="string">
            <text:p text:style-name="P31">4</text:p>
          </table:table-cell>
          <table:table-cell table:style-name="Table55.A2" office:value-type="string">
            <text:p text:style-name="P31">0</text:p>
          </table:table-cell>
          <table:table-cell table:style-name="Table55.D2" office:value-type="string">
            <text:p text:style-name="P29">Data Conversion Error</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5</text:p>
          </table:table-cell>
          <table:table-cell table:style-name="Table55.A2" office:value-type="string">
            <text:p text:style-name="P24">*</text:p>
          </table:table-cell>
          <table:table-cell table:style-name="Table55.D2" office:value-type="string">
            <text:p text:style-name="P27">I/O Errors</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0</text:p>
          </table:table-cell>
          <table:table-cell table:style-name="Table55.D2" office:value-type="string">
            <text:p text:style-name="P29">Error Opening a File for Reading</text:p>
          </table:table-cell>
        </table:table-row>
        <table:table-row table:style-name="Table55.1">
          <table:table-cell table:style-name="Table55.A2" office:value-type="string">
            <text:p text:style-name="P31">F</text:p>
          </table:table-cell>
          <table:table-cell table:style-name="Table55.A2" office:value-type="string">
            <text:p text:style-name="P31">5</text:p>
          </table:table-cell>
          <table:table-cell table:style-name="Table55.A2" office:value-type="string">
            <text:p text:style-name="P31">1</text:p>
          </table:table-cell>
          <table:table-cell table:style-name="Table55.D2" office:value-type="string">
            <text:p text:style-name="P29">Error Opening a File for Writing</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24">F</text:p>
          </table:table-cell>
          <table:table-cell table:style-name="Table55.A2" office:value-type="string">
            <text:p text:style-name="P24">6</text:p>
          </table:table-cell>
          <table:table-cell table:style-name="Table55.A2" office:value-type="string">
            <text:p text:style-name="P24">*</text:p>
          </table:table-cell>
          <table:table-cell table:style-name="Table55.D2" office:value-type="string">
            <text:p text:style-name="P27">Thread Errors</text:p>
          </table:table-cell>
        </table:table-row>
        <table:table-row table:style-name="Table55.1">
          <table:table-cell table:style-name="Table55.A2" office:value-type="string">
            <text:p text:style-name="P31">F</text:p>
          </table:table-cell>
          <table:table-cell table:style-name="Table55.A2" office:value-type="string">
            <text:p text:style-name="P31">6</text:p>
          </table:table-cell>
          <table:table-cell table:style-name="Table55.A2" office:value-type="string">
            <text:p text:style-name="P31">0</text:p>
          </table:table-cell>
          <table:table-cell table:style-name="Table55.D2" office:value-type="string">
            <text:p text:style-name="P29">Duplicate Virtual Machines</text:p>
          </table:table-cell>
        </table:table-row>
        <table:table-row table:style-name="Table55.1">
          <table:table-cell table:style-name="Table55.A2" office:value-type="string">
            <text:p text:style-name="P32"/>
          </table:table-cell>
          <table:table-cell table:style-name="Table55.A2" office:value-type="string">
            <text:p text:style-name="P32"/>
          </table:table-cell>
          <table:table-cell table:style-name="Table55.A2" office:value-type="string">
            <text:p text:style-name="P32"/>
          </table:table-cell>
          <table:table-cell table:style-name="Table55.D2" office:value-type="string">
            <text:p text:style-name="P44"/>
          </table:table-cell>
        </table:table-row>
        <table:table-row table:style-name="Table55.1">
          <table:table-cell table:style-name="Table55.A2" office:value-type="string">
            <text:p text:style-name="P36">F</text:p>
          </table:table-cell>
          <table:table-cell table:style-name="Table55.A2" office:value-type="string">
            <text:p text:style-name="P36">9</text:p>
          </table:table-cell>
          <table:table-cell table:style-name="Table55.A2" office:value-type="string">
            <text:p text:style-name="P36">0</text:p>
          </table:table-cell>
          <table:table-cell table:style-name="Table55.D2" office:value-type="string">
            <text:p text:style-name="P40">Internal Compiler Data Structure Error</text:p>
          </table:table-cell>
        </table:table-row>
      </table:table>
      <text:p text:style-name="Text_20_body"/>
      <text:h text:style-name="Heading_20_2" text:outline-level="2">Ruby Mapped Exception Codes</text:h>
      <text:p text:style-name="Text_20_body"/>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header-rows>
          <table:table-row table:style-name="Table92.1">
            <table:table-cell table:style-name="Table92.A1" table:number-columns-spanned="3" office:value-type="string">
              <text:p text:style-name="P34">Code</text:p>
            </table:table-cell>
            <table:covered-table-cell/>
            <table:covered-table-cell/>
            <table:table-cell table:style-name="Table92.A1" office:value-type="string">
              <text:p text:style-name="P34"/>
            </table:table-cell>
            <table:table-cell table:style-name="Table92.A1" office:value-type="string">
              <text:p text:style-name="P35">Subcode</text:p>
            </table:table-cell>
            <table:table-cell table:style-name="Table92.F1" office:value-type="string">
              <text:p text:style-name="P33">Description</text:p>
            </table:table-cell>
          </table:table-row>
        </table:table-header-rows>
        <table:table-row table:style-name="Table92.1">
          <table:table-cell table:style-name="Table92.A2" office:value-type="string">
            <text:p text:style-name="P24">S</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Signal Exceptions.</text:p>
          </table:table-cell>
        </table:table-row>
        <table:table-row table:style-name="Table92.1">
          <table:table-cell table:style-name="Table92.A2" office:value-type="string">
            <text:p text:style-name="P36">S</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terrupt (Typically Control-C)</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text:p>
          </table:table-cell>
          <table:table-cell table:style-name="Table92.A2" office:value-type="string">
            <text:p text:style-name="P24">*</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Generic Ruby Mapped Exception Code for All Standard Errors.</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Argument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Gem::Requirement::Bad Requirement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Encoding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ncoding::Compatibilit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Encoding::Converter Not Found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3</text:p>
          </table:table-cell>
          <table:table-cell table:style-name="Table92.F2" office:value-type="string">
            <text:p text:style-name="P40">Encoding::Invalid Byte Sequence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04</text:p>
          </table:table-cell>
          <table:table-cell table:style-name="Table92.F2" office:value-type="string">
            <text:p text:style-name="P40">Encoding::Undefined Convers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Fiber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O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4</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EOF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Index Error</text:p>
          </table:table-cell>
        </table:table-row>
        <text:soft-page-break/>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1</text:p>
          </table:table-cell>
          <table:table-cell table:style-name="Table92.F2" office:value-type="string">
            <text:p text:style-name="P40">Key Error</text:p>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5</text:p>
          </table:table-cell>
          <table:table-cell table:style-name="Table92.A2" office:value-type="string">
            <text:p text:style-name="P36">,</text:p>
          </table:table-cell>
          <table:table-cell table:style-name="Table92.A2" office:value-type="string">
            <text:p text:style-name="P37">02</text:p>
          </table:table-cell>
          <table:table-cell table:style-name="Table92.F2" office:value-type="string">
            <text:p text:style-name="P40">Stop Iter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6</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Local Jump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0</text:p>
          </table:table-cell>
          <table:table-cell table:style-name="Table92.A2" office:value-type="string">
            <text:p text:style-name="P36">7</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Math::Domai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Nam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8</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No Method Error</text:p>
          </table:table-cell>
        </table:table-row>
        <table:table-row table:style-name="Table92.1">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ange Error</text:p>
          </table:table-cell>
        </table:table-row>
        <table:table-row table:style-name="Table92.1">
          <table:table-cell table:style-name="Table92.A28" office:value-type="string">
            <text:p text:style-name="P36">E</text:p>
          </table:table-cell>
          <table:table-cell table:style-name="Table92.A28" office:value-type="string">
            <text:p text:style-name="P36">0</text:p>
          </table:table-cell>
          <table:table-cell table:style-name="Table92.A28" office:value-type="string">
            <text:p text:style-name="P36">9</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Float Domai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0</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egular Expression Error</text:p>
          </table:table-cell>
        </table:table-row>
        <table:table-row table:style-name="Table92.1">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8"/>
          </table:table-cell>
          <table:table-cell table:style-name="Table92.A28" office:value-type="string">
            <text:p text:style-name="P39"/>
          </table:table-cell>
          <table:table-cell table:style-name="Table92.F28" office:value-type="string">
            <text:p text:style-name="P42"/>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
          </table:table-cell>
          <table:table-cell table:style-name="Table92.A28" office:value-type="string">
            <text:p text:style-name="P37"/>
          </table:table-cell>
          <table:table-cell table:style-name="Table92.F28" office:value-type="string">
            <text:p text:style-name="P40">Runtim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text:p>
          </table:table-cell>
          <table:table-cell table:style-name="Table92.F28" office:value-type="string">
            <text:p text:style-name="P40">Gem::Exception</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1</text:p>
          </table:table-cell>
          <table:table-cell table:style-name="Table92.F28" office:value-type="string">
            <text:p text:style-name="P40">Gem::Command Line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2</text:p>
          </table:table-cell>
          <table:table-cell table:style-name="Table92.F28" office:value-type="string">
            <text:p text:style-name="P40">Gem::Dependency Error</text:p>
          </table:table-cell>
        </table:table-row>
        <table:table-row table:style-name="Table92.1">
          <table:table-cell table:style-name="Table92.A28" office:value-type="string">
            <text:p text:style-name="P36">E</text:p>
          </table:table-cell>
          <table:table-cell table:style-name="Table92.A28" office:value-type="string">
            <text:p text:style-name="P36">1</text:p>
          </table:table-cell>
          <table:table-cell table:style-name="Table92.A28" office:value-type="string">
            <text:p text:style-name="P36">1</text:p>
          </table:table-cell>
          <table:table-cell table:style-name="Table92.A28" office:value-type="string">
            <text:p text:style-name="P36">,</text:p>
          </table:table-cell>
          <table:table-cell table:style-name="Table92.A28" office:value-type="string">
            <text:p text:style-name="P37">01,03</text:p>
          </table:table-cell>
          <table:table-cell table:style-name="Table92.F28" office:value-type="string">
            <text:p text:style-name="P40">Gem::Dependency Remova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4</text:p>
          </table:table-cell>
          <table:table-cell table:style-name="Table92.F2" office:value-type="string">
            <text:p text:style-name="P41">Gem::Dependency Resolut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5</text:p>
          </table:table-cell>
          <table:table-cell table:style-name="Table92.F2" office:value-type="string">
            <text:p text:style-name="P41">Gem::Document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6</text:p>
          </table:table-cell>
          <table:table-cell table:style-name="Table92.F2" office:value-type="string">
            <text:p text:style-name="P40">Gem::End Of YAML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7</text:p>
          </table:table-cell>
          <table:table-cell table:style-name="Table92.F2" office:value-type="string">
            <text:p text:style-name="P40">Gem::File Permission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8</text:p>
          </table:table-cell>
          <table:table-cell table:style-name="Table92.F2" office:value-type="string">
            <text:p text:style-name="P40">Gem::Format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text:p>
          </table:table-cell>
          <table:table-cell table:style-name="Table92.F2" office:value-type="string">
            <text:p text:style-name="P40">Gem::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09,01</text:p>
          </table:table-cell>
          <table:table-cell table:style-name="Table92.F2" office:value-type="string">
            <text:p text:style-name="P40">Gem::Specific Gem Not Found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0</text:p>
          </table:table-cell>
          <table:table-cell table:style-name="Table92.F2" office:value-type="string">
            <text:p text:style-name="P40">Gem::Gem Not In Hom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1</text:p>
          </table:table-cell>
          <table:table-cell table:style-name="Table92.F2" office:value-type="string">
            <text:p text:style-name="P40">Gem::Impossible Dependencies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2</text:p>
          </table:table-cell>
          <table:table-cell table:style-name="Table92.F2" office:value-type="string">
            <text:p text:style-name="P40">Gem::Install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3</text:p>
          </table:table-cell>
          <table:table-cell table:style-name="Table92.F2" office:value-type="string">
            <text:p text:style-name="P40">Gem::Invalid Specification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4</text:p>
          </table:table-cell>
          <table:table-cell table:style-name="Table92.F2" office:value-type="string">
            <text:p text:style-name="P40">Gem::Operation Not Supported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5</text:p>
          </table:table-cell>
          <table:table-cell table:style-name="Table92.F2" office:value-type="string">
            <text:p text:style-name="P40">Gem::Remote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6</text:p>
          </table:table-cell>
          <table:table-cell table:style-name="Table92.F2" office:value-type="string">
            <text:p text:style-name="P40">Gem::Remote Installation Canceled</text:p>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7</text:p>
          </table:table-cell>
          <table:table-cell table:style-name="Table92.F2" office:value-type="string">
            <text:p text:style-name="P40">Gem::Remote Installation Skipped</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8</text:p>
          </table:table-cell>
          <table:table-cell table:style-name="Table92.F2" office:value-type="string">
            <text:p text:style-name="P40">Gem::Remote Source Exception</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19</text:p>
          </table:table-cell>
          <table:table-cell table:style-name="Table92.F2" office:value-type="string">
            <text:p text:style-name="P40">Gem::Ruby Version Mismatch<text:note text:id="ftn34" text:note-class="footnote"><text:note-citation>34</text:note-citation><text:note-body><text:p text:style-name="Footnote">This exception is only supported in Ruby 2.1.x and later.</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0</text:p>
          </table:table-cell>
          <table:table-cell table:style-name="Table92.F2" office:value-type="string">
            <text:p text:style-name="P40">Gem::Unsatisfiable Dependency Error</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1</text:p>
          </table:table-cell>
          <table:table-cell table:style-name="Table92.A2" office:value-type="string">
            <text:p text:style-name="P36">,</text:p>
          </table:table-cell>
          <table:table-cell table:style-name="Table92.A2" office:value-type="string">
            <text:p text:style-name="P37">01,21</text:p>
          </table:table-cell>
          <table:table-cell table:style-name="Table92.F2" office:value-type="string">
            <text:p text:style-name="P40">Gem::Verification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24">E</text:p>
          </table:table-cell>
          <table:table-cell table:style-name="Table92.A2" office:value-type="string">
            <text:p text:style-name="P24">1</text:p>
          </table:table-cell>
          <table:table-cell table:style-name="Table92.A2" office:value-type="string">
            <text:p text:style-name="P24">2</text:p>
          </table:table-cell>
          <table:table-cell table:style-name="Table92.A2" office:value-type="string">
            <text:p text:style-name="P24"/>
          </table:table-cell>
          <table:table-cell table:style-name="Table92.A2" office:value-type="string">
            <text:p text:style-name="P25"/>
          </table:table-cell>
          <table:table-cell table:style-name="Table92.F2" office:value-type="string">
            <text:p text:style-name="P27">System Call Error<text:note text:id="ftn35" text:note-class="footnote"><text:note-citation>35</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2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CCE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INUS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DDRNOTAVAI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GAIN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ALREAD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ADF</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BUS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HIL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ABORT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FUSED</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CONN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ADL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ESTADDRR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O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DQUO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EXIS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AUL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FBI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DOWN</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HOS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LSEQ</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PROGRESS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T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NVAL</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IS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LOO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LIN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MSGSIZ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AMETOOLONG</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RESE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ETUNREA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FI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BU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N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EXE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L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ME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PROTOOP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PC</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SY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CON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DIR</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EMP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SOCK</text:p>
          </table:table-cell>
          <table:table-cell table:style-name="Table92.F2" office:value-type="string">
            <text:p text:style-name="P40"/>
          </table:table-cell>
        </table:table-row>
        <text:soft-page-break/>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OTTY</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NXIO</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OPNOTSUPP</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ER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F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CLIM</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PROTOTY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ANG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EMOT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RO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HUTDOWN</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OCKTNOSUPPOR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PIP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RCH</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STA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IMEDOUT</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TOOMANYREF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USERS</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Read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WOULDBLOCKWaitWritable</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EXDEV</text:p>
          </table:table-cell>
          <table:table-cell table:style-name="Table92.F2" office:value-type="string">
            <text:p text:style-name="P40"/>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2</text:p>
          </table:table-cell>
          <table:table-cell table:style-name="Table92.A2" office:value-type="string">
            <text:p text:style-name="P36">,</text:p>
          </table:table-cell>
          <table:table-cell table:style-name="Table92.A2" office:value-type="string">
            <text:p text:style-name="P37">NOERROR<text:note text:id="ftn36" text:note-class="footnote"><text:note-citation>36</text:note-citation><text:note-body><text:p text:style-name="Footnote">Oh My God! Nothing has gone wrong! Something must be done and it must be done now! Think of the children!</text:p></text:note-body></text:note></text:p>
          </table:table-cell>
          <table:table-cell table:style-name="Table92.F2" office:value-type="string">
            <text:p text:style-name="P40"/>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3</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hread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4</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0">Type Error</text:p>
          </table:table-cell>
        </table:table-row>
        <table:table-row table:style-name="Table92.1">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8"/>
          </table:table-cell>
          <table:table-cell table:style-name="Table92.A2" office:value-type="string">
            <text:p text:style-name="P39"/>
          </table:table-cell>
          <table:table-cell table:style-name="Table92.F2" office:value-type="string">
            <text:p text:style-name="P42"/>
          </table:table-cell>
        </table:table-row>
        <table:table-row table:style-name="Table92.1">
          <table:table-cell table:style-name="Table92.A2" office:value-type="string">
            <text:p text:style-name="P36">E</text:p>
          </table:table-cell>
          <table:table-cell table:style-name="Table92.A2" office:value-type="string">
            <text:p text:style-name="P36">1</text:p>
          </table:table-cell>
          <table:table-cell table:style-name="Table92.A2" office:value-type="string">
            <text:p text:style-name="P36">5</text:p>
          </table:table-cell>
          <table:table-cell table:style-name="Table92.A2" office:value-type="string">
            <text:p text:style-name="P36"/>
          </table:table-cell>
          <table:table-cell table:style-name="Table92.A2" office:value-type="string">
            <text:p text:style-name="P37"/>
          </table:table-cell>
          <table:table-cell table:style-name="Table92.F2" office:value-type="string">
            <text:p text:style-name="P41">Zero Division Error</text:p>
          </table:table-cell>
        </table:table-row>
      </table:table>
      <text:h text:style-name="Heading_20_1" text:outline-level="1"><text:alphabetical-index-mark-start text:id="IMark116325528"/>Array<text:alphabetical-index-mark-end text:id="IMark116325528"/></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3">Array objects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3">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3">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3">Some points of interest:</text:p>
      <text:list xml:id="list5781563213950601239" text:style-name="L17">
        <text:list-item>
          <text:p text:style-name="P72">The first two examples both create “empty” arrays with zero data elements. </text:p>
        </text:list-item>
        <text:list-item>
          <text:p text:style-name="P72">Array data do NOT need to be the same “type” of data. Mixing is allowed. </text:p>
        </text:list-item>
        <text:list-item>
          <text:p text:style-name="P72">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1, 4, 9, 16, 25, 36, 49, 64, 81, 100]</text:p>
      <text:list xml:id="list5568365800503098783" text:style-name="L18">
        <text:list-item>
          <text:p text:style-name="P73"><text:soft-page-break/>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16322600"/>.new<text:alphabetical-index-mark-end text:id="IMark116322600"/> [[]] </text:h>
            <text:p text:style-name="Text_20_body">Routing:<text:span text:style-name="T12"> TOS</text:span></text:p>
            <text:p text:style-name="P3">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3">Code</text:p>
          </table:table-cell>
          <table:table-cell table:style-name="Table59.B2" office:value-type="string">
            <text:p text:style-name="P13">Result</text:p>
          </table:table-cell>
        </table:table-row>
        <table:table-row table:style-name="Table59.2">
          <table:table-cell table:style-name="Table59.A2" office:value-type="string">
            <text:p text:style-name="Snippet">Array .new</text:p>
          </table:table-cell>
          <table:table-cell table:style-name="Table59.B2" office:value-type="string">
            <text:p text:style-name="P15">[]</text:p>
          </table:table-cell>
        </table:table-row>
        <table:table-row table:style-name="Table59.2">
          <table:table-cell table:style-name="Table59.A2" office:value-type="string">
            <text:p text:style-name="Snippet">[ ]</text:p>
          </table:table-cell>
          <table:table-cell table:style-name="Table59.B2" office:value-type="string">
            <text:p text:style-name="P15">[]</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16322600"/>.new{<text:alphabetical-index-mark-end text:id="IMark116322600"/> … } [[d<text:span text:style-name="T6">1</text:span>, d<text:span text:style-name="T6">2</text:span>, d<text:span text:style-name="T6">3</text:span> … d<text:span text:style-name="T6">size</text:span>]]</text:h>
            <text:p text:style-name="Text_20_body">Routing:<text:span text:style-name="T12"> TOS</text:span></text:p>
            <text:p text:style-name="P3">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3">Code</text:p>
          </table:table-cell>
          <table:table-cell table:style-name="Table62.B2" office:value-type="string">
            <text:p text:style-name="P13">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15">[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16322600"/>x<text:alphabetical-index-mark-end text:id="IMark116322600"/> [current_element_index]</text:h>
            <text:p text:style-name="Text_20_body">Routing:<text:span text:style-name="T12"> Compiler Context.</text:span></text:p>
            <text:p text:style-name="P3">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16322600"/>}<text:alphabetical-index-mark-end text:id="IMark116322600"/> [ (see above) ]</text:h>
            <text:p text:style-name="Text_20_body">Routing:<text:span text:style-name="T12"> Compiler Context.</text:span></text:p>
            <text:p text:style-name="P3">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16322600"/>.new_size<text:alphabetical-index-mark-end text:id="IMark116322600"/> [[0<text:span text:style-name="T6">1</text:span>, 0<text:span text:style-name="T6">2</text:span>, 0<text:span text:style-name="T6">3</text:span> … 0<text:span text:style-name="T6">size</text:span>]]</text:h>
            <text:p text:style-name="Text_20_body">Routing:<text:span text:style-name="T12"> TOS</text:span></text:p>
            <text:p text:style-name="P3">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3">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15">[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16322600"/>.new_value<text:alphabetical-index-mark-end text:id="IMark116322600"/> [[value]]</text:h>
            <text:p text:style-name="Text_20_body">Routing:<text:span text:style-name="T12"> TOS</text:span></text:p>
            <text:p text:style-name="P3">This method creates an array with a single element, value. It is equivalent to the expression “[ value ]”.</text:p>
          </table:table-cell>
          <table:covered-table-cell/>
        </table:table-row>
        <table:table-row table:style-name="Table64.2">
          <table:table-cell table:style-name="Table64.A2" office:value-type="string">
            <text:p text:style-name="P13">Code</text:p>
          </table:table-cell>
          <table:table-cell table:style-name="Table64.B2" office:value-type="string">
            <text:p text:style-name="P13">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15">[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16322600"/>.new_values<text:alphabetical-index-mark-end text:id="IMark116322600"/> [[value<text:span text:style-name="T6">1</text:span>, value<text:span text:style-name="T6">2</text:span>, value<text:span text:style-name="T6">3</text:span> … value<text:span text:style-name="T6">size</text:span>]]</text:h>
            <text:p text:style-name="Text_20_body">Routing:<text:span text:style-name="T12"> TOS</text:span></text:p>
            <text:p text:style-name="P3">This method creates an array of the specified size and pre-filled with the specified value. </text:p>
            <text:p text:style-name="P3"><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3">Code</text:p>
          </table:table-cell>
          <table:table-cell table:style-name="Table65.B2" office:value-type="string">
            <text:p text:style-name="P13">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15">[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16322600"/>!<text:alphabetical-index-mark-end text:id="IMark116322600"/> []</text:h>
            <text:p text:style-name="Text_20_body">Routing: TOS</text:p>
            <text:p text:style-name="P3">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3">Code</text:p>
          </table:table-cell>
          <table:table-cell table:style-name="Table66.B2" office:value-type="string">
            <text:p text:style-name="P13">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15">(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16322600"/>+<text:alphabetical-index-mark-end text:id="IMark116322600"/> [array]</text:h>
            <text:p text:style-name="Text_20_body">Routing: NOS</text:p>
            <text:p text:style-name="P3">This method overrides the stub defined in the Object class. For arrays, the plus operation is defined as concatenation. The result is a new array with the object appended. If the object is also an array, the elements of that array are concatenated.</text:p>
            <text:p text:style-name="P3">Note: This method does <text:span text:style-name="T2">not</text:span> mutate the original array.</text:p>
          </table:table-cell>
          <table:covered-table-cell/>
        </table:table-row>
        <table:table-row table:style-name="Table67.1">
          <table:table-cell table:style-name="Table67.A2" office:value-type="string">
            <text:p text:style-name="P13">Code</text:p>
          </table:table-cell>
          <table:table-cell table:style-name="Table67.B2" office:value-type="string">
            <text:p text:style-name="P13">Result</text:p>
          </table:table-cell>
        </table:table-row>
        <table:table-row table:style-name="Table67.1">
          <table:table-cell table:style-name="Table67.A2" office:value-type="string">
            <text:p text:style-name="Snippet">[ 1 2 ] 3 +</text:p>
          </table:table-cell>
          <table:table-cell table:style-name="Table67.B2" office:value-type="string">
            <text:p text:style-name="P15">[1, 2, 3]</text:p>
          </table:table-cell>
        </table:table-row>
        <table:table-row table:style-name="Table67.1">
          <table:table-cell table:style-name="Table67.A2" office:value-type="string">
            <text:p text:style-name="Snippet">[ 1 2 ] [ 3 4 ] +</text:p>
          </table:table-cell>
          <table:table-cell table:style-name="Table67.B2" office:value-type="string">
            <text:p text:style-name="P15">[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15">[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16322600"/>.+left<text:alphabetical-index-mark-end text:id="IMark116322600"/> [array]</text:h>
            <text:p text:style-name="Text_20_body">Routing: TOS</text:p>
            <text:p text:style-name="Text_20_body">This method removes the first (leftmost) width elements from a copy of the target array and replaces them with the elements from the source array.</text:p>
            <text:p text:style-name="P3">Note: This method does <text:span text:style-name="T2">not</text:span> mutate the original array.</text:p>
          </table:table-cell>
          <table:covered-table-cell/>
        </table:table-row>
        <table:table-row table:style-name="Table68.1">
          <table:table-cell table:style-name="Table68.A2" office:value-type="string">
            <text:p text:style-name="P13">Code</text:p>
          </table:table-cell>
          <table:table-cell table:style-name="Table68.B2" office:value-type="string">
            <text:p text:style-name="P13">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15">[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16322600"/>.+mid<text:alphabetical-index-mark-end text:id="IMark116322600"/> [array]</text:h>
            <text:p text:style-name="Text_20_body">Routing: TOS</text:p>
            <text:p text:style-name="P3">This method removes width elements from the target array starting at position “posn”. It then inserts the elements from the source array into the “gap”, creating a new array in the process.</text:p>
            <text:p text:style-name="P3">Note: This method does <text:span text:style-name="T2">not</text:span> mutate the original array.</text:p>
          </table:table-cell>
          <table:covered-table-cell/>
        </table:table-row>
        <table:table-row table:style-name="Table69.1">
          <table:table-cell table:style-name="Table69.A2" office:value-type="string">
            <text:p text:style-name="P13">Code</text:p>
          </table:table-cell>
          <table:table-cell table:style-name="Table69.B2" office:value-type="string">
            <text:p text:style-name="P13">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15">[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16322600"/>.+midlr<text:alphabetical-index-mark-end text:id="IMark116322600"/> [array]</text:h>
            <text:p text:style-name="Text_20_body">Routing: TOS</text:p>
            <text:p text:style-name="P3">This method removes elements from the target array starting at position “left” and ending at position “right” counting from the end of the array. It then inserts the elements from the source array into the “gap”, creating a new array in the process. </text:p>
            <text:p text:style-name="P3">Note: This method does <text:span text:style-name="T2">not</text:span> mutate the original array.</text:p>
          </table:table-cell>
          <table:covered-table-cell/>
        </table:table-row>
        <table:table-row table:style-name="Table70.1">
          <table:table-cell table:style-name="Table70.A2" office:value-type="string">
            <text:p text:style-name="P13">Code</text:p>
          </table:table-cell>
          <table:table-cell table:style-name="Table70.B2" office:value-type="string">
            <text:p text:style-name="P13">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15">[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16322600"/>.+right<text:alphabetical-index-mark-end text:id="IMark116322600"/> [array]</text:h>
            <text:p text:style-name="Text_20_body">Routing: TOS</text:p>
            <text:p text:style-name="P3">This method removes the last (rightmost) width elements from the target array and replaces them with the elements of the source array.</text:p>
            <text:p text:style-name="P3">Note: This method does <text:span text:style-name="T2">not</text:span> mutate the original array.</text:p>
          </table:table-cell>
          <table:covered-table-cell/>
        </table:table-row>
        <table:table-row table:style-name="Table71.1">
          <table:table-cell table:style-name="Table71.A2" office:value-type="string">
            <text:p text:style-name="P13">Code</text:p>
          </table:table-cell>
          <table:table-cell table:style-name="Table71.B2" office:value-type="string">
            <text:p text:style-name="P13">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15">[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16322600"/>.-left<text:alphabetical-index-mark-end text:id="IMark116322600"/> [array]</text:h>
            <text:p text:style-name="Text_20_body">Routing: TOS</text:p>
            <text:p text:style-name="P3">This method removes the first (leftmost) width elements from a copy of the source array.</text:p>
            <text:p text:style-name="P3">Note: This method does <text:span text:style-name="T2">not</text:span> mutate the original array.</text:p>
          </table:table-cell>
          <table:covered-table-cell/>
        </table:table-row>
        <table:table-row table:style-name="Table72.1">
          <table:table-cell table:style-name="Table72.A2" office:value-type="string">
            <text:p text:style-name="P13">Code</text:p>
          </table:table-cell>
          <table:table-cell table:style-name="Table72.B2" office:value-type="string">
            <text:p text:style-name="P13">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15">[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16322600"/>.-mid<text:alphabetical-index-mark-end text:id="IMark116322600"/> [array]</text:h>
            <text:p text:style-name="Text_20_body">Routing: TOS</text:p>
            <text:p text:style-name="P3">This method removes width elements from a copy of the array starting at position “posn”.</text:p>
            <text:p text:style-name="P3">Note: This method does <text:span text:style-name="T2">not</text:span> mutate the original array.</text:p>
          </table:table-cell>
          <table:covered-table-cell/>
        </table:table-row>
        <table:table-row table:style-name="Table73.1">
          <table:table-cell table:style-name="Table73.A2" office:value-type="string">
            <text:p text:style-name="P13">Code</text:p>
          </table:table-cell>
          <table:table-cell table:style-name="Table73.B2" office:value-type="string">
            <text:p text:style-name="P13">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15">[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16322600"/>.-midlr<text:alphabetical-index-mark-end text:id="IMark116322600"/> [array]</text:h>
            <text:p text:style-name="Text_20_body">Routing: TOS</text:p>
            <text:p text:style-name="P3">This method removes elements from the target array starting at position “left” and ending at position “right” counting from the end of the array. <text:s/></text:p>
            <text:p text:style-name="P3">Note: This method does <text:span text:style-name="T2">not</text:span> mutate the original array.</text:p>
          </table:table-cell>
          <table:covered-table-cell/>
        </table:table-row>
        <table:table-row table:style-name="Table74.1">
          <table:table-cell table:style-name="Table74.A2" office:value-type="string">
            <text:p text:style-name="P13">Code</text:p>
          </table:table-cell>
          <table:table-cell table:style-name="Table74.B2" office:value-type="string">
            <text:p text:style-name="P13">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15">[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16322600"/>.-right<text:alphabetical-index-mark-end text:id="IMark116322600"/> [array]</text:h>
            <text:p text:style-name="Text_20_body">Routing: TOS</text:p>
            <text:p text:style-name="P3">This method removes the last (rightmost) width elements from a copy of the array.</text:p>
            <text:p text:style-name="P3">Note: This method does <text:span text:style-name="T2">not</text:span> mutate the original array.</text:p>
          </table:table-cell>
          <table:covered-table-cell/>
        </table:table-row>
        <table:table-row table:style-name="Table75.1">
          <table:table-cell table:style-name="Table75.A2" office:value-type="string">
            <text:p text:style-name="P13">Code</text:p>
          </table:table-cell>
          <table:table-cell table:style-name="Table75.B2" office:value-type="string">
            <text:p text:style-name="P13">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15">[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16322600"/>.[]!<text:alphabetical-index-mark-end text:id="IMark116322600"/> []</text:h>
            <text:p text:style-name="Text_20_body">Routing: TOS</text:p>
            <text:p text:style-name="P3">Store the specified value at the index of the array.</text:p>
            <text:p text:style-name="P3">Note: This method <text:span text:style-name="T2">does</text:span> mutate the array.</text:p>
          </table:table-cell>
          <table:covered-table-cell/>
        </table:table-row>
        <table:table-row table:style-name="Table76.1">
          <table:table-cell table:style-name="Table76.A2" office:value-type="string">
            <text:p text:style-name="P13">Code</text:p>
          </table:table-cell>
          <table:table-cell table:style-name="Table76.B2" office:value-type="string">
            <text:p text:style-name="P13">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15">(“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16322600"/>.[]@<text:alphabetical-index-mark-end text:id="IMark116322600"/> [value]</text:h>
            <text:p text:style-name="Text_20_body">Routing: TOS</text:p>
            <text:p text:style-name="P3">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3">Code</text:p>
          </table:table-cell>
          <table:table-cell table:style-name="Table77.B2" office:value-type="string">
            <text:p text:style-name="P13">Result</text:p>
          </table:table-cell>
        </table:table-row>
        <table:table-row table:style-name="Table77.1">
          <table:table-cell table:style-name="Table77.A2" office:value-type="string">
            <text:p text:style-name="Snippet">1 [ 1 2 3 4 ] .[]@</text:p>
          </table:table-cell>
          <table:table-cell table:style-name="Table77.B2" office:value-type="string">
            <text:p text:style-name="P15">2</text:p>
          </table:table-cell>
        </table:table-row>
        <table:table-row table:style-name="Table77.1">
          <table:table-cell table:style-name="Table77.A2" office:value-type="string">
            <text:p text:style-name="Snippet">11 [ 1 2 3 4 ] .[]@</text:p>
          </table:table-cell>
          <table:table-cell table:style-name="Table77.B2" office:value-type="string">
            <text:p text:style-name="P15">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16322600"/>.left<text:alphabetical-index-mark-end text:id="IMark116322600"/> [array]</text:h>
            <text:p text:style-name="Text_20_body">Routing: TOS</text:p>
            <text:p text:style-name="P3">This method returns an array containing the first (leftmost) width elements of the given array.</text:p>
            <text:p text:style-name="P3">Note: This method does <text:span text:style-name="T2">not</text:span> mutate the original array.</text:p>
          </table:table-cell>
          <table:covered-table-cell/>
        </table:table-row>
        <table:table-row table:style-name="Table78.1">
          <table:table-cell table:style-name="Table78.A2" office:value-type="string">
            <text:p text:style-name="P13">Code</text:p>
          </table:table-cell>
          <table:table-cell table:style-name="Table78.B2" office:value-type="string">
            <text:p text:style-name="P13">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15">[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16322600"/>.length<text:alphabetical-index-mark-end text:id="IMark116322600"/> [count]</text:h>
            <text:p text:style-name="Text_20_body">Routing: TOS</text:p>
            <text:p text:style-name="P3">This method computes the number of elements contained in the given array.</text:p>
          </table:table-cell>
          <table:covered-table-cell/>
        </table:table-row>
        <table:table-row table:style-name="Table79.1">
          <table:table-cell table:style-name="Table79.A2" office:value-type="string">
            <text:p text:style-name="P13">Code</text:p>
          </table:table-cell>
          <table:table-cell table:style-name="Table79.B2" office:value-type="string">
            <text:p text:style-name="P13">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15">4</text:p>
          </table:table-cell>
        </table:table-row>
        <table:table-row table:style-name="Table79.1">
          <table:table-cell table:style-name="Table79.A2" office:value-type="string">
            <text:p text:style-name="Snippet">[ ] .length</text:p>
          </table:table-cell>
          <table:table-cell table:style-name="Table79.B2" office:value-type="string">
            <text:p text:style-name="P15">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16322600"/>.max<text:alphabetical-index-mark-end text:id="IMark116322600"/> [value]</text:h>
            <text:p text:style-name="Text_20_body">Routing: TOS</text:p>
            <text:p text:style-name="P3">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3">Code</text:p>
          </table:table-cell>
          <table:table-cell table:style-name="Table80.B2" office:value-type="string">
            <text:p text:style-name="P13">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15">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15">“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15">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16322600"/>.mid<text:alphabetical-index-mark-end text:id="IMark116322600"/> [array]</text:h>
            <text:p text:style-name="Text_20_body">Routing: TOS</text:p>
            <text:p text:style-name="P3">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3">Note: This method does <text:span text:style-name="T2">not</text:span> mutate the original array.</text:p>
          </table:table-cell>
          <table:covered-table-cell/>
        </table:table-row>
        <table:table-row table:style-name="Table81.1">
          <table:table-cell table:style-name="Table81.A2" office:value-type="string">
            <text:p text:style-name="P13">Code</text:p>
          </table:table-cell>
          <table:table-cell table:style-name="Table81.B2" office:value-type="string">
            <text:p text:style-name="P13">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15">[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15">[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15">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16322600"/>.midlr<text:alphabetical-index-mark-end text:id="IMark116322600"/> [array]</text:h>
            <text:p text:style-name="Text_20_body">Routing: TOS</text:p>
            <text:p text:style-name="P3">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3">Note: This method does <text:span text:style-name="T2">not</text:span> mutate the original array.</text:p>
          </table:table-cell>
          <table:covered-table-cell/>
        </table:table-row>
        <table:table-row table:style-name="Table82.1">
          <table:table-cell table:style-name="Table82.A2" office:value-type="string">
            <text:p text:style-name="P13">Code</text:p>
          </table:table-cell>
          <table:table-cell table:style-name="Table82.B2" office:value-type="string">
            <text:p text:style-name="P13">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15">[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15">[]</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15">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16322600"/>.min<text:alphabetical-index-mark-end text:id="IMark116322600"/> [value]</text:h>
            <text:p text:style-name="Text_20_body">Routing: TOS</text:p>
            <text:p text:style-name="P3">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3">Code</text:p>
          </table:table-cell>
          <table:table-cell table:style-name="Table83.B2" office:value-type="string">
            <text:p text:style-name="P13">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15">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15">“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15">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16322600"/>.pp<text:alphabetical-index-mark-end text:id="IMark116322600"/> []</text:h>
            <text:p text:style-name="Text_20_body">Routing: TOS</text:p>
            <text:p text:style-name="P3">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3">Code</text:p>
          </table:table-cell>
          <table:table-cell table:style-name="Table84.B2" office:value-type="string">
            <text:p text:style-name="P13">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15">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16322600"/>.reverse<text:alphabetical-index-mark-end text:id="IMark116322600"/> [array]</text:h>
            <text:p text:style-name="Text_20_body">Routing: TOS</text:p>
            <text:p text:style-name="P3">This method creates a copy of the array with the elements reversed.</text:p>
            <text:p text:style-name="P3">Note: This method does <text:span text:style-name="T2">not</text:span> mutate the original array.</text:p>
          </table:table-cell>
          <table:covered-table-cell/>
        </table:table-row>
        <table:table-row table:style-name="Table85.1">
          <table:table-cell table:style-name="Table85.A2" office:value-type="string">
            <text:p text:style-name="P13">Code</text:p>
          </table:table-cell>
          <table:table-cell table:style-name="Table85.B2" office:value-type="string">
            <text:p text:style-name="P13">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15">[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16322600"/>.right<text:alphabetical-index-mark-end text:id="IMark116322600"/> [array]</text:h>
            <text:p text:style-name="Text_20_body">Routing: TOS</text:p>
            <text:p text:style-name="P3">This method extracts the last (rightmost) width elements from a copy of the array.</text:p>
            <text:p text:style-name="P3">Note: This method does <text:span text:style-name="T2">not</text:span> mutate the original array.</text:p>
          </table:table-cell>
          <table:covered-table-cell/>
        </table:table-row>
        <table:table-row table:style-name="Table86.1">
          <table:table-cell table:style-name="Table86.A2" office:value-type="string">
            <text:p text:style-name="P13">Code</text:p>
          </table:table-cell>
          <table:table-cell table:style-name="Table86.B2" office:value-type="string">
            <text:p text:style-name="P13">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15"/>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16322600"/>.shuffle<text:alphabetical-index-mark-end text:id="IMark116322600"/> [array]</text:h>
            <text:p text:style-name="Text_20_body">Routing: TOS</text:p>
            <text:p text:style-name="P3">This method creates a new array with the elements of the source array shuffled.</text:p>
            <text:p text:style-name="P3">Note: This method does <text:span text:style-name="T2">not</text:span> mutate the original array.</text:p>
          </table:table-cell>
          <table:covered-table-cell/>
        </table:table-row>
        <table:table-row table:style-name="Table87.1">
          <table:table-cell table:style-name="Table87.A2" office:value-type="string">
            <text:p text:style-name="P13">Code</text:p>
          </table:table-cell>
          <table:table-cell table:style-name="Table87.B2" office:value-type="string">
            <text:p text:style-name="P13">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15">[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16322600"/>.sort<text:alphabetical-index-mark-end text:id="IMark116322600"/> [array]</text:h>
            <text:p text:style-name="Text_20_body">Routing: TOS</text:p>
            <text:p text:style-name="P3">Given an array, return a sorted copy of that array. Note that the elements of the array must be comparison compatible or an error is returned.</text:p>
            <text:p text:style-name="P3">Note: This method does <text:span text:style-name="T2">not</text:span> mutate the original array.</text:p>
          </table:table-cell>
          <table:covered-table-cell/>
        </table:table-row>
        <table:table-row table:style-name="Table88.1">
          <table:table-cell table:style-name="Table88.A2" office:value-type="string">
            <text:p text:style-name="P13">Code</text:p>
          </table:table-cell>
          <table:table-cell table:style-name="Table88.B2" office:value-type="string">
            <text:p text:style-name="P13">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15">[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15">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15">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16322600"/>.strmax<text:alphabetical-index-mark-end text:id="IMark116322600"/> [width]</text:h>
            <text:p text:style-name="Text_20_body">Routing: TOS</text:p>
            <text:p text:style-name="P3">Given an array, this method determines the width of the largest string representation of an element. This method is a helper method for the .pp pretty print method.</text:p>
            <text:p text:style-name="P3">Note: This method does <text:span text:style-name="T2">not</text:span> mutate the original array.</text:p>
          </table:table-cell>
          <table:covered-table-cell/>
        </table:table-row>
        <table:table-row table:style-name="Table89.1">
          <table:table-cell table:style-name="Table89.A2" office:value-type="string">
            <text:p text:style-name="P13">Code</text:p>
          </table:table-cell>
          <table:table-cell table:style-name="Table89.B2" office:value-type="string">
            <text:p text:style-name="P13">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15">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16322600"/>&lt;&lt;<text:alphabetical-index-mark-end text:id="IMark116322600"/> [array]</text:h>
            <text:p text:style-name="Text_20_body">Routing: NOS</text:p>
            <text:p text:style-name="P3">This method appends the object to the array. If the object is an array, the array and not the elements are appended.</text:p>
            <text:p text:style-name="P3">NOTE: This method DOES mutate the source array.</text:p>
          </table:table-cell>
          <table:covered-table-cell/>
        </table:table-row>
        <table:table-row table:style-name="Table90.1">
          <table:table-cell table:style-name="Table90.A2" office:value-type="string">
            <text:p text:style-name="P13">Code</text:p>
          </table:table-cell>
          <table:table-cell table:style-name="Table90.B2" office:value-type="string">
            <text:p text:style-name="P13">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15">[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15">[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16322600"/>@<text:alphabetical-index-mark-end text:id="IMark116322600"/> [value]</text:h>
            <text:p text:style-name="Text_20_body">Routing: TOS</text:p>
            <text:p text:style-name="P3">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3">Code</text:p>
          </table:table-cell>
          <table:table-cell table:style-name="Table91.B2" office:value-type="string">
            <text:p text:style-name="P13">Result</text:p>
          </table:table-cell>
        </table:table-row>
        <table:table-row table:style-name="Table91.1">
          <table:table-cell table:style-name="Table91.A2" office:value-type="string">
            <text:p text:style-name="Snippet">[ 1 2 3 4 ] @</text:p>
          </table:table-cell>
          <table:table-cell table:style-name="Table91.B2" office:value-type="string">
            <text:p text:style-name="P15">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16325528"/>Class<text:alphabetical-index-mark-end text:id="IMark116325528"/></text:h>
      <text:p text:style-name="Text_20_body"/>
      <text:p text:style-name="Text_20_body">Inheritance: Class <text:span text:style-name="T9">←</text:span> Object</text:p>
      <text:p text:style-name="Code"/>
      <text:p text:style-name="Code">Class Shared Methods =</text:p>
      <text:p text:style-name="Code">)methods <text:s text:c="5"/>.: <text:s text:c="10"/>.new <text:s text:c="10"/>.subclass:</text:p>
      <text:p text:style-name="Code">)stubs <text:s text:c="7"/>.is_class? <text:s text:c="2"/>.parent_class <text:s/>.to_s</text:p>
      <text:p text:style-name="Code"/>
      <text:p text:style-name="P3">The Class class is the class of all classes. That is to say, all classes are instances of the class Class. The Class class is unique in that it is an instance of itself!<text:note text:id="ftn37" text:note-class="footnote"><text:note-citation>37</text:note-citation><text:note-body><text:p text:style-name="Footnote">All in all, a real class act! See http://en.wikipedia.org/wiki/Class_(computer_programming)</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9" table:style-name="Table99">
        <table:table-column table:style-name="Table99.A"/>
        <table:table-column table:style-name="Table99.B"/>
        <table:table-column table:style-name="Table99.C"/>
        <table:table-row table:style-name="Table99.1">
          <table:table-cell table:style-name="Table99.A1" table:number-columns-spanned="3" office:value-type="string">
            <text:h text:style-name="Heading_20_3" text:outline-level="3">[a_class] <text:alphabetical-index-mark-start text:id="IMark116322600"/>.:<text:alphabetical-index-mark-end text:id="IMark116322600"/> method_name … ; []</text:h>
            <text:p text:style-name="Text_20_body">Routing: TOS</text:p>
            <text:p text:style-name="P3">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Object .: .one 1 ;</text:p>
          </table:table-cell>
          <table:covered-table-cell/>
          <table:table-cell table:style-name="Table99.C2" office:value-type="string">
            <text:p text:style-name="P15">(Creates a public method .one)</text:p>
          </table:table-cell>
        </table:table-row>
        <table:table-row table:style-name="Table99.1">
          <table:table-cell table:style-name="Table99.A2" table:number-columns-spanned="2" office:value-type="string">
            <text:p text:style-name="Snippet">Object .: ~two 2 ;</text:p>
          </table:table-cell>
          <table:covered-table-cell/>
          <table:table-cell table:style-name="Table99.C2" office:value-type="string">
            <text:p text:style-name="P15">(Creates a private method ~two)</text:p>
          </table:table-cell>
        </table:table-row>
        <table:table-row table:style-name="Table99.1">
          <table:table-cell table:style-name="Table99.A2" table:number-columns-spanned="2" office:value-type="string">
            <text:p text:style-name="Snippet">MyClass .: + (omitted) ;</text:p>
          </table:table-cell>
          <table:covered-table-cell/>
          <table:table-cell table:style-name="Table99.C2" office:value-type="string">
            <text:p text:style-name="P15">(Creates a dyadic (NOS) method +)</text:p>
          </table:table-cell>
        </table:table-row>
        <table:table-row table:style-name="Table99.1">
          <table:table-cell table:style-name="Table99.A2" table:number-columns-spanned="2" office:value-type="string">
            <text:p text:style-name="Snippet">Object .: BAD <text:s/>;</text:p>
          </table:table-cell>
          <table:covered-table-cell/>
          <table:table-cell table:style-name="Table99.C2" office:value-type="string">
            <text:p text:style-name="P17">F10: Invalid name for a method: BAD</text:p>
          </table:table-cell>
        </table:table-row>
        <table:table-row table:style-name="Table99.1">
          <table:table-cell table:style-name="Table99.A2" table:number-columns-spanned="2" office:value-type="string">
            <text:p text:style-name="Snippet">String .: twaddle<text:span text:style-name="T13">" (stuff) ;</text:span></text:p>
          </table:table-cell>
          <table:covered-table-cell/>
          <table:table-cell table:style-name="Table99.C2" office:value-type="string">
            <text:p text:style-name="P17">(Creates a method with an embedded string.</text:p>
          </table:table-cell>
        </table:table-row>
        <table:table-row table:style-name="Table99.1">
          <table:table-cell table:style-name="Table99.A2" table:number-columns-spanned="2" office:value-type="string">
            <text:p text:style-name="Snippet">Object .: twiddle<text:span text:style-name="T13">" (stuff) ;</text:span></text:p>
          </table:table-cell>
          <table:covered-table-cell/>
          <table:table-cell table:style-name="Table99.C2" office:value-type="string">
            <text:p text:style-name="P17">F13: Creating a string method twiddle" on a Object</text:p>
          </table:table-cell>
        </table:table-row>
        <table:table-row table:style-name="Table99.1">
          <table:table-cell table:style-name="Table99.A9" table:number-columns-spanned="3" office:value-type="string">
            <text:h text:style-name="Heading_20_4" text:outline-level="4">Local Methods: </text:h>
          </table:table-cell>
          <table:covered-table-cell/>
          <table:covered-table-cell/>
        </table:table-row>
        <text:soft-page-break/>
        <table:table-row table:style-name="Table99.1">
          <table:table-cell table:style-name="Table99.C2" table:number-columns-spanned="3" office:value-type="string">
            <text:h text:style-name="Heading_20_4" text:outline-level="4">[undefined] <text:alphabetical-index-mark-start text:id="IMark116322600"/>super<text:alphabetical-index-mark-end text:id="IMark116322600"/> [undefined]</text:h>
            <text:p text:style-name="Text_20_body">Routing:<text:span text:style-name="T12"> Compiler Context.</text:span></text:p>
            <text:p text:style-name="P3">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class: MyClass</text:p>
            <text:p text:style-name="Snippet">MyClass .: .name "Hi from " super + ;</text:p>
            <text:p text:style-name="Snippet">MyClass .new .name .</text:p>
          </table:table-cell>
          <table:covered-table-cell/>
          <table:table-cell table:style-name="Table99.C12" office:value-type="string">
            <text:p text:style-name="P15">Hi from MyClass instance</text:p>
          </table:table-cell>
        </table:table-row>
        <table:table-row table:style-name="Table99.1">
          <table:table-cell table:style-name="Table99.A2" table:number-columns-spanned="2" office:value-type="string">
            <text:p text:style-name="Snippet">class TestClass</text:p>
            <text:p text:style-name="Snippet">TestClass .: .broken super ;</text:p>
            <text:p text:style-name="Snippet">TestClass .new .broken</text:p>
          </table:table-cell>
          <table:covered-table-cell/>
          <table:table-cell table:style-name="Table99.C12" office:value-type="string">
            <text:p text:style-name="P23">F20: A TestClass instance does not understand .broken (:_309).</text:p>
          </table:table-cell>
        </table:table-row>
        <table:table-row table:style-name="Table99.1">
          <table:table-cell table:style-name="Table99.C2" table:number-columns-spanned="3" office:value-type="string">
            <text:h text:style-name="Heading_20_4" text:outline-level="4">[value] <text:alphabetical-index-mark-start text:id="IMark116322600"/>val:<text:alphabetical-index-mark-end text:id="IMark116322600"/> local_name []</text:h>
            <text:p text:style-name="Text_20_body">Routing:<text:span text:style-name="T12"> Compiler Context.</text:span></text:p>
            <text:p text:style-name="P3">This method defines a local valu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l: limit</text:p>
          </table:table-cell>
          <table:covered-table-cell/>
          <table:table-cell table:style-name="Table99.C2" office:value-type="string">
            <text:p text:style-name="P15">(Creates a valu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16322600"/>var:<text:alphabetical-index-mark-end text:id="IMark116322600"/> local_name []</text:h>
            <text:p text:style-name="Text_20_body">Routing:<text:span text:style-name="T12"> Compiler Context.</text:span></text:p>
            <text:p text:style-name="P3">This method defines a local variable in the current method. </text:p>
            <text:p text:style-name="P3">See Data Storage in fOOrth, above, for more details on values and variables.</text:p>
          </table:table-cell>
          <table:covered-table-cell/>
          <table:covered-table-cell/>
        </table:table-row>
        <table:table-row table:style-name="Table99.1">
          <table:table-cell table:style-name="Table99.A2" table:number-columns-spanned="2" office:value-type="string">
            <text:p text:style-name="P13">Code</text:p>
          </table:table-cell>
          <table:covered-table-cell/>
          <table:table-cell table:style-name="Table99.C2" office:value-type="string">
            <text:p text:style-name="P13">Result</text:p>
          </table:table-cell>
        </table:table-row>
        <table:table-row table:style-name="Table99.1">
          <table:table-cell table:style-name="Table99.A2" table:number-columns-spanned="2" office:value-type="string">
            <text:p text:style-name="Snippet">10 var: limit</text:p>
          </table:table-cell>
          <table:covered-table-cell/>
          <table:table-cell table:style-name="Table99.C2" office:value-type="string">
            <text:p text:style-name="P15">(Creates a variable named limit set to 10)</text:p>
          </table:table-cell>
        </table:table-row>
        <table:table-row table:style-name="Table99.1">
          <table:table-cell table:style-name="Table99.C2" table:number-columns-spanned="3" office:value-type="string">
            <text:h text:style-name="Heading_20_4" text:outline-level="4">[value] <text:alphabetical-index-mark-start text:id="IMark116322600"/>val@:<text:alphabetical-index-mark-end text:id="IMark11632260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l@: @limit</text:p>
          </table:table-cell>
          <table:table-cell table:style-name="Table99.C2" table:number-columns-spanned="2" office:value-type="string">
            <text:p text:style-name="P15">(Creates an instance value named @limit set to 10)</text:p>
          </table:table-cell>
          <table:covered-table-cell/>
        </table:table-row>
        <text:soft-page-break/>
        <table:table-row table:style-name="Table99.1">
          <table:table-cell table:style-name="Table99.C2" table:number-columns-spanned="3" office:value-type="string">
            <text:h text:style-name="Heading_20_4" text:outline-level="4">[value] <text:alphabetical-index-mark-start text:id="IMark116322600"/>var@:<text:alphabetical-index-mark-end text:id="IMark116322600"/> @instance_name []</text:h>
            <text:p text:style-name="Text_20_body">Routing:<text:span text:style-name="T12"> Compiler Context.</text:span></text:p>
            <text:p text:style-name="P3">This method creates an instance value in the instance of the host class.</text:p>
            <text:p text:style-name="P3">See Data Storage in fOOrth, above, for more details on values and variables.</text:p>
          </table:table-cell>
          <table:covered-table-cell/>
          <table:covered-table-cell/>
        </table:table-row>
        <table:table-row table:style-name="Table99.1">
          <table:table-cell table:style-name="Table99.A2" office:value-type="string">
            <text:p text:style-name="P13">Code</text:p>
          </table:table-cell>
          <table:table-cell table:style-name="Table99.C2" table:number-columns-spanned="2" office:value-type="string">
            <text:p text:style-name="P13">Result</text:p>
          </table:table-cell>
          <table:covered-table-cell/>
        </table:table-row>
        <table:table-row table:style-name="Table99.1">
          <table:table-cell table:style-name="Table99.A2" office:value-type="string">
            <text:p text:style-name="Snippet">10 var@: @limit</text:p>
          </table:table-cell>
          <table:table-cell table:style-name="Table99.C2" table:number-columns-spanned="2" office:value-type="string">
            <text:p text:style-name="P15">(Creates an instance variable named @limit initially set to 10)</text:p>
          </table:table-cell>
          <table:covered-table-cell/>
        </table:table-row>
        <table:table-row table:style-name="Table99.1">
          <table:table-cell table:style-name="Table99.C2" table:number-columns-spanned="3" office:value-type="string">
            <text:h text:style-name="Heading_20_4" text:outline-level="4">[] ... <text:alphabetical-index-mark-start text:id="IMark116322600"/>;<text:alphabetical-index-mark-end text:id="IMark116322600"/> []</text:h>
            <text:p text:style-name="Text_20_body">Routing:<text:span text:style-name="T12"> Compiler Context.</text:span></text:p>
            <text:p text:style-name="P3">Close off the method definition.</text:p>
          </table:table-cell>
          <table:covered-table-cell/>
          <table:covered-table-cell/>
        </table:table-row>
      </table:table>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16322600"/>.is_class?<text:alphabetical-index-mark-end text:id="IMark116322600"/> [true]</text:h>
            <text:p text:style-name="Text_20_body">Routing: TOS</text:p>
            <text:p text:style-name="P3">This method answers true when sent to a class object because classes are classes!</text:p>
          </table:table-cell>
          <table:covered-table-cell/>
        </table:table-row>
        <table:table-row table:style-name="Table93.1">
          <table:table-cell table:style-name="Table93.A2" office:value-type="string">
            <text:p text:style-name="P13">Code</text:p>
          </table:table-cell>
          <table:table-cell table:style-name="Table93.B2" office:value-type="string">
            <text:p text:style-name="P13">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15">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16322600"/>.new<text:alphabetical-index-mark-end text:id="IMark116322600"/> [an_instance_of_a_class]</text:h>
            <text:p text:style-name="Text_20_body">Routing: TOS</text:p>
            <text:p text:style-name="P3">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3">Code</text:p>
          </table:table-cell>
          <table:table-cell table:style-name="Table94.B2" office:value-type="string">
            <text:p text:style-name="P13">Result</text:p>
          </table:table-cell>
        </table:table-row>
        <table:table-row table:style-name="Table94.1">
          <table:table-cell table:style-name="Table94.A2" office:value-type="string">
            <text:p text:style-name="Snippet">Object .new</text:p>
          </table:table-cell>
          <table:table-cell table:style-name="Table94.B2" office:value-type="string">
            <text:p text:style-name="P15">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16322600"/>.parent_class<text:alphabetical-index-mark-end text:id="IMark116322600"/> [a_class or nil]</text:h>
            <text:p text:style-name="Text_20_body">Routing: TOS</text:p>
            <text:p text:style-name="P3">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3">Code</text:p>
          </table:table-cell>
          <table:table-cell table:style-name="Table95.B2" office:value-type="string">
            <text:p text:style-name="P13">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15">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15">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16322600"/>.subclass:<text:alphabetical-index-mark-end text:id="IMark116322600"/> subclass_name []</text:h>
            <text:p text:style-name="Text_20_body">Routing: TOS</text:p>
            <text:p text:style-name="P3">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3">Code</text:p>
          </table:table-cell>
          <table:table-cell table:style-name="Table96.B2" office:value-type="string">
            <text:p text:style-name="P13">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15">(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15">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16322600"/>.to_s<text:alphabetical-index-mark-end text:id="IMark116322600"/> [string]</text:h>
            <text:p text:style-name="Text_20_body">Routing: TOS</text:p>
            <text:p text:style-name="P3">Converts the class to a string.</text:p>
          </table:table-cell>
          <table:covered-table-cell/>
        </table:table-row>
        <table:table-row table:style-name="Table97.1">
          <table:table-cell table:style-name="Table97.A2" office:value-type="string">
            <text:p text:style-name="P13">Code</text:p>
          </table:table-cell>
          <table:table-cell table:style-name="Table97.B2" office:value-type="string">
            <text:p text:style-name="P13">Result</text:p>
          </table:table-cell>
        </table:table-row>
        <table:table-row table:style-name="Table97.1">
          <table:table-cell table:style-name="Table97.A2" office:value-type="string">
            <text:p text:style-name="Snippet">Object .to_s</text:p>
          </table:table-cell>
          <table:table-cell table:style-name="Table97.B2" office:value-type="string">
            <text:p text:style-name="P15">“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15">“MyClass”</text:p>
          </table:table-cell>
        </table:table-row>
      </table:table>
      <text:p text:style-name="Text_20_body"/>
      <text:h text:style-name="Heading_20_2" text:outline-level="2"><text:alphabetical-index-mark-start text:id="IMark116325528"/>Commands<text:alphabetical-index-mark-end text:id="IMark116325528"/></text:h>
      <text:p text:style-name="Text_20_body">The following are also methods, however, they are designed primarily for interacting directly with the operator in the form of commands. Commands are distinguished by the leading “)” in their name<text:note text:id="ftn38" text:note-class="footnote"><text:note-citation>38</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16322600"/>)methods<text:alphabetical-index-mark-end text:id="IMark116322600"/> []</text:h>
            <text:p text:style-name="Text_20_body">Routing: TOS</text:p>
            <text:p text:style-name="P3">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3">Code</text:p>
          </table:table-cell>
          <table:table-cell table:style-name="Table98.B2" office:value-type="string">
            <text:p text:style-name="P13">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15">(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16322600"/>)stubs<text:alphabetical-index-mark-end text:id="IMark116322600"/> []</text:h>
            <text:p text:style-name="Text_20_body">Routing: TOS</text:p>
            <text:p text:style-name="P3">List the stub methods defined for this class. Stubs are place holder methods that serve one of two purposes:</text:p>
            <text:list xml:id="list2714035808049381308" text:style-name="L19">
              <text:list-item>
                <text:p text:style-name="P74">They are abstract methods in a base class that exist so that a sub-class may replace the stub with an actual method. The stub ensures that the compiler uses the correct routing when using the method.</text:p>
              </text:list-item>
              <text:list-item>
                <text:p text:style-name="P74">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3">Code</text:p>
          </table:table-cell>
          <table:table-cell table:style-name="Table100.B2" office:value-type="string">
            <text:p text:style-name="P13">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15">(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16325528"/>Complex<text:alphabetical-index-mark-end text:id="IMark116325528"/></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3">A complex number<text:note text:id="ftn39" text:note-class="footnote"><text:note-citation>39</text:note-citation><text:note-body><text:p text:style-name="Footnote">See <text:a xlink:type="simple" xlink:href="http://en.wikipedia.org/wiki/Complex_number" text:style-name="Internet_20_link" text:visited-style-name="Strong_20_Emphasis">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2">Literal<text:note text:id="ftn40" text:note-class="footnote"><text:note-citation>40</text:note-citation><text:note-body><text:p text:style-name="Footnote">No spaces are permitted within the literal.</text:p></text:note-body></text:note></text:p>
          </table:table-cell>
          <table:table-cell table:style-name="Table5.B1" office:value-type="string">
            <text:p text:style-name="P12">Value<text:note text:id="ftn41" text:note-class="footnote"><text:note-citation>41</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7i</text:p>
          </table:table-cell>
          <table:table-cell table:style-name="Table5.B2" office:value-type="string">
            <text:p text:style-name="P11">0-7i</text:p>
          </table:table-cell>
        </table:table-row>
        <table:table-row>
          <table:table-cell table:style-name="Table5.A2" office:value-type="string">
            <text:p text:style-name="P22">3.7i</text:p>
          </table:table-cell>
          <table:table-cell table:style-name="Table5.B2" office:value-type="string">
            <text:p text:style-name="P11">0+3.7i</text:p>
          </table:table-cell>
        </table:table-row>
        <table:table-row>
          <table:table-cell table:style-name="Table5.A2" office:value-type="string">
            <text:p text:style-name="P22">1/2i</text:p>
          </table:table-cell>
          <table:table-cell table:style-name="Table5.B2" office:value-type="string">
            <text:p text:style-name="P11">0+1/2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row>
          <table:table-cell table:style-name="Table5.A2" office:value-type="string">
            <text:p text:style-name="P22">3+7i</text:p>
          </table:table-cell>
          <table:table-cell table:style-name="Table5.B2" office:value-type="string">
            <text:p text:style-name="P11">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16322888"/>.cbrt<text:alphabetical-index-mark-end text:id="IMark116322888"/>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3">Code</text:p>
          </table:table-cell>
          <table:table-cell table:style-name="Table101.B2" office:value-type="string">
            <text:p text:style-name="P13">Result</text:p>
          </table:table-cell>
        </table:table-row>
        <table:table-row table:style-name="Table101.1">
          <table:table-cell table:style-name="Table101.A2" office:value-type="string">
            <text:p text:style-name="Snippet">8+0i .cbrt</text:p>
          </table:table-cell>
          <table:table-cell table:style-name="Table101.B2" office:value-type="string">
            <text:p text:style-name="P15">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16323128"/>.e**<text:alphabetical-index-mark-end text:id="IMark116323128"/>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3">Code</text:p>
          </table:table-cell>
          <table:table-cell table:style-name="Table103.B2" office:value-type="string">
            <text:p text:style-name="P13">Result</text:p>
          </table:table-cell>
        </table:table-row>
        <table:table-row table:style-name="Table103.2">
          <table:table-cell table:style-name="Table103.A2" office:value-type="string">
            <text:p text:style-name="Snippet">1+1i .e**</text:p>
          </table:table-cell>
          <table:table-cell table:style-name="Table103.B2" office:value-type="string">
            <text:p text:style-name="P15">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16322888"/>.split<text:alphabetical-index-mark-end text:id="IMark11632288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3">Code</text:p>
          </table:table-cell>
          <table:table-cell table:style-name="Table19.B2" office:value-type="string">
            <text:p text:style-name="P13">Result</text:p>
          </table:table-cell>
        </table:table-row>
        <table:table-row table:style-name="Table19.1">
          <table:table-cell table:style-name="Table19.A2" office:value-type="string">
            <text:p text:style-name="Snippet">3+4i .split</text:p>
          </table:table-cell>
          <table:table-cell table:style-name="Table19.B2" office:value-type="string">
            <text:p text:style-name="P15">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16323128"/>.sqrt<text:alphabetical-index-mark-end text:id="IMark116323128"/>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3">Code</text:p>
          </table:table-cell>
          <table:table-cell table:style-name="Table20.B2" office:value-type="string">
            <text:p text:style-name="P13">Result</text:p>
          </table:table-cell>
        </table:table-row>
        <table:table-row table:style-name="Table20.2">
          <table:table-cell table:style-name="Table20.A2" office:value-type="string">
            <text:p text:style-name="Snippet">2+2i .sqrt</text:p>
          </table:table-cell>
          <table:table-cell table:style-name="Table20.B2" office:value-type="string">
            <text:p text:style-name="P15">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text:p>
      <text:p text:style-name="Code"/>
      <text:h text:style-name="Heading_20_1" text:outline-level="1"><text:alphabetical-index-mark-start text:id="IMark116323896"/>Exception<text:alphabetical-index-mark-end text:id="IMark116323896"/></text:h>
      <text:p text:style-name="Text_20_body"/>
      <text:p text:style-name="Text_20_body">Inheritance: Exception <text:span text:style-name="T9">←</text:span> Object</text:p>
      <text:p text:style-name="Code"/>
      <text:p text:style-name="P49">No unique methods defined?</text:p>
      <text:p text:style-name="Code"/>
      <text:p text:style-name="Text_20_body">Ipsum lorem</text:p>
      <text:h text:style-name="Heading_20_2" text:outline-level="2"/>
      <text:h text:style-name="Heading_20_1" text:outline-level="1"><text:alphabetical-index-mark-start text:id="IMark116323896"/>FalseClass<text:alphabetical-index-mark-end text:id="IMark116323896"/></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3">The FalseClass is the class behind the value false. The value false is used to process a number of Boolean oriented operations. The NilClass serves as a surrogate false value and duplicates the functionality of false. </text:p>
      <text:h text:style-name="Heading_20_2" text:outline-level="2">Instance Methods</text:h>
      <table:table table:name="Table24" table:style-name="Table24">
        <table:table-column table:style-name="Table24.A"/>
        <table:table-row>
          <table:table-cell table:style-name="Table24.A1" office:value-type="string">
            <text:h text:style-name="Heading_20_3" text:outline-level="3">[false object] <text:alphabetical-index-mark-start text:id="IMark116323128"/>&amp;&amp;<text:alphabetical-index-mark-end text:id="IMark116323128"/> [false]</text:h>
            <text:p text:style-name="P3"><text:span text:style-name="T1">Routing:</text:span> NOS.</text:p>
            <text:p text:style-name="P3">Logical AND for the case where the first operand is false. Always false.</text:p>
          </table:table-cell>
        </table:table-row>
      </table:table>
      <text:p text:style-name="P3"/>
      <table:table table:name="Table25" table:style-name="Table25">
        <table:table-column table:style-name="Table25.A"/>
        <table:table-row>
          <table:table-cell table:style-name="Table25.A1" office:value-type="string">
            <text:h text:style-name="Heading_20_3" text:outline-level="3">[false object] <text:alphabetical-index-mark-start text:id="IMark116323128"/>^^<text:alphabetical-index-mark-end text:id="IMark116323128"/> [true or false]</text:h>
            <text:p text:style-name="P3"><text:span text:style-name="T1">Routing:</text:span> NOS.</text:p>
            <text:p text:style-name="P3">Logical, exclusive OR for the case where the first operand is false. This takes on the value of the second operand converted to a Boolean value.</text:p>
          </table:table-cell>
        </table:table-row>
      </table:table>
      <text:p text:style-name="P3"/>
      <table:table table:name="Table26" table:style-name="Table26">
        <table:table-column table:style-name="Table26.A"/>
        <table:table-row>
          <table:table-cell table:style-name="Table26.A1" office:value-type="string">
            <text:h text:style-name="Heading_20_3" text:outline-level="3">[false object] <text:alphabetical-index-mark-start text:id="IMark116323128"/>||<text:alphabetical-index-mark-end text:id="IMark116323128"/> [true or false]</text:h>
            <text:p text:style-name="P3"><text:span text:style-name="T1">Routing:</text:span> NOS.</text:p>
            <text:p text:style-name="P3">Logical, inclusive OR for the case where the first operand is false.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text:soft-page-break/>&amp;&amp; <text:s text:c="5"/>^^ <text:s text:c="5"/>not <text:s text:c="4"/>||</text:p>
      <text:h text:style-name="Heading_20_1" text:outline-level="1"><text:alphabetical-index-mark-start text:id="IMark116323896"/>Float<text:alphabetical-index-mark-end text:id="IMark116323896"/></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3">Float<text:note text:id="ftn42" text:note-class="footnote"><text:note-citation>42</text:note-citation><text:note-body><text:p text:style-name="Footnote">See <text:a xlink:type="simple" xlink:href="http://en.wikipedia.org/wiki/Floating_point" text:style-name="Internet_20_link" text:visited-style-name="Strong_20_Emphasis">http://en.wikipedia.org/wiki/Floating_point</text:a></text:p></text:note-body></text:note> or floating point data are an approximation of the mathematical set of Real numbers. In fOOrth, this approximation is based on the IEEE-754<text:note text:id="ftn43" text:note-class="footnote"><text:note-citation>43</text:note-citation><text:note-body><text:p text:style-name="Footnote">See <text:a xlink:type="simple" xlink:href="http://en.wikipedia.org/wiki/IEEE_floating_point" text:style-name="Internet_20_link" text:visited-style-name="Strong_20_Emphasis">http://en.wikipedia.org/wiki/IEEE_floating_point</text:a></text:p></text:note-body></text:note> Double Precision data type. The Float class inherits its functionality from the Numeric class.</text:p>
      <text:h text:style-name="Heading_20_2" text:outline-level="2">Float Literals</text:h>
      <text:p text:style-name="P3">Complex literals are supported directly by the compil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2">Literal<text:note text:id="ftn44" text:note-class="footnote"><text:note-citation>44</text:note-citation><text:note-body><text:p text:style-name="Footnote">No spaces are permitted within the literal.</text:p></text:note-body></text:note></text:p>
          </table:table-cell>
          <table:table-cell table:style-name="Table8.B1" office:value-type="string">
            <text:p text:style-name="P12">Value</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row>
          <table:table-cell table:style-name="Table8.A2" office:value-type="string">
            <text:p text:style-name="P22">-7.0</text:p>
          </table:table-cell>
          <table:table-cell table:style-name="Table8.B2" office:value-type="string">
            <text:p text:style-name="P11">-7.0</text:p>
          </table:table-cell>
        </table:table-row>
        <table:table-row>
          <table:table-cell table:style-name="Table8.A2" office:value-type="string">
            <text:p text:style-name="P22">-7.0E3</text:p>
          </table:table-cell>
          <table:table-cell table:style-name="Table8.B2" office:value-type="string">
            <text:p text:style-name="P11">-7000.0</text:p>
          </table:table-cell>
        </table:table-row>
        <table:table-row>
          <table:table-cell table:style-name="Table8.A2" office:value-type="string">
            <text:p text:style-name="P22">-7.0E-3</text:p>
          </table:table-cell>
          <table:table-cell table:style-name="Table8.B2" office:value-type="string">
            <text:p text:style-name="P11">-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16323800"/>Hash<text:alphabetical-index-mark-end text:id="IMark116323800"/></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Text_20_body">Ipsum lorem</text:p>
      <text:h text:style-name="Heading_20_2" text:outline-level="2">Hash Literals</text:h>
      <text:p text:style-name="Text_20_body"/>
      <text:h text:style-name="Heading_20_2" text:outline-level="2">Instance Methods</text:h>
      <text:p text:style-name="Text_20_body"/>
      <text:p text:style-name="Text_20_body">.[]!</text:p>
      <text:p text:style-name="Text_20_body">.[]@</text:p>
      <text:p text:style-name="Text_20_body">.keys</text:p>
      <text:p text:style-name="Text_20_body">.pp</text:p>
      <text:p text:style-name="Text_20_body">.strmax2</text:p>
      <text:p text:style-name="Text_20_body">.values</text:p>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16323800"/>InStream<text:alphabetical-index-mark-end text:id="IMark116323800"/></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text:p>
      <text:p text:style-name="Code"/>
      <text:p text:style-name="Code">InStream Class Stubs =</text:p>
      <text:p text:style-name="Code">.new</text:p>
      <text:p text:style-name="Code"/>
      <text:p text:style-name="Text_20_body">Ipsum lorem</text:p>
      <text:h text:style-name="Heading_20_2" text:outline-level="2">Class Methods</text:h>
      <text:p text:style-name="Text_20_body"/>
      <text:p text:style-name="Text_20_body">.get_all</text:p>
      <text:p text:style-name="Text_20_body">.open</text:p>
      <text:h text:style-name="Heading_20_2" text:outline-level="2">Instance Methods</text:h>
      <text:p text:style-name="Text_20_body"/>
      <text:p text:style-name="Text_20_body">.close</text:p>
      <text:p text:style-name="Text_20_body">.getc</text:p>
      <text:p text:style-name="Text_20_body">.gets</text:p>
      <text:p text:style-name="Text_20_body">~getc</text:p>
      <text:p text:style-name="Text_20_body"/>
      <text:h text:style-name="Heading_20_2" text:outline-level="2">Class Stubs</text:h>
      <text:p text:style-name="Text_20_body"/>
      <text:p text:style-name="Text_20_body">.new</text:p>
      <text:p text:style-name="Text_20_body"/>
      <text:h text:style-name="Heading_20_2" text:outline-level="2">See Also</text:h>
      <text:p text:style-name="Text_20_body">In VirtualMachine see:</text:p>
      <text:p text:style-name="Code"><text:s text:c="3"/>.open{ <text:s text:c="2"/></text:p>
      <text:p text:style-name="Text_20_body"/>
      <text:h text:style-name="Heading_20_1" text:outline-level="1"><text:alphabetical-index-mark-start text:id="IMark116323800"/>Integer<text:alphabetical-index-mark-end text:id="IMark116323800"/></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3">Integers<text:note text:id="ftn45" text:note-class="footnote"><text:note-citation>45</text:note-citation><text:note-body><text:p text:style-name="Footnote">See <text:a xlink:type="simple" xlink:href="http://en.wikipedia.org/wiki/Integer" text:style-name="Internet_20_link" text:visited-style-name="Strong_20_Emphasis">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46" text:note-class="footnote"><text:note-citation>46</text:note-citation><text:note-body><text:p text:style-name="Footnote">See <text:a xlink:type="simple" xlink:href="http://en.wikipedia.org/wiki/Integer_(computer_science)" text:style-name="Internet_20_link" text:visited-style-name="Strong_20_Emphasis">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2">Literal<text:note text:id="ftn47" text:note-class="footnote"><text:note-citation>47</text:note-citation><text:note-body><text:p text:style-name="Footnote">No spaces are permitted within the literal.</text:p></text:note-body></text:note></text:p>
          </table:table-cell>
          <table:table-cell table:style-name="Table7.B1" office:value-type="string">
            <text:p text:style-name="P12">Value</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7</text:p>
          </table:table-cell>
          <table:table-cell table:style-name="Table7.B2" office:value-type="string">
            <text:p text:style-name="P11">-7</text:p>
          </table:table-cell>
        </table:table-row>
        <table:table-row>
          <table:table-cell table:style-name="Table7.A2" office:value-type="string">
            <text:p text:style-name="P22">445556678789933</text:p>
          </table:table-cell>
          <table:table-cell table:style-name="Table7.B2" office:value-type="string">
            <text:p text:style-name="P11">445556678789933</text:p>
          </table:table-cell>
        </table:table-row>
        <table:table-row>
          <table:table-cell table:style-name="Table7.A2" office:value-type="string">
            <text:p text:style-name="P22">0xff</text:p>
          </table:table-cell>
          <table:table-cell table:style-name="Table7.B2" office:value-type="string">
            <text:p text:style-name="P11">255</text:p>
          </table:table-cell>
        </table:table-row>
        <table:table-row>
          <table:table-cell table:style-name="Table7.A2" office:value-type="string">
            <text:p text:style-name="P22">0xffffffffff</text:p>
          </table:table-cell>
          <table:table-cell table:style-name="Table7.B2" office:value-type="string">
            <text:p text:style-name="P11">1099511627775</text:p>
          </table:table-cell>
        </table:table-row>
        <table:table-row>
          <table:table-cell table:style-name="Table7.A2" office:value-type="string">
            <text:p text:style-name="P22">0xDeadBeef</text:p>
          </table:table-cell>
          <table:table-cell table:style-name="Table7.B2" office:value-type="string">
            <text:p text:style-name="P11">3735928559</text:p>
          </table:table-cell>
        </table:table-row>
      </table:table>
      <text:p text:style-name="Text_20_body"/>
      <text:h text:style-name="Heading_20_2" text:outline-level="2">Instance Methods</text:h>
      <text:p text:style-name="Text_20_body"/>
      <text:p text:style-name="Text_20_body">.even?</text:p>
      <text:p text:style-name="Text_20_body">.gcd</text:p>
      <text:p text:style-name="Text_20_body"><text:soft-page-break/>.lcm</text:p>
      <text:p text:style-name="Text_20_body">.odd?</text:p>
      <text:p text:style-name="Text_20_body">2*</text:p>
      <text:p text:style-name="Text_20_body">2/</text:p>
      <text:p text:style-name="Text_20_body">&lt;&lt;</text:p>
      <text:p text:style-name="Text_20_body">&gt;&gt;</text:p>
      <text:p text:style-name="Text_20_body">and</text:p>
      <text:p text:style-name="Text_20_body">com</text:p>
      <text:p text:style-name="Text_20_body">or</text:p>
      <text:p text:style-name="Text_20_body">xor</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h text:style-name="Heading_20_1" text:outline-level="1"><text:alphabetical-index-mark-start text:id="IMark116324088"/><text:alphabetical-index-mark-start text:id="IMark116324760"/>MaxNumeric<text:alphabetical-index-mark-end text:id="IMark116324760"/><text:alphabetical-index-mark-end text:id="IMark116324088"/></text:h>
      <text:p text:style-name="Text_20_body"/>
      <text:p text:style-name="Text_20_body">Inheritance: MaxNumeric <text:span text:style-name="T9">←</text:span> Object</text:p>
      <text:p text:style-name="Code"/>
      <text:p text:style-name="Code">Max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ax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h text:style-name="Heading_20_1" text:outline-level="1"><text:alphabetical-index-mark-start text:id="IMark116324088"/><text:alphabetical-index-mark-start text:id="IMark116324760"/>MinNumeric<text:alphabetical-index-mark-end text:id="IMark116324760"/><text:alphabetical-index-mark-end text:id="IMark116324088"/></text:h>
      <text:p text:style-name="Text_20_body"/>
      <text:p text:style-name="Text_20_body">Inheritance: MinMumeric <text:span text:style-name="T9">←</text:span> Object</text:p>
      <text:p text:style-name="Code"/>
      <text:p text:style-name="Code">MinNumeric Class Methods =</text:p>
      <text:p text:style-name="Code">.1/x .abs 0&lt; <text:s text:c="2"/>0&lt;= <text:s/>0&lt;=&gt; 0&lt;&gt; <text:s/>0= <text:s text:c="2"/>0&gt; <text:s text:c="2"/>0&gt;= <text:s/>&lt; <text:s text:c="3"/>&lt;= <text:s text:c="2"/>&lt;=&gt; <text:s/>&gt; <text:s text:c="3"/>&gt;= <text:s text:c="2"/>neg</text:p>
      <text:p text:style-name="Text_20_body"/>
      <text:p text:style-name="Text_20_body">Ipsum lorem</text:p>
      <text:p text:style-name="Text_20_body"/>
      <text:h text:style-name="Heading_20_2" text:outline-level="2">Min Numeric Literals</text:h>
      <text:p text:style-name="Text_20_body"/>
      <text:h text:style-name="Heading_20_2" text:outline-level="2">Instance Methods</text:h>
      <text:p text:style-name="Text_20_body"/>
      <text:p text:style-name="Text_20_body">.1/x</text:p>
      <text:p text:style-name="Text_20_body">.abs</text:p>
      <text:p text:style-name="Text_20_body">0&lt;</text:p>
      <text:p text:style-name="Text_20_body">0&lt;=</text:p>
      <text:p text:style-name="Text_20_body">0&lt;=&gt;</text:p>
      <text:p text:style-name="Text_20_body">0&lt;&gt;</text:p>
      <text:p text:style-name="Text_20_body">0=</text:p>
      <text:p text:style-name="Text_20_body">0&gt;</text:p>
      <text:p text:style-name="Text_20_body">0&gt;=</text:p>
      <text:p text:style-name="Text_20_body">&lt;</text:p>
      <text:p text:style-name="Text_20_body">&lt;=</text:p>
      <text:p text:style-name="Text_20_body">&lt;=&gt;</text:p>
      <text:p text:style-name="Text_20_body">&gt;</text:p>
      <text:p text:style-name="Text_20_body">&gt;=</text:p>
      <text:p text:style-name="Text_20_body">neg</text:p>
      <text:p text:style-name="Text_20_body"/>
      <text:p text:style-name="Text_20_body"/>
      <text:p text:style-name="Text_20_body"/>
      <text:h text:style-name="Heading_20_1" text:outline-level="1"><text:alphabetical-index-mark-start text:id="IMark116324088"/><text:alphabetical-index-mark-start text:id="IMark116324760"/><text:alphabetical-index-mark-start text:id="IMark116324520"/>NilClass<text:alphabetical-index-mark-end text:id="IMark116324520"/><text:alphabetical-index-mark-end text:id="IMark116324760"/><text:alphabetical-index-mark-end text:id="IMark116324088"/></text:h>
      <text:p text:style-name="Text_20_body"/>
      <text:p text:style-name="Text_20_body">Inheritance: NilClass <text:span text:style-name="T9">←</text:span> Object</text:p>
      <text:p text:style-name="Code"/>
      <text:p text:style-name="Code">NilClass Shared Methods =</text:p>
      <text:p text:style-name="Code">&amp;&amp; <text:s text:c="3"/>^^ <text:s text:c="3"/>nil&lt;&gt; nil= <text:s/>not <text:s text:c="2"/>||</text:p>
      <text:p text:style-name="Code"/>
      <text:p text:style-name="Text_20_body">Ipsum lorem</text:p>
      <text:h text:style-name="Heading_20_2" text:outline-level="2">Instance Methods</text:h>
      <table:table table:name="Table27" table:style-name="Table27">
        <table:table-column table:style-name="Table27.A"/>
        <table:table-row>
          <table:table-cell table:style-name="Table27.A1" office:value-type="string">
            <text:h text:style-name="Heading_20_3" text:outline-level="3">[nil object] <text:alphabetical-index-mark-start text:id="IMark116323992"/>&amp;&amp;<text:alphabetical-index-mark-end text:id="IMark116323992"/> [false]</text:h>
            <text:p text:style-name="P3"><text:span text:style-name="T1">Routing:</text:span> NOS.</text:p>
            <text:p text:style-name="P3">Logical AND for the case where the first operand is nil. Always false.</text:p>
          </table:table-cell>
        </table:table-row>
      </table:table>
      <text:p text:style-name="P3"/>
      <table:table table:name="Table28" table:style-name="Table28">
        <table:table-column table:style-name="Table28.A"/>
        <table:table-row>
          <table:table-cell table:style-name="Table28.A1" office:value-type="string">
            <text:h text:style-name="Heading_20_3" text:outline-level="3">[nil object] <text:alphabetical-index-mark-start text:id="IMark116323992"/>^^<text:alphabetical-index-mark-end text:id="IMark116323992"/> [true or false]</text:h>
            <text:p text:style-name="P3"><text:span text:style-name="T1">Routing:</text:span> NOS.</text:p>
            <text:p text:style-name="P3">Logical, exclusive OR for the case where the first operand is nil. This takes on the value of the second operand converted to a Boolean value.</text:p>
          </table:table-cell>
        </table:table-row>
      </table:table>
      <text:p text:style-name="P3"/>
      <table:table table:name="Table29" table:style-name="Table29">
        <table:table-column table:style-name="Table29.A"/>
        <table:table-row>
          <table:table-cell table:style-name="Table29.A1" office:value-type="string">
            <text:h text:style-name="Heading_20_3" text:outline-level="3">[nil object] <text:alphabetical-index-mark-start text:id="IMark116323992"/>||<text:alphabetical-index-mark-end text:id="IMark116323992"/> [true or false]</text:h>
            <text:p text:style-name="P3"><text:span text:style-name="T1">Routing:</text:span> NOS.</text:p>
            <text:p text:style-name="P3">Logical, inclusive OR for the case where the first operand is nil. This takes on the value of the second operand converted to a Boolean value.</text:p>
          </table:table-cell>
        </table:table-row>
      </table:table>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16324088"/>Numeric<text:alphabetical-index-mark-end text:id="IMark116324088"/></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Text_20_body">Ipsum lorem</text:p>
      <text:h text:style-name="Heading_20_2" text:outline-level="2">Instance Methods</text:h>
      <text:p text:style-name="Text_20_body"/>
      <text:p text:style-name="Text_20_body">*</text:p>
      <text:p text:style-name="Text_20_body">**</text:p>
      <text:p text:style-name="Text_20_body">+</text:p>
      <text:p text:style-name="Text_20_body">-</text:p>
      <text:p text:style-name="Text_20_body">.1/x</text:p>
      <text:p text:style-name="Text_20_body">.10**</text:p>
      <text:p text:style-name="Text_20_body">.2**</text:p>
      <text:p text:style-name="Text_20_body">.abs</text:p>
      <text:p text:style-name="Text_20_body">.acos</text:p>
      <text:p text:style-name="Text_20_body">.acosh</text:p>
      <text:p text:style-name="Text_20_body">.angle</text:p>
      <text:p text:style-name="Text_20_body">.asin</text:p>
      <text:p text:style-name="Text_20_body">.asinh</text:p>
      <text:p text:style-name="Text_20_body">.atan</text:p>
      <text:p text:style-name="Text_20_body">.atan2</text:p>
      <text:p text:style-name="Text_20_body">.atanh</text:p>
      <text:p text:style-name="Text_20_body">.c2p</text:p>
      <text:p text:style-name="Text_20_body"><text:soft-page-break/>.cbrt</text:p>
      <text:p text:style-name="Text_20_body">.ceil</text:p>
      <text:p text:style-name="Text_20_body">.conjugate</text:p>
      <text:p text:style-name="Text_20_body">.cos</text:p>
      <text:p text:style-name="Text_20_body">.cosh</text:p>
      <text:p text:style-name="Text_20_body">.cube</text:p>
      <text:p text:style-name="Text_20_body">.d2r</text:p>
      <text:p text:style-name="Text_20_body">.denominator</text:p>
      <text:p text:style-name="Text_20_body">.e**</text:p>
      <text:p text:style-name="Text_20_body">.emit</text:p>
      <text:p text:style-name="Text_20_body">.floor</text:p>
      <text:p text:style-name="Text_20_body">.hypot</text:p>
      <text:p text:style-name="Text_20_body">.imaginary</text:p>
      <text:p text:style-name="Text_20_body">.ln</text:p>
      <text:p text:style-name="Text_20_body">.log10</text:p>
      <text:p text:style-name="Text_20_body">.log2</text:p>
      <text:p text:style-name="Text_20_body">.magnitude</text:p>
      <text:p text:style-name="Text_20_body">.numerator</text:p>
      <text:p text:style-name="Text_20_body">.p2c</text:p>
      <text:p text:style-name="Text_20_body">.polar</text:p>
      <text:p text:style-name="Text_20_body">.r2d</text:p>
      <text:p text:style-name="Text_20_body">.real</text:p>
      <text:p text:style-name="Text_20_body">.round</text:p>
      <text:p text:style-name="Text_20_body">.sin</text:p>
      <text:p text:style-name="Text_20_body">.sinh</text:p>
      <text:p text:style-name="Text_20_body">.sleep</text:p>
      <text:p text:style-name="Text_20_body">.sqr</text:p>
      <text:p text:style-name="Text_20_body">.sqrt</text:p>
      <text:p text:style-name="Text_20_body">.tan</text:p>
      <text:p text:style-name="Text_20_body">.tanh</text:p>
      <text:p text:style-name="Text_20_body">/</text:p>
      <text:p text:style-name="Text_20_body">0&lt;</text:p>
      <text:p text:style-name="Text_20_body">0&lt;=</text:p>
      <text:p text:style-name="Text_20_body"><text:soft-page-break/>0&lt;=&gt;</text:p>
      <text:p text:style-name="Text_20_body">0&lt;&gt;</text:p>
      <text:p text:style-name="Text_20_body">0=</text:p>
      <text:p text:style-name="Text_20_body">0&gt;</text:p>
      <text:p text:style-name="Text_20_body">0&gt;=</text:p>
      <text:p text:style-name="Text_20_body">1+</text:p>
      <text:p text:style-name="Text_20_body">1-</text:p>
      <text:p text:style-name="Text_20_body">2*</text:p>
      <text:p text:style-name="Text_20_body">2+</text:p>
      <text:p text:style-name="Text_20_body">2-</text:p>
      <text:p text:style-name="Text_20_body">2/</text:p>
      <text:p text:style-name="Text_20_body">&lt;</text:p>
      <text:p text:style-name="Text_20_body">&lt;=</text:p>
      <text:p text:style-name="Text_20_body">&lt;=&gt;</text:p>
      <text:p text:style-name="Text_20_body">&gt;</text:p>
      <text:p text:style-name="Text_20_body">&gt;=</text:p>
      <text:p text:style-name="Text_20_body">mod</text:p>
      <text:p text:style-name="Text_20_body">neg</text:p>
      <text:h text:style-name="Heading_20_2" text:outline-level="2">See Also</text:h>
      <text:p text:style-name="Text_20_body"/>
      <text:p text:style-name="Text_20_body"/>
      <text:h text:style-name="Heading_20_1" text:outline-level="1"><text:alphabetical-index-mark-start text:id="IMark116324088"/>Object<text:alphabetical-index-mark-end text:id="IMark116324088"/></text:h>
      <text:p text:style-name="Text_20_body"/>
      <text:p text:style-name="Text_20_body">Inheritance: Object <text:span text:style-name="T9">← nil</text:span></text:p>
      <text:p text:style-name="Code"/>
      <text:p text:style-name="Code">Object Shared Methods =</text:p>
      <text:p text:style-name="Code">&amp;&amp; <text:s text:c="8"/>.clone <text:s text:c="4"/>.strlen <text:s text:c="3"/>.to_n <text:s text:c="5"/>.to_x <text:s text:c="5"/>distinct? <text:s/>nil=</text:p>
      <text:p text:style-name="Code">)methods <text:s text:c="2"/>.copy <text:s text:c="5"/>.to_f <text:s text:c="5"/>.to_n! <text:s text:c="4"/>.to_x! <text:s text:c="4"/>identical? not</text:p>
      <text:p text:style-name="Code">. <text:s text:c="9"/>.init <text:s text:c="5"/>.to_f! <text:s text:c="4"/>.to_r <text:s text:c="5"/>&lt;&gt; <text:s text:c="8"/>max <text:s text:c="7"/>||</text:p>
      <text:p text:style-name="Code">.:: <text:s text:c="7"/>.is_class? .to_i <text:s text:c="5"/>.to_r! <text:s text:c="4"/>= <text:s text:c="9"/>min</text:p>
      <text:p text:style-name="Code">.class <text:s text:c="4"/>.name <text:s text:c="5"/>.to_i! <text:s text:c="4"/>.to_s <text:s text:c="5"/>^^ <text:s text:c="8"/>nil&lt;&gt;</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10" table:style-name="Table10">
        <table:table-column table:style-name="Table10.A"/>
        <table:table-row>
          <table:table-cell table:style-name="Table10.A1" office:value-type="string">
            <text:h text:style-name="Heading_20_3" text:outline-level="3">[object_a object_b] <text:alphabetical-index-mark-start text:id="IMark116323992"/>&amp;&amp;<text:alphabetical-index-mark-end text:id="IMark116323992"/> [true or false]</text:h>
            <text:p text:style-name="P3"><text:span text:style-name="T1">Routing:</text:span> NOS</text:p>
            <text:p text:style-name="Text_20_body">Logical AND for the case where the first operand is true. This takes on the value of the second operand converted to a Boolean value.</text:p>
          </table:table-cell>
        </table:table-row>
      </table:table>
      <text:p text:style-name="Text_20_body"/>
      <table:table table:name="Table11" table:style-name="Table11">
        <table:table-column table:style-name="Table11.A"/>
        <table:table-row>
          <table:table-cell table:style-name="Table11.A1" office:value-type="string">
            <text:h text:style-name="Heading_20_3" text:outline-level="3">[object] <text:alphabetical-index-mark-start text:id="IMark116323992"/>)methods<text:alphabetical-index-mark-end text:id="IMark116323992"/> []</text:h>
            <text:p text:style-name="P3"><text:span text:style-name="T1">Routing:</text:span> TOS.</text:p>
            <text:p text:style-name="P3">Display a formatted listing of the methods defined to the given object. This method is very similar to the )methods method defined in Class, except for the labeling of exclusive methods.</text:p>
          </table:table-cell>
        </table:table-row>
      </table:table>
      <text:p text:style-name="P3"/>
      <table:table table:name="Table12" table:style-name="Table12">
        <table:table-column table:style-name="Table12.A"/>
        <table:table-row>
          <table:table-cell table:style-name="Table12.A1" office:value-type="string">
            <text:h text:style-name="Heading_20_3" text:outline-level="3">[object] <text:alphabetical-index-mark-start text:id="IMark116323992"/>.<text:alphabetical-index-mark-end text:id="IMark116323992"/> []</text:h>
            <text:p text:style-name="P3"><text:span text:style-name="T1">Routing:</text:span> TOS.</text:p>
            <text:p text:style-name="P3">Print out the object on the console using the default formatting.</text:p>
          </table:table-cell>
        </table:table-row>
      </table:table>
      <text:p text:style-name="P3"/>
      <table:table table:name="Table13" table:style-name="Table13">
        <table:table-column table:style-name="Table13.A"/>
        <text:soft-page-break/>
        <table:table-row table:style-name="Table13.1">
          <table:table-cell table:style-name="Table13.A1" office:value-type="string">
            <text:h text:style-name="Heading_20_3" text:outline-level="3">[object] <text:alphabetical-index-mark-start text:id="IMark116323992"/>.::<text:alphabetical-index-mark-end text:id="IMark116323992"/> []</text:h>
            <text:p text:style-name="P3"><text:span text:style-name="T1">Routing:</text:span> TOS.</text:p>
            <text:p text:style-name="P3">Start defining an exclusive (singleton in Ruby parlance) method on the receiver object. The form of this definition takes the form:</text:p>
            <text:p text:style-name="Code">&lt;an object&gt; .:: &lt;method name&gt; &lt;code goes here&gt; ;</text:p>
            <text:p text:style-name="P47"/>
          </table:table-cell>
        </table:table-row>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16323992"/>inst:<text:alphabetical-index-mark-end text:id="IMark116323992"/> []</text:h>
            <text:p text:style-name="P3"><text:span text:style-name="T1">Routing:</text:span> Compiler Context.</text:p>
            <text:p text:style-name="P3">Create an instance variable on the receiver object. This takes the form:</text:p>
            <text:p text:style-name="Code">&lt;initial value&gt; inst: &lt;variable name&gt;</text:p>
            <text:p text:style-name="Code"/>
            <text:p text:style-name="P3">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16323992"/>local:<text:alphabetical-index-mark-end text:id="IMark116323992"/> []</text:h>
            <text:p text:style-name="P3"><text:span text:style-name="T1">Routing:</text:span> Compiler Context.</text:p>
            <text:p text:style-name="P3">Create a local variable on the current execution context. This takes the form:</text:p>
            <text:p text:style-name="Code">&lt;initial value&gt; local: &lt;variable name&gt;</text:p>
            <text:p text:style-name="Code"/>
            <text:p text:style-name="P3">See section TBD for more about local variables.</text:p>
          </table:table-cell>
        </table:table-row>
        <table:table-row table:style-name="Table13.1">
          <table:table-cell table:style-name="Table13.A1" office:value-type="string">
            <text:h text:style-name="Heading_20_4" text:outline-level="4">[] <text:alphabetical-index-mark-start text:id="IMark116323992"/>super<text:alphabetical-index-mark-end text:id="IMark116323992"/> []</text:h>
            <text:p text:style-name="P3"><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16323992"/>;<text:alphabetical-index-mark-end text:id="IMark116323992"/> []</text:h>
            <text:p text:style-name="P3"><text:span text:style-name="T1">Routing:</text:span> Compiler Context.</text:p>
            <text:p text:style-name="P3">Close off the compilation and its context. The method definition is terminated by this trailing semi-colon. After this method, this and the above local methods are no longer available.</text:p>
          </table:table-cell>
        </table:table-row>
      </table:table>
      <text:p text:style-name="P3"/>
      <table:table table:name="Table14" table:style-name="Table14">
        <table:table-column table:style-name="Table14.A"/>
        <table:table-row>
          <table:table-cell table:style-name="Table14.A1" office:value-type="string">
            <text:h text:style-name="Heading_20_3" text:outline-level="3">[an_object] <text:alphabetical-index-mark-start text:id="IMark116323992"/>.class<text:alphabetical-index-mark-end text:id="IMark116323992"/> [a_class]</text:h>
            <text:p text:style-name="P15"><text:span text:style-name="T1">Routing:</text:span> TOS.</text:p>
            <text:p text:style-name="P15">Get the class of the receiver object.</text:p>
          </table:table-cell>
        </table:table-row>
      </table:table>
      <text:p text:style-name="P3"><text:soft-page-break/></text:p>
      <table:table table:name="Table15" table:style-name="Table15">
        <table:table-column table:style-name="Table15.A"/>
        <table:table-row table:style-name="Table15.1">
          <table:table-cell table:style-name="Table15.A1" office:value-type="string">
            <text:h text:style-name="Heading_20_4" text:outline-level="4">[an_object] <text:alphabetical-index-mark-start text:id="IMark116323992"/>.clone<text:alphabetical-index-mark-end text:id="IMark116323992"/> [an_object']</text:h>
            <text:p text:style-name="P3"><text:span text:style-name="T1">Routing:</text:span> TOS.</text:p>
            <text:p text:style-name="P3">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able:table-cell>
        </table:table-row>
      </table:table>
      <text:p text:style-name="P3"/>
      <table:table table:name="Table16" table:style-name="Table16">
        <table:table-column table:style-name="Table16.A"/>
        <table:table-row>
          <table:table-cell table:style-name="Table16.A1" office:value-type="string">
            <text:h text:style-name="Heading_20_4" text:outline-level="4">[an_object] <text:alphabetical-index-mark-start text:id="IMark116323992"/>.copy<text:alphabetical-index-mark-end text:id="IMark116323992"/> [an_object']</text:h>
            <text:p text:style-name="P3"><text:span text:style-name="T1">Routing:</text:span> TOS</text:p>
            <text:p text:style-name="P3">Create a copy of receiver object. This copy is accomplished be performing a shallow copy of the object, and all of its instance data but not any data referenced by that data. This contrasts with the VirtualMachine word “copy” which combines the actions of “dup .copy”.</text:p>
          </table:table-cell>
        </table:table-row>
      </table:table>
      <text:p text:style-name="P3"/>
      <table:table table:name="Table17" table:style-name="Table17">
        <table:table-column table:style-name="Table17.A"/>
        <table:table-row>
          <table:table-cell table:style-name="Table17.A1" office:value-type="string">
            <text:h text:style-name="Heading_20_4" text:outline-level="4">[unspecified an_object] <text:alphabetical-index-mark-start text:id="IMark116323992"/>.init<text:alphabetical-index-mark-end text:id="IMark116323992"/> [unspecified]</text:h>
            <text:p text:style-name="P3"><text:span text:style-name="T1">Routing:</text:span> TOS</text:p>
            <text:p text:style-name="P3">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3">In a hierarchy of classes, access to earlier versions of the .init method is possible with the super method (see below).</text:p>
          </table:table-cell>
        </table:table-row>
      </table:table>
      <text:p text:style-name="P3"/>
      <table:table table:name="Table23" table:style-name="Table23">
        <table:table-column table:style-name="Table23.A"/>
        <table:table-row>
          <table:table-cell table:style-name="Table23.A1" office:value-type="string">
            <text:h text:style-name="Heading_20_4" text:outline-level="4">[an_object] <text:alphabetical-index-mark-start text:id="IMark116323992"/>.is_class?<text:alphabetical-index-mark-end text:id="IMark116323992"/> [false]</text:h>
            <text:p text:style-name="P3"><text:span text:style-name="T1">Routing:</text:span> TOS</text:p>
            <text:p text:style-name="P3">Is this Object a Class? No! Returns false. See the version of this method in Class for a more positive slant on things.</text:p>
          </table:table-cell>
        </table:table-row>
      </table:table>
      <text:p text:style-name="P3"/>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4" text:outline-level="4">[an_object] <text:alphabetical-index-mark-start text:id="IMark116323992"/>.name<text:alphabetical-index-mark-end text:id="IMark116323992"/> [a_string]</text:h>
            <text:p text:style-name="P3"><text:span text:style-name="T1">Routing:</text:span> TOS</text:p>
            <text:p text:style-name="P3">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3">Code</text:p>
          </table:table-cell>
          <table:table-cell table:style-name="Table30.B2" office:value-type="string">
            <text:p text:style-name="P13">Result</text:p>
          </table:table-cell>
        </table:table-row>
        <table:table-row>
          <table:table-cell table:style-name="Table30.A2" office:value-type="string">
            <text:p text:style-name="Snippet">Object .name</text:p>
          </table:table-cell>
          <table:table-cell table:style-name="Table30.B2" office:value-type="string">
            <text:p text:style-name="P15">“Object”</text:p>
          </table:table-cell>
        </table:table-row>
        <table:table-row>
          <table:table-cell table:style-name="Table30.A2" office:value-type="string">
            <text:p text:style-name="Snippet">100 .name</text:p>
          </table:table-cell>
          <table:table-cell table:style-name="Table30.B2" office:value-type="string">
            <text:p text:style-name="P15">“Fixnum instance”</text:p>
          </table:table-cell>
        </table:table-row>
        <table:table-row>
          <table:table-cell table:style-name="Table30.A2" office:value-type="string">
            <text:p text:style-name="Snippet">vm .name</text:p>
          </table:table-cell>
          <table:table-cell table:style-name="Table30.B2" office:value-type="string">
            <text:p text:style-name="P15">“VirtualMachine instance &lt;Main&gt;”</text:p>
          </table:table-cell>
        </table:table-row>
      </table:table>
      <text:p text:style-name="P3"/>
      <table:table table:name="Table31" table:style-name="Table31">
        <table:table-column table:style-name="Table31.A"/>
        <table:table-column table:style-name="Table31.B"/>
        <table:table-row>
          <table:table-cell table:style-name="Table31.A1" table:number-columns-spanned="2" office:value-type="string">
            <text:h text:style-name="Heading_20_4" text:outline-level="4">[an_object] <text:alphabetical-index-mark-start text:id="IMark116323992"/>.strlen<text:alphabetical-index-mark-end text:id="IMark116323992"/> [integer]</text:h>
            <text:p text:style-name="P3"><text:span text:style-name="T1">Routing:</text:span> TOS</text:p>
            <text:p text:style-name="P3">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3">Code</text:p>
          </table:table-cell>
          <table:table-cell table:style-name="Table31.B2" office:value-type="string">
            <text:p text:style-name="P13">Result</text:p>
          </table:table-cell>
        </table:table-row>
        <table:table-row>
          <table:table-cell table:style-name="Table31.A3" office:value-type="string">
            <text:p text:style-name="Snippet">"ABCD" .strlen </text:p>
          </table:table-cell>
          <table:table-cell table:style-name="Table31.A1" office:value-type="string">
            <text:p text:style-name="P15">4</text:p>
          </table:table-cell>
        </table:table-row>
        <table:table-row>
          <table:table-cell table:style-name="Table31.A3" office:value-type="string">
            <text:p text:style-name="Snippet">100 .strlen </text:p>
          </table:table-cell>
          <table:table-cell table:style-name="Table31.B4" office:value-type="string">
            <text:p text:style-name="P15">3</text:p>
          </table:table-cell>
        </table:table-row>
        <table:table-row>
          <table:table-cell table:style-name="Table31.A5" office:value-type="string">
            <text:p text:style-name="Snippet">Object .strlen </text:p>
          </table:table-cell>
          <table:table-cell table:style-name="Table31.A1" office:value-type="string">
            <text:p text:style-name="P15">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4" text:outline-level="4">[an_object] <text:alphabetical-index-mark-start text:id="IMark116323992"/>.to_f<text:alphabetical-index-mark-end text:id="IMark116323992"/> [a_float or nil]</text:h>
            <text:p text:style-name="P3"><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3">Code</text:p>
          </table:table-cell>
          <table:table-cell table:style-name="Table32.B2" office:value-type="string">
            <text:p text:style-name="P13">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4" text:outline-level="4">[an_object] <text:alphabetical-index-mark-start text:id="IMark116323992"/>.to_f!<text:alphabetical-index-mark-end text:id="IMark116323992"/> [a_float]</text:h>
            <text:p text:style-name="P3"><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3">Code</text:p>
          </table:table-cell>
          <table:table-cell table:style-name="Table33.B2" office:value-type="string">
            <text:p text:style-name="P13">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0">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4" text:outline-level="4">[an_object] <text:alphabetical-index-mark-start text:id="IMark116323992"/>.to_i<text:alphabetical-index-mark-end text:id="IMark116323992"/> [an_integer or nil]</text:h>
            <text:p text:style-name="P3"><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3">Code</text:p>
          </table:table-cell>
          <table:table-cell table:style-name="Table34.B2" office:value-type="string">
            <text:p text:style-name="P13">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4" text:outline-level="4">[an_object] <text:alphabetical-index-mark-start text:id="IMark116323992"/>.to_i!<text:alphabetical-index-mark-end text:id="IMark116323992"/> [an_integer]</text:h>
            <text:p text:style-name="P3"><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3">Code</text:p>
          </table:table-cell>
          <table:table-cell table:style-name="Table35.B2" office:value-type="string">
            <text:p text:style-name="P13">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0">Cannot coerce a String instance to an Integer instance</text:p>
          </table:table-cell>
        </table:table-row>
      </table:table>
      <text:p text:style-name="Text_20_body"/>
      <table:table table:name="Table36" table:style-name="Table36">
        <table:table-column table:style-name="Table36.A"/>
        <table:table-column table:style-name="Table36.B"/>
        <table:table-row>
          <table:table-cell table:style-name="Table36.A1" table:number-columns-spanned="2" office:value-type="string">
            <text:h text:style-name="Heading_20_4" text:outline-level="4">[an_object] <text:alphabetical-index-mark-start text:id="IMark116323992"/>.to_n<text:alphabetical-index-mark-end text:id="IMark116323992"/> [a_numeric]</text:h>
            <text:p text:style-name="P3"><text:span text:style-name="T1">Routing:</text:span> TOS</text:p>
            <text:p text:style-name="P3">Try to convert the object into the appropriate type of Numeric value. If this is not possible, return nil instead. Contrast with .to_n!</text:p>
          </table:table-cell>
          <table:covered-table-cell/>
        </table:table-row>
        <table:table-row>
          <table:table-cell table:style-name="Table36.A2" office:value-type="string">
            <text:p text:style-name="P13">Code</text:p>
          </table:table-cell>
          <table:table-cell table:style-name="Table36.B2" office:value-type="string">
            <text:p text:style-name="P13">Result</text:p>
          </table:table-cell>
        </table:table-row>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ext:soft-page-break/>
        <table:table-row>
          <table:table-cell table:style-name="Table36.A2" office:value-type="string">
            <text:p text:style-name="Snippet">“2” .to_n</text:p>
          </table:table-cell>
          <table:table-cell table:style-name="Table36.B2" office:value-type="string">
            <text:p text:style-name="Table_20_Contents">2</text:p>
          </table:table-cell>
        </table:table-row>
        <table:table-row>
          <table:table-cell table:style-name="Table36.A2" office:value-type="string">
            <text:p text:style-name="Snippet">“2.0” .to_n</text:p>
          </table:table-cell>
          <table:table-cell table:style-name="Table36.B2" office:value-type="string">
            <text:p text:style-name="Table_20_Contents">2.0</text:p>
          </table:table-cell>
        </table:table-row>
        <table:table-row>
          <table:table-cell table:style-name="Table36.A2" office:value-type="string">
            <text:p text:style-name="Snippet">“1/2” .to_n</text:p>
          </table:table-cell>
          <table:table-cell table:style-name="Table36.B2" office:value-type="string">
            <text:p text:style-name="Table_20_Contents">1/2</text:p>
          </table:table-cell>
        </table:table-row>
        <table:table-row>
          <table:table-cell table:style-name="Table36.A2" office:value-type="string">
            <text:p text:style-name="Snippet">“1+2i” .to_n</text:p>
          </table:table-cell>
          <table:table-cell table:style-name="Table36.B2" office:value-type="string">
            <text:p text:style-name="Table_20_Contents">1+2i</text:p>
          </table:table-cell>
        </table:table-row>
        <table:table-row>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4" text:outline-level="4">[an_object] <text:alphabetical-index-mark-start text:id="IMark116323992"/>.to_n!<text:alphabetical-index-mark-end text:id="IMark116323992"/> [a_numeric]</text:h>
            <text:p text:style-name="P3"><text:span text:style-name="T1">Routing:</text:span> TOS</text:p>
            <text:p text:style-name="P3">Try to convert the object into the appropriate type of Numeric value. If this is not possible, raise an error. Contrast with .to_n</text:p>
          </table:table-cell>
          <table:covered-table-cell/>
        </table:table-row>
        <table:table-row>
          <table:table-cell table:style-name="Table37.A2" office:value-type="string">
            <text:p text:style-name="P13">Code</text:p>
          </table:table-cell>
          <table:table-cell table:style-name="Table37.B2" office:value-type="string">
            <text:p text:style-name="P13">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0">Cannot convert a String instance to a Numeric instance</text:p>
          </table:table-cell>
        </table:table-row>
      </table:table>
      <text:p text:style-name="Text_20_body"/>
      <table:table table:name="Table38" table:style-name="Table38">
        <table:table-column table:style-name="Table38.A"/>
        <table:table-column table:style-name="Table38.B"/>
        <table:table-row>
          <table:table-cell table:style-name="Table38.A1" table:number-columns-spanned="2" office:value-type="string">
            <text:h text:style-name="Heading_20_4" text:outline-level="4">[an_object] <text:alphabetical-index-mark-start text:id="IMark116323992"/>.to_r<text:alphabetical-index-mark-end text:id="IMark116323992"/> [a_rational or nil]</text:h>
            <text:p text:style-name="P3"><text:span text:style-name="T1">Routing:</text:span> TOS</text:p>
            <text:p text:style-name="P3">Try to convert the object into a Rational. If this is not possible, return nil. Contrast with .to_r!</text:p>
          </table:table-cell>
          <table:covered-table-cell/>
        </table:table-row>
        <table:table-row>
          <table:table-cell table:style-name="Table38.A2" office:value-type="string">
            <text:p text:style-name="P13">Code</text:p>
          </table:table-cell>
          <table:table-cell table:style-name="Table38.B2" office:value-type="string">
            <text:p text:style-name="P13">Result</text:p>
          </table:table-cell>
        </table:table-row>
        <table:table-row>
          <table:table-cell table:style-name="Table38.A2" office:value-type="string">
            <text:p text:style-name="Snippet">2 .to_r</text:p>
          </table:table-cell>
          <table:table-cell table:style-name="Table38.B2" office:value-type="string">
            <text:p text:style-name="Table_20_Contents">2/1</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2.5” .to_r</text:p>
          </table:table-cell>
          <table:table-cell table:style-name="Table38.B2" office:value-type="string">
            <text:p text:style-name="Table_20_Contents">5/2</text:p>
          </table:table-cell>
        </table:table-row>
        <table:table-row>
          <table:table-cell table:style-name="Table38.A2" office:value-type="string">
            <text:p text:style-name="Snippet">“5/2” .to_r</text:p>
          </table:table-cell>
          <table:table-cell table:style-name="Table38.B2" office:value-type="string">
            <text:p text:style-name="Table_20_Contents">5/2</text:p>
          </table:table-cell>
        </table:table-row>
        <table:table-row>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ext:soft-page-break/>
        <table:table-row table:style-name="Table39.1">
          <table:table-cell table:style-name="Table39.A1" table:number-columns-spanned="2" office:value-type="string">
            <text:h text:style-name="Heading_20_4" text:outline-level="4">[an_object] <text:alphabetical-index-mark-start text:id="IMark116323992"/>.to_r!<text:alphabetical-index-mark-end text:id="IMark116323992"/> [a_rational]</text:h>
            <text:p text:style-name="P3"><text:span text:style-name="T1">Routing:</text:span> TOS</text:p>
            <text:p text:style-name="P3">Try to convert the object into a Rational. If this is not possible, raise an error. Contrast with .to_r!</text:p>
          </table:table-cell>
          <table:covered-table-cell/>
        </table:table-row>
        <table:table-row>
          <table:table-cell table:style-name="Table39.A2" office:value-type="string">
            <text:p text:style-name="P13">Code</text:p>
          </table:table-cell>
          <table:table-cell table:style-name="Table39.B2" office:value-type="string">
            <text:p text:style-name="P13">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0">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4" text:outline-level="4">[an_object] <text:alphabetical-index-mark-start text:id="IMark116323992"/>.to_s<text:alphabetical-index-mark-end text:id="IMark116323992"/> [a_string]</text:h>
            <text:p text:style-name="P3"><text:span text:style-name="T1">Routing:</text:span> TOS</text:p>
            <text:p text:style-name="P3">Convert the object to a string.</text:p>
          </table:table-cell>
          <table:covered-table-cell/>
        </table:table-row>
        <table:table-row>
          <table:table-cell table:style-name="Table40.A2" office:value-type="string">
            <text:p text:style-name="P13">Code</text:p>
          </table:table-cell>
          <table:table-cell table:style-name="Table40.B2" office:value-type="string">
            <text:p text:style-name="P13">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able:table-row>
          <table:table-cell table:style-name="Table41.A1" table:number-columns-spanned="2" office:value-type="string">
            <text:h text:style-name="Heading_20_4" text:outline-level="4">[an_object] <text:alphabetical-index-mark-start text:id="IMark116323992"/>.to_x<text:alphabetical-index-mark-end text:id="IMark116323992"/> [a_complex or nil]</text:h>
            <text:p text:style-name="P3"><text:span text:style-name="T1">Routing:</text:span> TOS</text:p>
            <text:p text:style-name="P3">Try to convert the object into a Complex. If this is not possible, return nil. Contrast with .to_x!</text:p>
          </table:table-cell>
          <table:covered-table-cell/>
        </table:table-row>
        <table:table-row>
          <table:table-cell table:style-name="Table41.A2" office:value-type="string">
            <text:p text:style-name="P13">Code</text:p>
          </table:table-cell>
          <table:table-cell table:style-name="Table41.B2" office:value-type="string">
            <text:p text:style-name="P13">Result</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5.2 .to_x</text:p>
          </table:table-cell>
          <table:table-cell table:style-name="Table41.B2" office:value-type="string">
            <text:p text:style-name="P15">5.2+0i</text:p>
          </table:table-cell>
        </table:table-row>
        <table:table-row>
          <table:table-cell table:style-name="Table41.A2" office:value-type="string">
            <text:p text:style-name="Snippet">“5” .to_x</text:p>
          </table:table-cell>
          <table:table-cell table:style-name="Table41.B2" office:value-type="string">
            <text:p text:style-name="P15">5+0i</text:p>
          </table:table-cell>
        </table:table-row>
        <table:table-row>
          <table:table-cell table:style-name="Table41.A2" office:value-type="string">
            <text:p text:style-name="Snippet">1+2i .to_x</text:p>
          </table:table-cell>
          <table:table-cell table:style-name="Table41.B2" office:value-type="string">
            <text:p text:style-name="P15">1+2i</text:p>
          </table:table-cell>
        </table:table-row>
        <table:table-row>
          <table:table-cell table:style-name="Table41.A2" office:value-type="string">
            <text:p text:style-name="Snippet">“apple” .to_x</text:p>
          </table:table-cell>
          <table:table-cell table:style-name="Table41.B2" office:value-type="string">
            <text:p text:style-name="P15">nil</text:p>
          </table:table-cell>
        </table:table-row>
      </table:table>
      <text:p text:style-name="P3"/>
      <table:table table:name="Table42" table:style-name="Table42">
        <table:table-column table:style-name="Table42.A"/>
        <table:table-column table:style-name="Table42.B"/>
        <text:soft-page-break/>
        <table:table-row table:style-name="Table42.1">
          <table:table-cell table:style-name="Table42.A1" table:number-columns-spanned="2" office:value-type="string">
            <text:h text:style-name="Heading_20_4" text:outline-level="4">[an_object] <text:alphabetical-index-mark-start text:id="IMark116323992"/>.to_x!<text:alphabetical-index-mark-end text:id="IMark116323992"/> [a_complex]</text:h>
            <text:p text:style-name="P3"><text:span text:style-name="T1">Routing:</text:span> TOS</text:p>
            <text:p text:style-name="P3">Try to convert the object into a Complex. If this is not possible, raise an error. Contrast with .to_x</text:p>
          </table:table-cell>
          <table:covered-table-cell/>
        </table:table-row>
        <table:table-row table:style-name="Table42.1">
          <table:table-cell table:style-name="Table42.A2" office:value-type="string">
            <text:p text:style-name="P13">Code</text:p>
          </table:table-cell>
          <table:table-cell table:style-name="Table42.B2" office:value-type="string">
            <text:p text:style-name="P13">Result</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5.2 .to_x!</text:p>
          </table:table-cell>
          <table:table-cell table:style-name="Table42.B2" office:value-type="string">
            <text:p text:style-name="P15">5.2+0i</text:p>
          </table:table-cell>
        </table:table-row>
        <table:table-row table:style-name="Table42.1">
          <table:table-cell table:style-name="Table42.A2" office:value-type="string">
            <text:p text:style-name="Snippet">“5” .to_x!</text:p>
          </table:table-cell>
          <table:table-cell table:style-name="Table42.B2" office:value-type="string">
            <text:p text:style-name="P15">5+0i</text:p>
          </table:table-cell>
        </table:table-row>
        <table:table-row table:style-name="Table42.1">
          <table:table-cell table:style-name="Table42.A2" office:value-type="string">
            <text:p text:style-name="Snippet">1+2i .to_x!</text:p>
          </table:table-cell>
          <table:table-cell table:style-name="Table42.B2" office:value-type="string">
            <text:p text:style-name="P15">1+2i</text:p>
          </table:table-cell>
        </table:table-row>
        <table:table-row table:style-name="Table42.1">
          <table:table-cell table:style-name="Table42.A2" office:value-type="string">
            <text:p text:style-name="Snippet">“apple” .to_x!</text:p>
          </table:table-cell>
          <table:table-cell table:style-name="Table42.B2" office:value-type="string">
            <text:p text:style-name="P21">Cannot convert a String instance to a Complex instance</text:p>
          </table:table-cell>
        </table:table-row>
      </table:table>
      <text:p text:style-name="Text_20_body"/>
      <table:table table:name="Table43" table:style-name="Table43">
        <table:table-column table:style-name="Table43.A"/>
        <table:table-row>
          <table:table-cell table:style-name="Table43.A1" office:value-type="string">
            <text:h text:style-name="Heading_20_4" text:outline-level="4">[object_a object_b] <text:alphabetical-index-mark-start text:id="IMark116323992"/>&lt;&gt;<text:alphabetical-index-mark-end text:id="IMark116323992"/> [a_boolean]</text:h>
            <text:p text:style-name="P3"><text:span text:style-name="T1">Routing:</text:span> NOS</text:p>
            <text:p text:style-name="P3">Return true if object_a does not equal object_b, else return false.</text:p>
          </table:table-cell>
        </table:table-row>
      </table:table>
      <text:p text:style-name="P3"/>
      <table:table table:name="Table44" table:style-name="Table44">
        <table:table-column table:style-name="Table44.A"/>
        <table:table-row>
          <table:table-cell table:style-name="Table44.A1" office:value-type="string">
            <text:h text:style-name="Heading_20_4" text:outline-level="4">[object_a object_b] <text:alphabetical-index-mark-start text:id="IMark116323992"/>=<text:alphabetical-index-mark-end text:id="IMark116323992"/> [a_boolean]</text:h>
            <text:p text:style-name="P3"><text:span text:style-name="T1">Routing:</text:span> NOS</text:p>
            <text:p text:style-name="P3">Return true if object_a is equal to object_b, else return false.</text:p>
          </table:table-cell>
        </table:table-row>
      </table:table>
      <text:p text:style-name="P3"/>
      <table:table table:name="Table45" table:style-name="Table45">
        <table:table-column table:style-name="Table45.A"/>
        <table:table-row>
          <table:table-cell table:style-name="Table45.A1" office:value-type="string">
            <text:h text:style-name="Heading_20_3" text:outline-level="3">[object_a object_b] <text:alphabetical-index-mark-start text:id="IMark116323992"/>^^<text:alphabetical-index-mark-end text:id="IMark116323992"/> [true or false]</text:h>
            <text:p text:style-name="P3"><text:span text:style-name="T1">Routing:</text:span> NOS.</text:p>
            <text:p text:style-name="P3">Logical, exclusive OR for the case where the first operand is true. This takes on the opposite of the value of the second operand converted to a Boolean value.</text:p>
          </table:table-cell>
        </table:table-row>
      </table:table>
      <text:p text:style-name="P3"/>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4" text:outline-level="4">[object_a object_b] <text:alphabetical-index-mark-start text:id="IMark116323992"/>distinct?<text:alphabetical-index-mark-end text:id="IMark116323992"/> [true or false]</text:h>
            <text:p text:style-name="P3"><text:span text:style-name="T1">Routing:</text:span> NOS.</text:p>
            <text:p text:style-name="P3">Return true if the objects a and b have distinct identities or values, else return false</text:p>
          </table:table-cell>
          <table:covered-table-cell/>
        </table:table-row>
        <table:table-row table:style-name="Table46.1">
          <table:table-cell table:style-name="Table46.A2" office:value-type="string">
            <text:p text:style-name="P13">Code</text:p>
          </table:table-cell>
          <table:table-cell table:style-name="Table46.B2" office:value-type="string">
            <text:p text:style-name="P13">Result</text:p>
          </table:table-cell>
        </table:table-row>
        <table:table-row table:style-name="Table46.1">
          <table:table-cell table:style-name="Table46.A2" office:value-type="string">
            <text:p text:style-name="Snippet">4 5 distinct?</text:p>
          </table:table-cell>
          <table:table-cell table:style-name="Table46.B2" office:value-type="string">
            <text:p text:style-name="P15">true</text:p>
          </table:table-cell>
        </table:table-row>
        <table:table-row table:style-name="Table46.1">
          <table:table-cell table:style-name="Table46.A2" office:value-type="string">
            <text:p text:style-name="Snippet">4 4 distinct?</text:p>
          </table:table-cell>
          <table:table-cell table:style-name="Table46.B2" office:value-type="string">
            <text:p text:style-name="P15">false</text:p>
          </table:table-cell>
        </table:table-row>
        <text:soft-page-break/>
        <table:table-row table:style-name="Table46.1">
          <table:table-cell table:style-name="Table46.A2" office:value-type="string">
            <text:p text:style-name="Snippet">“hi” dup distinct?</text:p>
          </table:table-cell>
          <table:table-cell table:style-name="Table46.B2" office:value-type="string">
            <text:p text:style-name="P15">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15">true</text:p>
          </table:table-cell>
        </table:table-row>
        <table:table-row table:style-name="Table46.1">
          <table:table-cell table:style-name="Table46.A2" office:value-type="string">
            <text:p text:style-name="Snippet">“hi” “hi” distinct?</text:p>
          </table:table-cell>
          <table:table-cell table:style-name="Table46.B2" office:value-type="string">
            <text:p text:style-name="P15">true</text:p>
          </table:table-cell>
        </table:table-row>
      </table:table>
      <text:p text:style-name="P3"/>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4" text:outline-level="4">[object_a object_b] <text:alphabetical-index-mark-start text:id="IMark116323992"/>identical?<text:alphabetical-index-mark-end text:id="IMark116323992"/> [true or false]</text:h>
            <text:p text:style-name="P3"><text:span text:style-name="T1">Routing:</text:span> NOS.</text:p>
            <text:p text:style-name="P3">Return true if the objects a and b have identical identities and values, else return false</text:p>
          </table:table-cell>
          <table:covered-table-cell/>
        </table:table-row>
        <table:table-row table:style-name="Table47.1">
          <table:table-cell table:style-name="Table47.A2" office:value-type="string">
            <text:p text:style-name="P13">Code</text:p>
          </table:table-cell>
          <table:table-cell table:style-name="Table47.B2" office:value-type="string">
            <text:p text:style-name="P13">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15">false</text:p>
          </table:table-cell>
        </table:table-row>
        <table:table-row table:style-name="Table47.1">
          <table:table-cell table:style-name="Table47.A2" office:value-type="string">
            <text:p text:style-name="Snippet">4 4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15">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15">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15">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4" text:outline-level="4">[object_a object_b] <text:alphabetical-index-mark-start text:id="IMark116323992"/>max<text:alphabetical-index-mark-end text:id="IMark116323992"/> [either object_a or object_b]</text:h>
            <text:p text:style-name="Text_20_body"><text:span text:style-name="T1">Routing:</text:span> NOS</text:p>
            <text:p text:style-name="P3">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3">Code</text:p>
          </table:table-cell>
          <table:table-cell table:style-name="Table48.B2" office:value-type="string">
            <text:p text:style-name="P13">Result</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5” max</text:p>
          </table:table-cell>
          <table:table-cell table:style-name="Table48.B2" office:value-type="string">
            <text:p text:style-name="P15">“5”</text:p>
          </table:table-cell>
        </table:table-row>
        <table:table-row table:style-name="Table48.1">
          <table:table-cell table:style-name="Table48.A2" office:value-type="string">
            <text:p text:style-name="Snippet">4 2 max</text:p>
          </table:table-cell>
          <table:table-cell table:style-name="Table48.B2" office:value-type="string">
            <text:p text:style-name="P15">4</text:p>
          </table:table-cell>
        </table:table-row>
        <table:table-row table:style-name="Table48.1">
          <table:table-cell table:style-name="Table48.A2" office:value-type="string">
            <text:p text:style-name="Snippet">4 “apple” max</text:p>
          </table:table-cell>
          <table:table-cell table:style-name="Table48.B2" office:value-type="string">
            <text:p text:style-name="P21">Cannot coerce a String instance to an Integer instance</text:p>
          </table:table-cell>
        </table:table-row>
      </table:table>
      <text:p text:style-name="P3"/>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4" text:outline-level="4">[object_a object_b] <text:alphabetical-index-mark-start text:id="IMark116323992"/>min<text:alphabetical-index-mark-end text:id="IMark116323992"/>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3">Code</text:p>
          </table:table-cell>
          <table:table-cell table:style-name="Table49.B2" office:value-type="string">
            <text:p text:style-name="P13">Result</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able:table-row table:style-name="Table49.1">
          <table:table-cell table:style-name="Table49.A2" office:value-type="string">
            <text:p text:style-name="Snippet">4 “5” min</text:p>
          </table:table-cell>
          <table:table-cell table:style-name="Table49.B2" office:value-type="string">
            <text:p text:style-name="P15">4</text:p>
          </table:table-cell>
        </table:table-row>
        <text:soft-page-break/>
        <table:table-row table:style-name="Table49.1">
          <table:table-cell table:style-name="Table49.A2" office:value-type="string">
            <text:p text:style-name="Snippet">4 2 min</text:p>
          </table:table-cell>
          <table:table-cell table:style-name="Table49.B2" office:value-type="string">
            <text:p text:style-name="P15">2</text:p>
          </table:table-cell>
        </table:table-row>
        <table:table-row table:style-name="Table49.1">
          <table:table-cell table:style-name="Table49.A2" office:value-type="string">
            <text:p text:style-name="Snippet">4 “apple” min</text:p>
          </table:table-cell>
          <table:table-cell table:style-name="Table49.B2" office:value-type="string">
            <text:p text:style-name="P21">Cannot coerce a String instance to an Integer instance</text:p>
          </table:table-cell>
        </table:table-row>
      </table:table>
      <text:p text:style-name="Text_20_body"/>
      <table:table table:name="Table50" table:style-name="Table50">
        <table:table-column table:style-name="Table50.A"/>
        <table:table-row>
          <table:table-cell table:style-name="Table50.A1" office:value-type="string">
            <text:h text:style-name="Heading_20_4" text:outline-level="4">[an_object] <text:alphabetical-index-mark-start text:id="IMark116323992"/>nil&lt;&gt;<text:alphabetical-index-mark-end text:id="IMark116323992"/> [true]</text:h>
            <text:p text:style-name="Text_20_body"><text:span text:style-name="T1">Routing:</text:span> TOS</text:p>
            <text:p text:style-name="P3">Is this object not equal to nil for the case where the object is not equal to nil. Always true, see NilClass for the flip side of this method.</text:p>
          </table:table-cell>
        </table:table-row>
      </table:table>
      <text:p text:style-name="Text_20_body"/>
      <table:table table:name="Table51" table:style-name="Table51">
        <table:table-column table:style-name="Table51.A"/>
        <table:table-row>
          <table:table-cell table:style-name="Table51.A1" office:value-type="string">
            <text:h text:style-name="Heading_20_4" text:outline-level="4">[an_object] <text:alphabetical-index-mark-start text:id="IMark116323992"/>nil=<text:alphabetical-index-mark-end text:id="IMark116323992"/>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table-row>
      </table:table>
      <text:p text:style-name="Text_20_body"/>
      <table:table table:name="Table52" table:style-name="Table52">
        <table:table-column table:style-name="Table52.A"/>
        <table:table-row>
          <table:table-cell table:style-name="Table52.A1" office:value-type="string">
            <text:h text:style-name="Heading_20_4" text:outline-level="4">[an_object] <text:alphabetical-index-mark-start text:id="IMark116323992"/>not<text:alphabetical-index-mark-end text:id="IMark116323992"/>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table-row>
      </table:table>
      <text:p text:style-name="Text_20_body"/>
      <table:table table:name="Table53" table:style-name="Table53">
        <table:table-column table:style-name="Table53.A"/>
        <table:table-row table:style-name="Table53.1">
          <table:table-cell table:style-name="Table53.A1" office:value-type="string">
            <text:h text:style-name="Heading_20_3" text:outline-level="3">[object_a object_b] <text:alphabetical-index-mark-start text:id="IMark116323992"/>||<text:alphabetical-index-mark-end text:id="IMark116323992"/> [true]</text:h>
            <text:p text:style-name="P3"><text:span text:style-name="T1">Routing:</text:span> NOS.</text:p>
            <text:p text:style-name="P3">Logical, inclusive OR for the case where the first operand is true. This is true.</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16324088"/>OutStream<text:alphabetical-index-mark-end text:id="IMark116324088"/></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Text_20_body">Ipsum lorem</text:p>
      <text:h text:style-name="Heading_20_2" text:outline-level="2">Class Methods</text:h>
      <text:p text:style-name="Text_20_body">.append</text:p>
      <text:p text:style-name="Text_20_body">.create</text:p>
      <text:h text:style-name="Heading_20_2" text:outline-level="2">Instance Methods</text:h>
      <text:p text:style-name="Text_20_body"/>
      <text:p text:style-name="Text_20_body">.</text:p>
      <text:p text:style-name="Text_20_body">.close</text:p>
      <text:p text:style-name="Text_20_body">.cr</text:p>
      <text:p text:style-name="Text_20_body">.emit</text:p>
      <text:p text:style-name="Text_20_body">.space</text:p>
      <text:p text:style-name="Text_20_body">.spaces</text:p>
      <text:p text:style-name="Text_20_body">~</text:p>
      <text:p text:style-name="Text_20_body">~"</text:p>
      <text:p text:style-name="Text_20_body">~cr</text:p>
      <text:p text:style-name="Text_20_body">~emit</text:p>
      <text:p text:style-name="Text_20_body">~space</text:p>
      <text:p text:style-name="Text_20_body">~spaces</text:p>
      <text:h text:style-name="Heading_20_2" text:outline-level="2">Class Stubs</text:h>
      <text:p text:style-name="Text_20_body">.new</text:p>
      <text:h text:style-name="Heading_20_2" text:outline-level="2"><text:soft-page-break/>See Also</text:h>
      <text:p text:style-name="Text_20_body"/>
      <text:h text:style-name="Heading_20_1" text:outline-level="1"><text:alphabetical-index-mark-start text:id="IMark116324088"/>Procedure<text:alphabetical-index-mark-end text:id="IMark116324088"/></text:h>
      <text:p text:style-name="Text_20_body"/>
      <text:p text:style-name="Text_20_body">Inheritance: Procedure <text:span text:style-name="T9">←</text:span> Object</text:p>
      <text:p text:style-name="Code"/>
      <text:p text:style-name="Code">Procedure Shared Methods =</text:p>
      <text:p text:style-name="Code"><text:s/>.call</text:p>
      <text:p text:style-name="Code"/>
      <text:p text:style-name="Text_20_body">Ipsum lorem.</text:p>
      <text:h text:style-name="Heading_20_2" text:outline-level="2">Procedure Literals</text:h>
      <text:p text:style-name="Text_20_body"/>
      <text:h text:style-name="Heading_20_2" text:outline-level="2">Instance Methods</text:h>
      <text:p text:style-name="Text_20_body"/>
      <text:p text:style-name="Text_20_body">.call</text:p>
      <text:h text:style-name="Heading_20_2" text:outline-level="2">See Also</text:h>
      <text:p text:style-name="Text_20_body">In VirtualMachine see:</text:p>
      <text:p text:style-name="Code">{{</text:p>
      <text:p text:style-name="Text_20_body"/>
      <text:h text:style-name="Heading_20_1" text:outline-level="1"><text:alphabetical-index-mark-start text:id="IMark116324088"/>Queue<text:alphabetical-index-mark-end text:id="IMark116324088"/></text:h>
      <text:p text:style-name="Text_20_body"/>
      <text:p text:style-name="Text_20_body">Inheritance: Queue <text:span text:style-name="T9">←</text:span> Object</text:p>
      <text:p text:style-name="Code"/>
      <text:p text:style-name="Code">Queue Shared Methods =</text:p>
      <text:p text:style-name="Code">.clear <text:s/>.empty? <text:s text:c="2"/>.length <text:s text:c="2"/>.pend <text:s text:c="2"/>.pop <text:s text:c="3"/>.push</text:p>
      <text:p text:style-name="Code"/>
      <text:p text:style-name="Text_20_body">Ipsum lorem.</text:p>
      <text:h text:style-name="Heading_20_2" text:outline-level="2">Instance Methods</text:h>
      <text:p text:style-name="Text_20_body"/>
      <text:p text:style-name="Text_20_body">.clear</text:p>
      <text:p text:style-name="Text_20_body">.empty?</text:p>
      <text:p text:style-name="Text_20_body">.length</text:p>
      <text:p text:style-name="Text_20_body">.pend</text:p>
      <text:p text:style-name="Text_20_body">.pop</text:p>
      <text:p text:style-name="Text_20_body">.push</text:p>
      <text:h text:style-name="Heading_20_2" text:outline-level="2">See Also</text:h>
      <text:p text:style-name="Text_20_body">In Object see:</text:p>
      <text:p text:style-name="Code">.new</text:p>
      <text:p text:style-name="Text_20_body"/>
      <text:h text:style-name="Heading_20_1" text:outline-level="1"><text:alphabetical-index-mark-start text:id="IMark116324088"/>Rational<text:alphabetical-index-mark-end text:id="IMark116324088"/></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3">Rational numbers<text:note text:id="ftn48" text:note-class="footnote"><text:note-citation>48</text:note-citation><text:note-body><text:p text:style-name="Footnote">See <text:a xlink:type="simple" xlink:href="http://en.wikipedia.org/wiki/Rational_number" text:style-name="Internet_20_link" text:visited-style-name="Strong_20_Emphasis">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3">Complex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2">Literal<text:note text:id="ftn49" text:note-class="footnote"><text:note-citation>49</text:note-citation><text:note-body><text:p text:style-name="Footnote">No spaces are permitted within the literal.</text:p></text:note-body></text:note></text:p>
          </table:table-cell>
          <table:table-cell table:style-name="Table6.B1" office:value-type="string">
            <text:p text:style-name="P12">Value<text:note text:id="ftn50" text:note-class="footnote"><text:note-citation>50</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2">1/2</text:p>
          </table:table-cell>
          <table:table-cell table:style-name="Table6.B2" office:value-type="string">
            <text:p text:style-name="P11">1/2</text:p>
          </table:table-cell>
        </table:table-row>
        <table:table-row>
          <table:table-cell table:style-name="Table6.A2" office:value-type="string">
            <text:p text:style-name="P22">1.2/3</text:p>
          </table:table-cell>
          <table:table-cell table:style-name="Table6.B2" office:value-type="string">
            <text:p text:style-name="P11">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16324568"/>.split<text:alphabetical-index-mark-end text:id="IMark116324568"/>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3">Code</text:p>
          </table:table-cell>
          <table:table-cell table:style-name="Table18.B2" office:value-type="string">
            <text:p text:style-name="P13">Result</text:p>
          </table:table-cell>
        </table:table-row>
        <table:table-row table:style-name="Table18.1">
          <table:table-cell table:style-name="Table18.A2" office:value-type="string">
            <text:p text:style-name="P15">1/2 .split</text:p>
          </table:table-cell>
          <table:table-cell table:style-name="Table18.B2" office:value-type="string">
            <text:p text:style-name="P15">1 <text:s/>2</text:p>
          </table:table-cell>
        </table:table-row>
        <table:table-row table:style-name="Table18.1">
          <table:table-cell table:style-name="Table18.A2" office:value-type="string">
            <text:p text:style-name="P15">3/4 .split</text:p>
          </table:table-cell>
          <table:table-cell table:style-name="Table18.B2" office:value-type="string">
            <text:p text:style-name="P15">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16325048"/>Stack<text:alphabetical-index-mark-end text:id="IMark116325048"/></text:h>
      <text:p text:style-name="Text_20_body"/>
      <text:p text:style-name="Text_20_body">Inheritance: Stack <text:span text:style-name="T9">←</text:span> Object</text:p>
      <text:p text:style-name="Code"/>
      <text:p text:style-name="Code">Stack Shared Methods =</text:p>
      <text:p text:style-name="Code">.empty? .init <text:s text:c="2"/>.length .peek <text:s text:c="2"/>.pop <text:s text:c="3"/>.push</text:p>
      <text:p text:style-name="Code"/>
      <text:p text:style-name="Text_20_body">Ipsum lorem</text:p>
      <text:h text:style-name="Heading_20_2" text:outline-level="2">Instance Methods</text:h>
      <text:p text:style-name="Text_20_body"/>
      <text:p text:style-name="Text_20_body">.empty?</text:p>
      <text:p text:style-name="Text_20_body">.init</text:p>
      <text:p text:style-name="Text_20_body">.length</text:p>
      <text:p text:style-name="Text_20_body">.peek</text:p>
      <text:p text:style-name="Text_20_body">.pop</text:p>
      <text:p text:style-name="Text_20_body">.push</text:p>
      <text:h text:style-name="Heading_20_2" text:outline-level="2">See Also</text:h>
      <text:p text:style-name="Text_20_body"/>
      <text:p text:style-name="Text_20_body"/>
      <text:h text:style-name="Heading_20_1" text:outline-level="1"><text:alphabetical-index-mark-start text:id="IMark116325048"/>String<text:alphabetical-index-mark-end text:id="IMark116325048"/></text:h>
      <text:p text:style-name="Text_20_body"/>
      <text:p text:style-name="Text_20_body">Inheritance: String <text:span text:style-name="T9">←</text:span> Object</text:p>
      <text:p text:style-name="Code"/>
      <text:p text:style-name="Code">String Shared Methods =</text:p>
      <text:p text:style-name="Code">* <text:s text:c="8"/>.-left <text:s text:c="4"/>.eval <text:s text:c="4"/>.ljust <text:s text:c="3"/>.reverse <text:s text:c="2"/>.to_lower <text:s text:c="2"/>&gt;=</text:p>
      <text:p text:style-name="Code">+ <text:s text:c="8"/>.-mid <text:s text:c="5"/>.fmt <text:s text:c="5"/>.load <text:s text:c="4"/>.right <text:s text:c="4"/>.to_upper</text:p>
      <text:p text:style-name="Code">." <text:s text:c="7"/>.-midlr <text:s text:c="3"/>.fmt" <text:s text:c="4"/>.lstrip <text:s text:c="2"/>.right? <text:s text:c="3"/>&lt;</text:p>
      <text:p text:style-name="Code">.+left <text:s text:c="3"/>.-right <text:s text:c="3"/>.left <text:s text:c="4"/>.mid <text:s text:c="5"/>.rjust <text:s text:c="4"/>&lt;&lt;</text:p>
      <text:p text:style-name="Code">.+mid <text:s text:c="4"/>.call <text:s text:c="5"/>.left? <text:s text:c="3"/>.mid? <text:s text:c="4"/>.rstrip <text:s text:c="3"/>&lt;=</text:p>
      <text:p text:style-name="Code">.+midlr <text:s text:c="2"/>.cjust <text:s text:c="4"/>.length <text:s text:c="2"/>.midlr <text:s text:c="3"/>.split <text:s text:c="4"/>&lt;=&gt;</text:p>
      <text:p text:style-name="Code">.+right <text:s text:c="2"/>.emit <text:s text:c="5"/>.lines <text:s text:c="3"/>.posn <text:s text:c="4"/>.strip <text:s text:c="4"/>&gt;</text:p>
      <text:p text:style-name="Code"/>
      <text:p text:style-name="Text_20_body">Ipsum lorem</text:p>
      <text:h text:style-name="Heading_20_2" text:outline-level="2">String Literals</text:h>
      <text:p text:style-name="Text_20_body"/>
      <text:h text:style-name="Heading_20_2" text:outline-level="2">Instance Methods</text:h>
      <text:p text:style-name="Text_20_body"/>
      <text:p text:style-name="Text_20_body">*</text:p>
      <text:p text:style-name="Text_20_body">+</text:p>
      <text:p text:style-name="Text_20_body">."</text:p>
      <text:p text:style-name="Text_20_body">.+left</text:p>
      <text:p text:style-name="Text_20_body">.+mid</text:p>
      <text:p text:style-name="Text_20_body">.+midlr</text:p>
      <text:p text:style-name="Text_20_body">.+right</text:p>
      <text:p text:style-name="Text_20_body">.-left</text:p>
      <text:p text:style-name="Text_20_body">.-mid</text:p>
      <text:p text:style-name="Text_20_body">.-midlr</text:p>
      <text:p text:style-name="Text_20_body">.-right</text:p>
      <text:p text:style-name="Text_20_body">.call</text:p>
      <text:p text:style-name="Text_20_body">.cjust</text:p>
      <text:p text:style-name="Text_20_body">.emit</text:p>
      <text:p text:style-name="Text_20_body">.eval</text:p>
      <text:p text:style-name="Text_20_body">.fmt</text:p>
      <text:p text:style-name="Text_20_body">.fmt"</text:p>
      <text:p text:style-name="Text_20_body"><text:soft-page-break/>.left</text:p>
      <text:p text:style-name="Text_20_body">.left?</text:p>
      <text:p text:style-name="Text_20_body">.length</text:p>
      <text:p text:style-name="Text_20_body">.lines</text:p>
      <text:p text:style-name="Text_20_body">.ljust</text:p>
      <text:p text:style-name="Text_20_body">.load</text:p>
      <text:p text:style-name="Text_20_body">.lstrip</text:p>
      <text:p text:style-name="Text_20_body">.mid</text:p>
      <text:p text:style-name="Text_20_body">.mid?</text:p>
      <text:p text:style-name="Text_20_body">.midlr</text:p>
      <text:p text:style-name="Text_20_body">.posn</text:p>
      <text:p text:style-name="Text_20_body">.reverse</text:p>
      <text:p text:style-name="Text_20_body">.right</text:p>
      <text:p text:style-name="Text_20_body">.right?</text:p>
      <text:p text:style-name="Text_20_body">.rjust</text:p>
      <text:p text:style-name="Text_20_body">.rstrip</text:p>
      <text:p text:style-name="Text_20_body">.split</text:p>
      <text:p text:style-name="Text_20_body">.strip</text:p>
      <text:p text:style-name="Text_20_body">.to_lower</text:p>
      <text:p text:style-name="Text_20_body">.to_upper</text:p>
      <text:p text:style-name="Text_20_body">&lt;</text:p>
      <text:p text:style-name="Text_20_body">&lt;&lt;</text:p>
      <text:p text:style-name="Text_20_body">&lt;=</text:p>
      <text:p text:style-name="Text_20_body">&lt;=&gt;</text:p>
      <text:p text:style-name="Text_20_body">&gt;</text:p>
      <text:p text:style-name="Text_20_body">&gt;=</text:p>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16325048"/>Thread<text:alphabetical-index-mark-end text:id="IMark11632504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16325048"/><text:alphabetical-index-mark-start text:id="IMark116322504"/><text:alphabetical-index-mark-start text:id="IMark116324808"/>TrueClass<text:alphabetical-index-mark-end text:id="IMark116324808"/><text:alphabetical-index-mark-end text:id="IMark116322504"/><text:alphabetical-index-mark-end text:id="IMark116325048"/></text:h>
      <text:p text:style-name="P3"/>
      <text:p text:style-name="P3">Inheritance: TrueClass <text:span text:style-name="T9">←</text:span> Object</text:p>
      <text:p text:style-name="Code"/>
      <text:p text:style-name="Code">No unique methods defined.</text:p>
      <text:p text:style-name="Code"/>
      <text:p text:style-name="P3">The TrueClass is a used to implement the true constant value. In spite of this, the functionality of true values is actually contained in the Object class.</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46"/>
      <text:h text:style-name="Heading_20_1" text:outline-level="1"><text:alphabetical-index-mark-start text:id="IMark116325048"/>VirtualMachine<text:alphabetical-index-mark-end text:id="IMark116325048"/></text:h>
      <text:p text:style-name="Text_20_body"/>
      <text:p text:style-name="Text_20_body">Inheritance: VirtualMachine <text:span text:style-name="T9">←</text:span> Object</text:p>
      <text:p text:style-name="Code"/>
      <text:p text:style-name="Code">VirtualMachine Shared Methods =</text:p>
      <text:p text:style-name="Code">!: <text:s text:c="7"/>)nodebug <text:s/>-infinity .with{ <text:s text:c="3"/>do <text:s text:c="7"/>min_float spaces</text:p>
      <text:p text:style-name="Code">" <text:s text:c="8"/>)noshow <text:s text:c="2"/>.append{ <text:s/>: <text:s text:c="8"/>dpr <text:s text:c="6"/>min_num <text:s text:c="2"/>swap</text:p>
      <text:p text:style-name="Code">)" <text:s text:c="7"/>)quit <text:s text:c="4"/>.create{ <text:s/>?dup <text:s text:c="5"/>drop <text:s text:c="5"/>nan <text:s text:c="6"/>switch</text:p>
      <text:p text:style-name="Code">)classes <text:s/>)restart <text:s/>.dump <text:s text:c="4"/>[ <text:s text:c="8"/>dup <text:s text:c="6"/>nil <text:s text:c="6"/>true</text:p>
      <text:p text:style-name="Code">)context <text:s/>)show <text:s text:c="4"/>.each{ <text:s text:c="3"/>accept <text:s text:c="3"/>e <text:s text:c="8"/>nip <text:s text:c="6"/>try</text:p>
      <text:p text:style-name="Code">)context! )start <text:s text:c="3"/>.elapsed <text:s/>accept" <text:s text:c="2"/>epsilon <text:s text:c="2"/>over <text:s text:c="5"/>tuck</text:p>
      <text:p text:style-name="Code">)debug <text:s text:c="3"/>)threads <text:s/>.map{ <text:s text:c="4"/>begin <text:s text:c="4"/>f" <text:s text:c="7"/>pause <text:s text:c="4"/>val#:</text:p>
      <text:p text:style-name="Code">)elapsed <text:s/>)time <text:s text:c="4"/>.new{ <text:s text:c="4"/>class: <text:s text:c="3"/>false <text:s text:c="4"/>pi <text:s text:c="7"/>val$:</text:p>
      <text:p text:style-name="Code">)entries <text:s/>)unmap" <text:s text:c="2"/>.open{ <text:s text:c="3"/>clear <text:s text:c="4"/>if <text:s text:c="7"/>pick <text:s text:c="5"/>var#:</text:p>
      <text:p text:style-name="Code">)globals <text:s/>)version <text:s/>.restart <text:s/>clone <text:s text:c="4"/>infinity <text:s/>rational <text:s/>var$:</text:p>
      <text:p text:style-name="Code">)irb <text:s text:c="5"/>)vm <text:s text:c="6"/>.select{ <text:s/>complex <text:s text:c="2"/>load" <text:s text:c="4"/>rot <text:s text:c="6"/>vm</text:p>
      <text:p text:style-name="Code">)load" <text:s text:c="3"/>)vm! <text:s text:c="5"/>.start <text:s text:c="3"/>copy <text:s text:c="5"/>max_float self <text:s text:c="5"/>{</text:p>
      <text:p text:style-name="Code">)map" <text:s text:c="4"/>)words <text:s text:c="3"/>.vm_name <text:s/>cr <text:s text:c="7"/>max_num <text:s text:c="2"/>space <text:s text:c="4"/>{{</text:p>
      <text:p text:style-name="Code"/>
      <text:p text:style-name="P3">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3">Since every thread must have exactly one virtual machine, it also serves as a universal routing target. Thus the virtual machine is used heavily by the compiler in the implementation of control and data literal structures.</text:p>
      <text:p text:style-name="P3">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append{</text:p>
      <text:p text:style-name="Text_20_body">.create{</text:p>
      <text:p text:style-name="Text_20_body">.each{</text:p>
      <text:p text:style-name="Text_20_body">.map{</text:p>
      <text:p text:style-name="Text_20_body">.new{</text:p>
      <text:p text:style-name="Text_20_body"><text:soft-page-break/>.open{</text:p>
      <text:p text:style-name="Text_20_body">.select{</text:p>
      <text:p text:style-name="Text_20_body">.vm_name</text:p>
      <text:p text:style-name="Text_20_body">.with{</text:p>
      <text:p text:style-name="Text_20_body">:</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ax_num</text:p>
      <text:p text:style-name="Text_20_body">min_float</text:p>
      <text:p text:style-name="Text_20_body">min_num</text:p>
      <text:p text:style-name="Text_20_body">nan</text:p>
      <text:p text:style-name="Text_20_body">nil</text:p>
      <text:p text:style-name="Text_20_body"><text:soft-page-break/>nip</text:p>
      <text:p text:style-name="Text_20_body">over</text:p>
      <text:p text:style-name="Text_20_body">pause</text:p>
      <text:p text:style-name="Text_20_body">pi</text:p>
      <text:p text:style-name="Text_20_body">pick</text:p>
      <text:p text:style-name="Text_20_body">rational</text:p>
      <text:p text:style-name="Text_20_body">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16325048"/>Commands<text:alphabetical-index-mark-end text:id="IMark11632504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text:soft-page-break/>)noshow</text:p>
      <text:p text:style-name="Text_20_body">)quit</text:p>
      <text:p text:style-name="Text_20_body">)restart</text:p>
      <text:p text:style-name="Text_20_body">)show</text:p>
      <text:p text:style-name="Text_20_body">)start</text:p>
      <text:p text:style-name="Text_20_body">)threads</text:p>
      <text:p text:style-name="Text_20_body">)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2"/>.getc <text:s text:c="9"/>.reverse <text:s text:c="6"/>0&gt;=</text:p>
      <text:p text:style-name="Code">!: <text:s text:c="12"/>.:: <text:s text:c="11"/>.gets <text:s text:c="9"/>.right <text:s text:c="8"/>1+</text:p>
      <text:p text:style-name="Code">" <text:s text:c="13"/>.[]! <text:s text:c="10"/>.hypot <text:s text:c="8"/>.right? <text:s text:c="7"/>1-</text:p>
      <text:p text:style-name="Code">$hw <text:s text:c="11"/>.[]@ <text:s text:c="10"/>.imaginary <text:s text:c="4"/>.rjust <text:s text:c="8"/>2*</text:p>
      <text:p text:style-name="Code">$iv <text:s text:c="11"/>.abs <text:s text:c="10"/>.init <text:s text:c="9"/>.round <text:s text:c="8"/>2+</text:p>
      <text:p text:style-name="Code">&amp;&amp; <text:s text:c="12"/>.acos <text:s text:c="9"/>.is_class? <text:s text:c="4"/>.rstrip <text:s text:c="7"/>2-</text:p>
      <text:p text:style-name="Code">)" <text:s text:c="12"/>.acosh <text:s text:c="8"/>.join <text:s text:c="9"/>.select{ <text:s text:c="6"/>2/</text:p>
      <text:p text:style-name="Code">)classes <text:s text:c="6"/>.alive? <text:s text:c="7"/>.keys <text:s text:c="9"/>.shuffle <text:s text:c="6"/>:</text:p>
      <text:p text:style-name="Code">)context <text:s text:c="6"/>.angle <text:s text:c="8"/>.lcm <text:s text:c="10"/>.sin <text:s text:c="10"/>&lt;</text:p>
      <text:p text:style-name="Code">)context! <text:s text:c="5"/>.append <text:s text:c="7"/>.left <text:s text:c="9"/>.sinh <text:s text:c="9"/>&lt;&lt;</text:p>
      <text:p text:style-name="Code">)debug <text:s text:c="8"/>.append{ <text:s text:c="6"/>.left? <text:s text:c="8"/>.sleep <text:s text:c="8"/>&lt;=</text:p>
      <text:p text:style-name="Code">)elapsed <text:s text:c="6"/>.asin <text:s text:c="9"/>.length <text:s text:c="7"/>.sort <text:s text:c="9"/>&lt;=&gt;</text:p>
      <text:p text:style-name="Code"><text:alphabetical-index-mark-start text:id="IMark116325048"/>)entries<text:alphabetical-index-mark-end text:id="IMark116325048"/> <text:s text:c="6"/>.asinh <text:s text:c="8"/>.lines <text:s text:c="8"/>.space <text:s text:c="8"/>&lt;&gt;</text:p>
      <text:p text:style-name="Code">)globals <text:s text:c="6"/>.atan <text:s text:c="9"/>.list <text:s text:c="9"/>.spaces <text:s text:c="7"/>=</text:p>
      <text:p text:style-name="Code">)irb <text:s text:c="10"/>.atan2 <text:s text:c="8"/>.ljust <text:s text:c="8"/>.split <text:s text:c="8"/>&gt;</text:p>
      <text:p text:style-name="Code">)load" <text:s text:c="8"/>.atanh <text:s text:c="8"/>.ln <text:s text:c="11"/>.sqr <text:s text:c="10"/>&gt;=</text:p>
      <text:p text:style-name="Code">)map" <text:s text:c="9"/>.c2p <text:s text:c="10"/>.load <text:s text:c="9"/>.sqrt <text:s text:c="9"/>&gt;&gt;</text:p>
      <text:p text:style-name="Code">)methods <text:s text:c="6"/>.call <text:s text:c="9"/>.log10 <text:s text:c="8"/>.start <text:s text:c="8"/>?dup</text:p>
      <text:p text:style-name="Code">)nodebug <text:s text:c="6"/>.cbrt <text:s text:c="9"/>.log2 <text:s text:c="9"/>.status <text:s text:c="7"/>@</text:p>
      <text:p text:style-name="Code">)noshow <text:s text:c="7"/>.ceil <text:s text:c="9"/>.lstrip <text:s text:c="7"/>.strip <text:s text:c="8"/>Array</text:p>
      <text:p text:style-name="Code">)quit <text:s text:c="9"/>.cjust <text:s text:c="8"/>.magnitude <text:s text:c="4"/>.strlen <text:s text:c="7"/>Bignum</text:p>
      <text:p text:style-name="Code">)restart <text:s text:c="6"/>.class <text:s text:c="8"/>.main <text:s text:c="9"/>.strmax <text:s text:c="7"/>Class</text:p>
      <text:p text:style-name="Code">)show <text:s text:c="9"/>.clear <text:s text:c="8"/>.map{ <text:s text:c="9"/>.strmax2 <text:s text:c="6"/>Complex</text:p>
      <text:p text:style-name="Code">)start <text:s text:c="8"/>.clone <text:s text:c="8"/>.max <text:s text:c="10"/>.subclass: <text:s text:c="4"/>Exception</text:p>
      <text:p text:style-name="Code">)stubs <text:s text:c="8"/>.close <text:s text:c="8"/>.mid <text:s text:c="10"/>.tan <text:s text:c="10"/>FalseClass</text:p>
      <text:p text:style-name="Code">)threads <text:s text:c="6"/>.conjugate <text:s text:c="4"/>.mid? <text:s text:c="9"/>.tanh <text:s text:c="9"/>Fixnum</text:p>
      <text:p text:style-name="Code">)time <text:s text:c="9"/>.copy <text:s text:c="9"/>.midlr <text:s text:c="8"/>.to_f <text:s text:c="9"/>Float</text:p>
      <text:p text:style-name="Code">)unmap" <text:s text:c="7"/>.cos <text:s text:c="10"/>.min <text:s text:c="10"/>.to_f! <text:s text:c="8"/>Hash</text:p>
      <text:p text:style-name="Code">)version <text:s text:c="6"/>.cosh <text:s text:c="9"/>.name <text:s text:c="9"/>.to_i <text:s text:c="9"/>InStream</text:p>
      <text:p text:style-name="Code">)vm <text:s text:c="11"/>.cr <text:s text:c="11"/>.new <text:s text:c="10"/>.to_i! <text:s text:c="8"/>Integer</text:p>
      <text:p text:style-name="Code">)vm! <text:s text:c="10"/>.create <text:s text:c="7"/>.new_size <text:s text:c="5"/>.to_lower <text:s text:c="5"/>MaxNumeric</text:p>
      <text:p text:style-name="Code">)words <text:s text:c="8"/>.create{ <text:s text:c="6"/>.new_value <text:s text:c="4"/>.to_n <text:s text:c="9"/>MinNumeric</text:p>
      <text:p text:style-name="Code">* <text:s text:c="13"/>.cube <text:s text:c="9"/>.new_values <text:s text:c="3"/>.to_n! <text:s text:c="8"/>NilClass</text:p>
      <text:p text:style-name="Code">** <text:s text:c="12"/>.current <text:s text:c="6"/>.new{ <text:s text:c="9"/>.to_r <text:s text:c="9"/>Numeric</text:p>
      <text:p text:style-name="Code">+ <text:s text:c="13"/>.d2r <text:s text:c="10"/>.numerator <text:s text:c="4"/>.to_r! <text:s text:c="8"/>Object</text:p>
      <text:p text:style-name="Code">- <text:s text:c="13"/>.denominator <text:s text:c="2"/>.odd? <text:s text:c="9"/>.to_s <text:s text:c="9"/>OutStream</text:p>
      <text:p text:style-name="Code">-infinity <text:s text:c="5"/>.dump <text:s text:c="9"/>.open <text:s text:c="9"/>.to_upper <text:s text:c="5"/>Procedure</text:p>
      <text:p text:style-name="Code">. <text:s text:c="13"/>.e** <text:s text:c="10"/>.open{ <text:s text:c="8"/>.to_x <text:s text:c="9"/>Queue</text:p>
      <text:p text:style-name="Code">." <text:s text:c="12"/>.each{ <text:s text:c="8"/>.p2c <text:s text:c="10"/>.to_x! <text:s text:c="8"/>Rational</text:p>
      <text:p text:style-name="Code">.+left <text:s text:c="8"/>.elapsed <text:s text:c="6"/>.parent_class <text:s/>.values <text:s text:c="7"/>Stack</text:p>
      <text:p text:style-name="Code">.+mid <text:s text:c="9"/>.emit <text:s text:c="9"/>.peek <text:s text:c="9"/>.vm <text:s text:c="11"/>String</text:p>
      <text:p text:style-name="Code">.+midlr <text:s text:c="7"/>.empty? <text:s text:c="7"/>.pend <text:s text:c="9"/>.vm_name <text:s text:c="6"/>Thread</text:p>
      <text:p text:style-name="Code">.+right <text:s text:c="7"/>.eval <text:s text:c="9"/>.polar <text:s text:c="8"/>.with{ <text:s text:c="8"/>TrueClass</text:p>
      <text:p text:style-name="Code">.-left <text:s text:c="8"/>.even? <text:s text:c="8"/>.pop <text:s text:c="10"/>/ <text:s text:c="13"/>VirtualMachine</text:p>
      <text:p text:style-name="Code">.-mid <text:s text:c="9"/>.exit <text:s text:c="9"/>.posn <text:s text:c="9"/>0&lt; <text:s text:c="12"/>[</text:p>
      <text:p text:style-name="Code">.-midlr <text:s text:c="7"/>.floor <text:s text:c="8"/>.pp <text:s text:c="11"/>0&lt;= <text:s text:c="11"/>^^</text:p>
      <text:p text:style-name="Code">.-right <text:s text:c="7"/>.fmt <text:s text:c="10"/>.push <text:s text:c="9"/>0&lt;=&gt; <text:s text:c="10"/>accept</text:p>
      <text:p text:style-name="Code">.1/x <text:s text:c="10"/>.fmt" <text:s text:c="9"/>.r2d <text:s text:c="10"/>0&lt;&gt; <text:s text:c="11"/>accept"</text:p>
      <text:p text:style-name="Code">.10** <text:s text:c="9"/>.gcd <text:s text:c="10"/>.real <text:s text:c="9"/>0= <text:s text:c="12"/>and</text:p>
      <text:p text:style-name="Code">.2** <text:s text:c="10"/>.get_all <text:s text:c="6"/>.restart <text:s text:c="6"/>0&gt; <text:s text:c="12"/>begin</text:p>
      <text:p text:style-name="Code"/>
      <text:p text:style-name="Code"/>
      <text:p text:style-name="Code"><text:soft-page-break/></text:p>
      <text:p text:style-name="Code"/>
      <text:p text:style-name="Code">class: <text:s text:c="8"/>f" <text:s text:c="12"/>neg <text:s text:c="11"/>space <text:s text:c="9"/>{{</text:p>
      <text:p text:style-name="Code">clear <text:s text:c="9"/>false <text:s text:c="9"/>nil <text:s text:c="11"/>spaces <text:s text:c="8"/>||</text:p>
      <text:p text:style-name="Code">clone <text:s text:c="9"/>identical? <text:s text:c="4"/>nil&lt;&gt; <text:s text:c="9"/>swap <text:s text:c="10"/>~</text:p>
      <text:p text:style-name="Code">com <text:s text:c="11"/>if <text:s text:c="12"/>nil= <text:s text:c="10"/>switch <text:s text:c="8"/>~"</text:p>
      <text:p text:style-name="Code">complex <text:s text:c="7"/>infinity <text:s text:c="6"/>nip <text:s text:c="11"/>true <text:s text:c="10"/>~cr</text:p>
      <text:p text:style-name="Code">copy <text:s text:c="10"/>load" <text:s text:c="9"/>not <text:s text:c="11"/>try <text:s text:c="11"/>~emit</text:p>
      <text:p text:style-name="Code">cr <text:s text:c="12"/>max <text:s text:c="11"/>or <text:s text:c="12"/>tuck <text:s text:c="10"/>~getc</text:p>
      <text:p text:style-name="Code">distinct? <text:s text:c="5"/>max_float <text:s text:c="5"/>over <text:s text:c="10"/>val#: <text:s text:c="9"/>~gets</text:p>
      <text:p text:style-name="Code">do <text:s text:c="12"/>max_num <text:s text:c="7"/>pause <text:s text:c="9"/>val$: <text:s text:c="9"/>~space</text:p>
      <text:p text:style-name="Code">dpr <text:s text:c="11"/>min <text:s text:c="11"/>pi <text:s text:c="12"/>var#: <text:s text:c="9"/>~spaces</text:p>
      <text:p text:style-name="Code">drop <text:s text:c="10"/>min_float <text:s text:c="5"/>pick <text:s text:c="10"/>var$:</text:p>
      <text:p text:style-name="Code">dup <text:s text:c="11"/>min_num <text:s text:c="7"/>rational <text:s text:c="6"/>vm</text:p>
      <text:p text:style-name="Code">e <text:s text:c="13"/>mod <text:s text:c="11"/>rot <text:s text:c="11"/>xor</text:p>
      <text:p text:style-name="Code">epsilon <text:s text:c="7"/>nan <text:s text:c="11"/>self <text:s text:c="10"/>{</text:p>
      <text:h text:style-name="Heading_20_1" text:outline-level="1">Appendix B – Regular Expressions</text:h>
      <text:p text:style-name="P3">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51" text:note-class="footnote"><text:note-citation>51</text:note-citation><text:note-body><text:p text:style-name="Footnote">For an excellent, interactive, free regular expression development tool see Rubular at <text:a xlink:type="simple" xlink:href="http://rubular.com/" text:style-name="Internet_20_link" text:visited-style-name="Strong_20_Emphasis">http://rubular.com/</text:a></text:p></text:note-body></text:note></text:p>
      <text:p text:style-name="P3"/>
      <table:table table:name="Table4" table:style-name="Table4">
        <table:table-column table:style-name="Table4.A"/>
        <table:table-column table:style-name="Table4.B"/>
        <table:table-row>
          <table:table-cell table:style-name="Table4.A1" office:value-type="string">
            <text:p text:style-name="P12">Expression Character</text:p>
          </table:table-cell>
          <table:table-cell table:style-name="Table4.B1" office:value-type="string">
            <text:p text:style-name="P13">Description</text:p>
          </table:table-cell>
        </table:table-row>
        <table:table-row>
          <table:table-cell table:style-name="Table4.A2" office:value-type="string">
            <text:p text:style-name="P18">.</text:p>
          </table:table-cell>
          <table:table-cell table:style-name="Table4.B2" office:value-type="string">
            <text:p text:style-name="P15">Any character except newline</text:p>
          </table:table-cell>
        </table:table-row>
        <table:table-row>
          <table:table-cell table:style-name="Table4.A2" office:value-type="string">
            <text:p text:style-name="P18">[A-Z]</text:p>
          </table:table-cell>
          <table:table-cell table:style-name="Table4.B2" office:value-type="string">
            <text:p text:style-name="P15">Any uppercase alphabetical character.</text:p>
          </table:table-cell>
        </table:table-row>
        <table:table-row>
          <table:table-cell table:style-name="Table4.A2" office:value-type="string">
            <text:p text:style-name="P18">[A-Za-z0-9_]</text:p>
          </table:table-cell>
          <table:table-cell table:style-name="Table4.B2" office:value-type="string">
            <text:p text:style-name="P15">Any alphanumeric or underscore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text:p>
          </table:table-cell>
          <table:table-cell table:style-name="Table4.B2" office:value-type="string">
            <text:p text:style-name="P15">A single '$' character.</text:p>
          </table:table-cell>
        </table:table-row>
        <table:table-row>
          <table:table-cell table:style-name="Table4.A2" office:value-type="string">
            <text:p text:style-name="P18">\d</text:p>
          </table:table-cell>
          <table:table-cell table:style-name="Table4.B2" office:value-type="string">
            <text:p text:style-name="P15">A digit (0..9)</text:p>
          </table:table-cell>
        </table:table-row>
        <table:table-row>
          <table:table-cell table:style-name="Table4.A2" office:value-type="string">
            <text:p text:style-name="P18">X*</text:p>
          </table:table-cell>
          <table:table-cell table:style-name="Table4.B2" office:value-type="string">
            <text:p text:style-name="P15">0 or more repetitions of the X expression.</text:p>
          </table:table-cell>
        </table:table-row>
        <table:table-row>
          <table:table-cell table:style-name="Table4.A2" office:value-type="string">
            <text:p text:style-name="P18">X+</text:p>
          </table:table-cell>
          <table:table-cell table:style-name="Table4.B2" office:value-type="string">
            <text:p text:style-name="P15">1 or more repetitions of the X expression.</text:p>
          </table:table-cell>
        </table:table-row>
        <table:table-row>
          <table:table-cell table:style-name="Table4.A2" office:value-type="string">
            <text:p text:style-name="P18">^</text:p>
          </table:table-cell>
          <table:table-cell table:style-name="Table4.B2" office:value-type="string">
            <text:p text:style-name="P15">The beginning of the line or string.</text:p>
          </table:table-cell>
        </table:table-row>
        <table:table-row>
          <table:table-cell table:style-name="Table4.A2" office:value-type="string">
            <text:p text:style-name="P18">$</text:p>
          </table:table-cell>
          <table:table-cell table:style-name="Table4.B2" office:value-type="string">
            <text:p text:style-name="P15">The end of the line or string</text:p>
          </table:table-cell>
        </table:table-row>
        <table:table-row>
          <table:table-cell table:style-name="Table4.A2" office:value-type="string">
            <text:p text:style-name="P16">other</text:p>
          </table:table-cell>
          <table:table-cell table:style-name="Table4.B2" office:value-type="string">
            <text:p text:style-name="P15">Non-regex commands are expressions for themselves.</text:p>
          </table:table-cell>
        </table:table-row>
      </table:table>
      <text:p text:style-name="P3"/>
      <text:p text:style-name="P3"/>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57">A</text:p>
          <text:p text:style-name="P56">again<text:tab/>24</text:p>
          <text:p text:style-name="P56">Array<text:tab/>44</text:p>
          <text:p text:style-name="P57">B</text:p>
          <text:p text:style-name="P56">begin<text:tab/>23</text:p>
          <text:p text:style-name="P57">C</text:p>
          <text:p text:style-name="P56">Class<text:tab/>55</text:p>
          <text:p text:style-name="P56">Classes<text:tab/>32</text:p>
          <text:p text:style-name="P56">Commands<text:tab/>58, 100</text:p>
          <text:p text:style-name="P56">Complex<text:tab/>60</text:p>
          <text:p text:style-name="P57">D</text:p>
          <text:p text:style-name="P56">Declarations<text:tab/>25</text:p>
          <text:p text:style-name="P56">Demo.rb<text:tab/>11</text:p>
          <text:p text:style-name="P56">distinct?<text:tab/>84</text:p>
          <text:p text:style-name="P56">do<text:tab/>22</text:p>
          <text:p text:style-name="P56">do_map_name<text:tab/>36</text:p>
          <text:p text:style-name="P56">drop<text:tab/>18</text:p>
          <text:p text:style-name="P56">Duck Typing<text:tab/>25</text:p>
          <text:p text:style-name="P56">dup<text:tab/>18</text:p>
          <text:p text:style-name="P57">E</text:p>
          <text:p text:style-name="P56">else<text:tab/>20</text:p>
          <text:p text:style-name="P56">Exception<text:tab/>63</text:p>
          <text:p text:style-name="P57">F</text:p>
          <text:p text:style-name="P56">FalseClass<text:tab/>64</text:p>
          <text:p text:style-name="P56">Float<text:tab/>66</text:p>
          <text:p text:style-name="P57">H</text:p>
          <text:p text:style-name="P56">Hash<text:tab/>67</text:p>
          <text:p text:style-name="P57">I</text:p>
          <text:p text:style-name="P56">i<text:tab/>22</text:p>
          <text:p text:style-name="P56">identical?<text:tab/>85</text:p>
          <text:p text:style-name="P56">if<text:tab/>20</text:p>
          <text:p text:style-name="P56">Inheritance<text:tab/>33</text:p>
          <text:p text:style-name="P56">inst:<text:tab/>78</text:p>
          <text:p text:style-name="P56">InStream<text:tab/>68</text:p>
          <text:p text:style-name="P56">Integer<text:tab/>69</text:p>
          <text:p text:style-name="P57">J</text:p>
          <text:p text:style-name="P56">j<text:tab/>22</text:p>
          <text:p text:style-name="P57">L</text:p>
          <text:p text:style-name="P56">Late Binding<text:tab/>33</text:p>
          <text:p text:style-name="P56">local:<text:tab/>78</text:p>
          <text:p text:style-name="P56">loop<text:tab/>22</text:p>
          <text:p text:style-name="P57">M</text:p>
          <text:p text:style-name="P56">max<text:tab/>85</text:p>
          <text:p text:style-name="P56">MaxNumeric<text:tab/>71</text:p>
          <text:p text:style-name="P56">Method Mapping<text:tab/>34</text:p>
          <text:p text:style-name="P56">Methods<text:tab/>33</text:p>
          <text:p text:style-name="P56">min<text:tab/>85</text:p>
          <text:p text:style-name="P56">MinNumeric<text:tab/>72</text:p>
          <text:p text:style-name="P56">Mutation<text:tab/>27</text:p>
          <text:p text:style-name="P57">N</text:p>
          <text:p text:style-name="P56">nil&lt;&gt;<text:tab/>86</text:p>
          <text:p text:style-name="P56">nil=<text:tab/>86</text:p>
          <text:p text:style-name="P56">NilClass<text:tab/>73</text:p>
          <text:p text:style-name="P56">nip<text:tab/>18</text:p>
          <text:p text:style-name="P56">not<text:tab/>86</text:p>
          <text:p text:style-name="P56">Numeric<text:tab/>74</text:p>
          <text:p text:style-name="P57">O</text:p>
          <text:p text:style-name="P56">Object<text:tab/>77</text:p>
          <text:p text:style-name="P56">OutStream<text:tab/>87</text:p>
          <text:p text:style-name="P56">over<text:tab/>18</text:p>
          <text:p text:style-name="P57">P</text:p>
          <text:p text:style-name="P56">pick<text:tab/>18</text:p>
          <text:p text:style-name="P56">Polymorphism<text:tab/>33</text:p>
          <text:p text:style-name="P56">Procedure<text:tab/>89</text:p>
          <text:p text:style-name="P57">Q</text:p>
          <text:p text:style-name="P56">Queue<text:tab/>90</text:p>
          <text:p text:style-name="P57">R</text:p>
          <text:p text:style-name="P56">Rake<text:tab/>11</text:p>
          <text:p text:style-name="P56">Rational<text:tab/>91</text:p>
          <text:p text:style-name="P56">Referencing<text:tab/>26</text:p>
          <text:p text:style-name="P56">repeat<text:tab/>24</text:p>
          <text:p text:style-name="P56">Routing<text:tab/>35</text:p>
          <text:p text:style-name="P57">S</text:p>
          <text:p text:style-name="P56">Scoping<text:tab/>25</text:p>
          <text:p text:style-name="P56">Stack<text:tab/>93</text:p>
          <text:p text:style-name="P56">String<text:tab/>94</text:p>
          <text:p text:style-name="P56">super<text:tab/>56, 78</text:p>
          <text:p text:style-name="P56">swap<text:tab/>19</text:p>
          <text:p text:style-name="P56">switch<text:tab/>20</text:p>
          <text:p text:style-name="P56">SymbolMap<text:tab/>34</text:p>
          <text:p text:style-name="P57">T</text:p>
          <text:p text:style-name="P56">Thanks<text:tab/>9</text:p>
          <text:p text:style-name="P56">then<text:tab/>20</text:p>
          <text:p text:style-name="P56">Thread<text:tab/>96</text:p>
          <text:p text:style-name="P56">TrueClass<text:tab/>97</text:p>
          <text:p text:style-name="P56">tuck<text:tab/>19</text:p>
          <text:p text:style-name="P56">Typing<text:tab/>25</text:p>
          <text:p text:style-name="P57">U</text:p>
          <text:p text:style-name="P56">until<text:tab/>24</text:p>
          <text:p text:style-name="P57">V</text:p>
          <text:p text:style-name="P56">val:<text:tab/>25, 56</text:p>
          <text:p text:style-name="P56">val@:<text:tab/>26, 56</text:p>
          <text:p text:style-name="P56">val#:<text:tab/>26</text:p>
          <text:p text:style-name="P56">val$:<text:tab/>26</text:p>
          <text:p text:style-name="P56">var:<text:tab/>25, 56</text:p>
          <text:p text:style-name="P56">var@:<text:tab/>26, 57</text:p>
          <text:p text:style-name="P56">var#:<text:tab/>26</text:p>
          <text:p text:style-name="P56">var$:<text:tab/>26</text:p>
          <text:p text:style-name="P56">VirtualMachine<text:tab/>98</text:p>
          <text:p text:style-name="P57">X</text:p>
          <text:p text:style-name="P56">x<text:tab/>45</text:p>
          <text:p text:style-name="P57">^</text:p>
          <text:p text:style-name="P56">^^<text:tab/>64, 73, 84</text:p>
          <text:p text:style-name="P57">-</text:p>
          <text:p text:style-name="P56">-i<text:tab/>22</text:p>
          <text:p text:style-name="P56">-j<text:tab/>22</text:p>
          <text:p text:style-name="P57">;</text:p>
          <text:p text:style-name="P56">;<text:tab/>57, 78</text:p>
          <text:p text:style-name="P57">:</text:p>
          <text:p text:style-name="P56">:<text:tab/>35</text:p>
          <text:p text:style-name="P57">!</text:p>
          <text:p text:style-name="P56">!<text:tab/>47</text:p>
          <text:p text:style-name="P57">.</text:p>
          <text:p text:style-name="P56">.<text:tab/>77</text:p>
          <text:p text:style-name="P56">.-left<text:tab/>48</text:p>
          <text:p text:style-name="P56">.-mid<text:tab/>49</text:p>
          <text:p text:style-name="P56">.-midlr<text:tab/>49</text:p>
          <text:p text:style-name="P56">.-right<text:tab/>49</text:p>
          <text:p text:style-name="P56">.:<text:tab/>35, 55</text:p>
          <text:p text:style-name="P56">.::<text:tab/>35, 78</text:p>
          <text:p text:style-name="P56">.[]!<text:tab/>49</text:p>
          <text:p text:style-name="P56">.[]@<text:tab/>50</text:p>
          <text:p text:style-name="P56">.+left<text:tab/>47</text:p>
          <text:p text:style-name="P56">.+mid<text:tab/>48</text:p>
          <text:p text:style-name="P56">.+midlr<text:tab/>48</text:p>
          <text:p text:style-name="P56">.+right<text:tab/>48</text:p>
          <text:p text:style-name="P56">.cbrt<text:tab/>61</text:p>
          <text:p text:style-name="P56">.class<text:tab/>78</text:p>
          <text:p text:style-name="P56">.clone<text:tab/>79</text:p>
          <text:p text:style-name="P56">.copy<text:tab/>79</text:p>
          <text:p text:style-name="P56">.e**<text:tab/>61</text:p>
          <text:p text:style-name="P56">.init<text:tab/>26, 79</text:p>
          <text:p text:style-name="P56">.is_class?<text:tab/>57, 79</text:p>
          <text:p text:style-name="P56">.left<text:tab/>50</text:p>
          <text:p text:style-name="P56">.length<text:tab/>50</text:p>
          <text:p text:style-name="P56">.max<text:tab/>51</text:p>
          <text:p text:style-name="P56">.mid<text:tab/>51</text:p>
          <text:p text:style-name="P56">.midlr<text:tab/>51</text:p>
          <text:p text:style-name="P56">.min<text:tab/>52</text:p>
          <text:p text:style-name="P56">.name<text:tab/>80</text:p>
          <text:p text:style-name="P56">.new<text:tab/>45, 57</text:p>
          <text:p text:style-name="P56">.new_size<text:tab/>46</text:p>
          <text:p text:style-name="P56">.new_value<text:tab/>46</text:p>
          <text:p text:style-name="P56">.new_values<text:tab/>46</text:p>
          <text:p text:style-name="P56">.new{<text:tab/>45</text:p>
          <text:p text:style-name="P56">.parent_class<text:tab/>58</text:p>
          <text:p text:style-name="P56">.pp<text:tab/>52</text:p>
          <text:p text:style-name="P56">.reverse<text:tab/>52</text:p>
          <text:p text:style-name="P56">.right<text:tab/>52</text:p>
          <text:p text:style-name="P56">.shuffle<text:tab/>53</text:p>
          <text:p text:style-name="P56">.sort<text:tab/>53</text:p>
          <text:p text:style-name="P56">.split<text:tab/>61, 91</text:p>
          <text:p text:style-name="P56">.sqrt<text:tab/>61</text:p>
          <text:p text:style-name="P56">.strlen<text:tab/>80</text:p>
          <text:p text:style-name="P56">.strmax<text:tab/>53</text:p>
          <text:p text:style-name="P56">.subclass:<text:tab/>58</text:p>
          <text:p text:style-name="P56">.to_f<text:tab/>80</text:p>
          <text:p text:style-name="P56">.to_f!<text:tab/>81</text:p>
          <text:p text:style-name="P56">.to_i<text:tab/>81</text:p>
          <text:p text:style-name="P56"><text:soft-page-break/>.to_i!<text:tab/>81</text:p>
          <text:p text:style-name="P56">.to_n<text:tab/>81</text:p>
          <text:p text:style-name="P56">.to_n!<text:tab/>82</text:p>
          <text:p text:style-name="P56">.to_r<text:tab/>82</text:p>
          <text:p text:style-name="P56">.to_r!<text:tab/>83</text:p>
          <text:p text:style-name="P56">.to_s<text:tab/>58, 83</text:p>
          <text:p text:style-name="P56">.to_x<text:tab/>83</text:p>
          <text:p text:style-name="P56">.to_x!<text:tab/>84</text:p>
          <text:p text:style-name="P57">)</text:p>
          <text:p text:style-name="P56">)entries<text:tab/>102</text:p>
          <text:p text:style-name="P56">)methods<text:tab/>59, 77</text:p>
          <text:p text:style-name="P56">)stubs<text:tab/>59</text:p>
          <text:p text:style-name="P57">}</text:p>
          <text:p text:style-name="P56">}<text:tab/>45</text:p>
          <text:p text:style-name="P57">@</text:p>
          <text:p text:style-name="P56">@<text:tab/>54</text:p>
          <text:p text:style-name="P57">&amp;</text:p>
          <text:p text:style-name="P56">&amp;&amp;<text:tab/>64, 73, 77</text:p>
          <text:p text:style-name="P57">+</text:p>
          <text:p text:style-name="P56">+<text:tab/>47</text:p>
          <text:p text:style-name="P56">+loop<text:tab/>22</text:p>
          <text:p text:style-name="P57">&lt;</text:p>
          <text:p text:style-name="P56">&lt;&lt;<text:tab/>54</text:p>
          <text:p text:style-name="P56">&lt;&gt;<text:tab/>84</text:p>
          <text:p text:style-name="P57">=</text:p>
          <text:p text:style-name="P56">=<text:tab/>84</text:p>
          <text:p text:style-name="P57">|</text:p>
          <text:p text:style-name="P56">||<text:tab/>64, 73, 86</text:p>
        </text:index-body>
      </text:alphabetical-index>
      <text:p text:style-name="P3"/>
      <text:h text:style-name="Heading_20_1" text:outline-level="1">Edit History:</text:h>
      <text:p text:style-name="Text_20_body"/>
      <text:p text:style-name="P3">PCC – December 14, 2014 – Initial draft of User's Guide started. </text:p>
      <text:p text:style-name="P3"/>
      <text:p text:style-name="P3"/>
      <text:p text:style-name="P3"/>
      <text:p text:style-name="P3">– Stored here for use throughout. Delete before release.</text:p>
      <text:p text:style-name="P3"/>
      <table:table table:name="Table58" table:style-name="Table58">
        <table:table-column table:style-name="Table58.A"/>
        <table:table-column table:style-name="Table58.B"/>
        <table:table-row table:style-name="Table58.1">
          <table:table-cell table:style-name="Table58.A1" table:number-columns-spanned="2" office:value-type="string">
            <text:p text:style-name="P15">[before] word [after] (h3)</text:p>
            <text:p text:style-name="Text_20_body">Routing:</text:p>
            <text:p text:style-name="P3">description</text:p>
          </table:table-cell>
          <table:covered-table-cell/>
        </table:table-row>
        <table:table-row table:style-name="Table58.1">
          <table:table-cell table:style-name="Table58.A2" office:value-type="string">
            <text:p text:style-name="P13">Code</text:p>
          </table:table-cell>
          <table:table-cell table:style-name="Table58.B2" office:value-type="string">
            <text:p text:style-name="P13">Result</text:p>
          </table:table-cell>
        </table:table-row>
        <table:table-row table:style-name="Table58.1">
          <table:table-cell table:style-name="Table58.A2" office:value-type="string">
            <text:p text:style-name="Snippet"/>
          </table:table-cell>
          <table:table-cell table:style-name="Table58.B2" office:value-type="string">
            <text:p text:style-name="P15"/>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15">[before] word [after] (h4)</text:p>
            <text:p text:style-name="Text_20_body">Routing:<text:span text:style-name="T12"> Compiler Context.</text:span></text:p>
            <text:p text:style-name="P3">description</text:p>
          </table:table-cell>
          <table:covered-table-cell/>
        </table:table-row>
        <table:table-row table:style-name="Table61.2">
          <table:table-cell table:style-name="Table61.A2" office:value-type="string">
            <text:p text:style-name="P13">Code</text:p>
          </table:table-cell>
          <table:table-cell table:style-name="Table61.B2" office:value-type="string">
            <text:p text:style-name="P13">Result</text:p>
          </table:table-cell>
        </table:table-row>
        <table:table-row table:style-name="Table61.2">
          <table:table-cell table:style-name="Table61.A2" office:value-type="string">
            <text:p text:style-name="Snippet"/>
          </table:table-cell>
          <table:table-cell table:style-name="Table61.B2" office:value-type="string">
            <text:p text:style-name="P15"/>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3">Code</text:p>
          </table:table-cell>
          <table:table-cell table:style-name="Table102.B1" office:value-type="string">
            <text:p text:style-name="P13">Result</text:p>
          </table:table-cell>
        </table:table-row>
        <table:table-row table:style-name="Table102.1">
          <table:table-cell table:style-name="Table102.A2" office:value-type="string">
            <text:p text:style-name="Snippet"/>
          </table:table-cell>
          <table:table-cell table:style-name="Table102.B2" office:value-type="string">
            <text:p text:style-name="P15"/>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05</text:page-number> of <text:page-count>107</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5DT19H37M</meta:editing-duration>
    <meta:editing-cycles>1558</meta:editing-cycles>
    <meta:generator>OpenOffice/4.1.1$Win32 OpenOffice.org_project/411m6$Build-9775</meta:generator>
    <dc:date>2015-04-01T13:31:15.23</dc:date>
    <dc:creator>Peter Camilleri</dc:creator>
    <meta:printed-by>Peter Camilleri</meta:printed-by>
    <meta:print-date>2015-02-10T10:49:15.76</meta:print-date>
    <meta:document-statistic meta:table-count="101" meta:image-count="0" meta:object-count="0" meta:page-count="107" meta:paragraph-count="3424" meta:word-count="18474" meta:character-count="106362"/>
    <meta:template xlink:type="simple" xlink:actuate="onRequest" xlink:title="MyDefault" xlink:href="../../../../OpenOffice.org/3/user/template/MyDefault.ott" meta:date="2014-06-26T22:09:00.24"/>
  </office:meta>
</office:document-meta>
</file>